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81in"/>
    </style:style>
    <style:style style:name="co3" style:family="table-column">
      <style:table-column-properties fo:break-before="auto" style:column-width="5.4283in"/>
    </style:style>
    <style:style style:name="co4" style:family="table-column">
      <style:table-column-properties fo:break-before="auto" style:column-width="2.79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80" table:default-cell-style-name="Default"/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Volumetric Features::Voxel Volume</text:p>
          </table:table-cell>
          <table:table-cell office:value-type="string" calcext:value-type="string">
            <text:p>Volumetric Features::Volume (voxel based)</text:p>
          </table:table-cell>
          <table:table-cell office:value-type="string" calcext:value-type="string">
            <text:p>Volumetric Features::Maximum 3D diameter</text:p>
          </table:table-cell>
          <table:table-cell office:value-type="string" calcext:value-type="string">
            <text:p>Volumetric Features::Surface (voxel based)</text:p>
          </table:table-cell>
          <table:table-cell office:value-type="string" calcext:value-type="string">
            <text:p>Volumetric Features::Centre of mass shift</text:p>
          </table:table-cell>
          <table:table-cell office:value-type="string" calcext:value-type="string">
            <text:p>Volumetric Features::Centre of mass shift (uncorrected)</text:p>
          </table:table-cell>
          <table:table-cell office:value-type="string" calcext:value-type="string">
            <text:p>Volumetric Features::Bounding Box Volume</text:p>
          </table:table-cell>
          <table:table-cell office:value-type="string" calcext:value-type="string">
            <text:p>Volumetric Features::Volume (mesh based)</text:p>
          </table:table-cell>
          <table:table-cell office:value-type="string" calcext:value-type="string">
            <text:p>Volumetric Features::Surface (mesh based)</text:p>
          </table:table-cell>
          <table:table-cell office:value-type="string" calcext:value-type="string">
            <text:p>Volumetric Features::Surface to volume ratio (mesh based)</text:p>
          </table:table-cell>
          <table:table-cell office:value-type="string" calcext:value-type="string">
            <text:p>Volumetric Features::Sphericity (mesh based)</text:p>
          </table:table-cell>
          <table:table-cell office:value-type="string" calcext:value-type="string">
            <text:p>Volumetric Features::Sphericity (mesh, mesh based)</text:p>
          </table:table-cell>
          <table:table-cell office:value-type="string" calcext:value-type="string">
            <text:p>Volumetric Features::Asphericity (mesh based)</text:p>
          </table:table-cell>
          <table:table-cell office:value-type="string" calcext:value-type="string">
            <text:p>Volumetric Features::Asphericity (mesh, mesh based)</text:p>
          </table:table-cell>
          <table:table-cell office:value-type="string" calcext:value-type="string">
            <text:p>Volumetric Features::Compactness 1 (mesh based)</text:p>
          </table:table-cell>
          <table:table-cell office:value-type="string" calcext:value-type="string">
            <text:p>Volumetric Features::Compactness 1 old (mesh based)</text:p>
          </table:table-cell>
          <table:table-cell office:value-type="string" calcext:value-type="string">
            <text:p>Volumetric Features::Compactness 2 (mesh based)</text:p>
          </table:table-cell>
          <table:table-cell office:value-type="string" calcext:value-type="string">
            <text:p>Volumetric Features::Compactness 1 (mesh, mesh based)</text:p>
          </table:table-cell>
          <table:table-cell office:value-type="string" calcext:value-type="string">
            <text:p>Volumetric Features::Compactness 2 (mesh, mesh based)</text:p>
          </table:table-cell>
          <table:table-cell office:value-type="string" calcext:value-type="string">
            <text:p>Volumetric Features::Spherical disproportion (mesh based)</text:p>
          </table:table-cell>
          <table:table-cell office:value-type="string" calcext:value-type="string">
            <text:p>Volumetric Features::Spherical disproportion (mesh, mesh based)</text:p>
          </table:table-cell>
          <table:table-cell office:value-type="string" calcext:value-type="string">
            <text:p>Volumetric Features::Surface to volume ratio (voxel based)</text:p>
          </table:table-cell>
          <table:table-cell office:value-type="string" calcext:value-type="string">
            <text:p>Volumetric Features::Sphericity (voxel based)</text:p>
          </table:table-cell>
          <table:table-cell office:value-type="string" calcext:value-type="string">
            <text:p>Volumetric Features::Asphericity (voxel based)</text:p>
          </table:table-cell>
          <table:table-cell office:value-type="string" calcext:value-type="string">
            <text:p>Volumetric Features::Compactness 1 (voxel based)</text:p>
          </table:table-cell>
          <table:table-cell office:value-type="string" calcext:value-type="string">
            <text:p>Volumetric Features::Compactness 1 old (voxel based)</text:p>
          </table:table-cell>
          <table:table-cell office:value-type="string" calcext:value-type="string">
            <text:p>Volumetric Features::Compactness 2 (voxel based)</text:p>
          </table:table-cell>
          <table:table-cell office:value-type="string" calcext:value-type="string">
            <text:p>Volumetric Features::Spherical disproportion (voxel based)</text:p>
          </table:table-cell>
          <table:table-cell office:value-type="string" calcext:value-type="string">
            <text:p>Volumetric Features::PCA Major axis length</text:p>
          </table:table-cell>
          <table:table-cell office:value-type="string" calcext:value-type="string">
            <text:p>Volumetric Features::PCA Minor axis length</text:p>
          </table:table-cell>
          <table:table-cell office:value-type="string" calcext:value-type="string">
            <text:p>Volumetric Features::PCA Least axis length</text:p>
          </table:table-cell>
          <table:table-cell office:value-type="string" calcext:value-type="string">
            <text:p>Volumetric Features::PCA Elongation</text:p>
          </table:table-cell>
          <table:table-cell office:value-type="string" calcext:value-type="string">
            <text:p>Volumetric Features::PCA Flatness</text:p>
          </table:table-cell>
          <table:table-cell office:value-type="string" calcext:value-type="string">
            <text:p>Volumetric Features::PCA Major axis length (uncorrected)</text:p>
          </table:table-cell>
          <table:table-cell office:value-type="string" calcext:value-type="string">
            <text:p>Volumetric Features::PCA Minor axis length (uncorrected)</text:p>
          </table:table-cell>
          <table:table-cell office:value-type="string" calcext:value-type="string">
            <text:p>Volumetric Features::PCA Least axis length (uncorrected)</text:p>
          </table:table-cell>
          <table:table-cell office:value-type="string" calcext:value-type="string">
            <text:p>Volumetric Features::PCA Elongation (uncorrected)</text:p>
          </table:table-cell>
          <table:table-cell office:value-type="string" calcext:value-type="string">
            <text:p>Volumetric Features::PCA Flatness (uncorrected)</text:p>
          </table:table-cell>
          <table:table-cell office:value-type="string" calcext:value-type="string">
            <text:p>Morphological Density::Volume integrated intensity</text:p>
          </table:table-cell>
          <table:table-cell office:value-type="string" calcext:value-type="string">
            <text:p>Morphological Density::Volume Moran's I index</text:p>
          </table:table-cell>
          <table:table-cell office:value-type="string" calcext:value-type="string">
            <text:p>Morphological Density::Volume Geary's C measure</text:p>
          </table:table-cell>
          <table:table-cell office:value-type="string" calcext:value-type="string">
            <text:p>Morphological Density::Volume density axis-aligned bounding box</text:p>
          </table:table-cell>
          <table:table-cell office:value-type="string" calcext:value-type="string">
            <text:p>Morphological Density::Surface density axis-aligned bounding box</text:p>
          </table:table-cell>
          <table:table-cell office:value-type="string" calcext:value-type="string">
            <text:p>Morphological Density::Volume density oriented minimum bounding box</text:p>
          </table:table-cell>
          <table:table-cell office:value-type="string" calcext:value-type="string">
            <text:p>Morphological Density::Surface density oriented minimum bounding box</text:p>
          </table:table-cell>
          <table:table-cell office:value-type="string" calcext:value-type="string">
            <text:p>Morphological Density::Volume density approx. enclosing ellipsoid</text:p>
          </table:table-cell>
          <table:table-cell office:value-type="string" calcext:value-type="string">
            <text:p>Morphological Density::Surface density approx. enclosing ellipsoid</text:p>
          </table:table-cell>
          <table:table-cell office:value-type="string" calcext:value-type="string">
            <text:p>Morphological Density::Volume density approx. minimum volume enclosing ellipsoid</text:p>
          </table:table-cell>
          <table:table-cell office:value-type="string" calcext:value-type="string">
            <text:p>Morphological Density::Surface density approx. minimum volume enclosing ellipsoid</text:p>
          </table:table-cell>
          <table:table-cell office:value-type="string" calcext:value-type="string">
            <text:p>Morphological Density::Volume density convex hull</text:p>
          </table:table-cell>
          <table:table-cell office:value-type="string" calcext:value-type="string">
            <text:p>Morphological Density::Surface density convex hull</text:p>
          </table:table-cell>
          <table:table-cell office:value-type="string" calcext:value-type="string">
            <text:p>Curvature Feature::Minimum Mean Curvature</text:p>
          </table:table-cell>
          <table:table-cell office:value-type="string" calcext:value-type="string">
            <text:p>Curvature Feature::Maximum Mean Curvature</text:p>
          </table:table-cell>
          <table:table-cell office:value-type="string" calcext:value-type="string">
            <text:p>Curvature Feature::Mean Mean Curvature</text:p>
          </table:table-cell>
          <table:table-cell office:value-type="string" calcext:value-type="string">
            <text:p>Curvature Feature::Standard Deviation Mean Curvature</text:p>
          </table:table-cell>
          <table:table-cell office:value-type="string" calcext:value-type="string">
            <text:p>Curvature Feature::Skewness Mean Curvature</text:p>
          </table:table-cell>
          <table:table-cell office:value-type="string" calcext:value-type="string">
            <text:p>Curvature Feature::Mean Positive Mean Curvature</text:p>
          </table:table-cell>
          <table:table-cell office:value-type="string" calcext:value-type="string">
            <text:p>Curvature Feature::Standard Deviation Positive Mean Curvature</text:p>
          </table:table-cell>
          <table:table-cell office:value-type="string" calcext:value-type="string">
            <text:p>Curvature Feature::Skewness Positive Mean Curvature</text:p>
          </table:table-cell>
          <table:table-cell office:value-type="string" calcext:value-type="string">
            <text:p>Curvature Feature::Mean Negative Mean Curvature</text:p>
          </table:table-cell>
          <table:table-cell office:value-type="string" calcext:value-type="string">
            <text:p>Curvature Feature::Standard Deviation Negative Mean Curvature</text:p>
          </table:table-cell>
          <table:table-cell office:value-type="string" calcext:value-type="string">
            <text:p>Curvature Feature::Skewness Negative Mean Curvature</text:p>
          </table:table-cell>
          <table:table-cell office:value-type="string" calcext:value-type="string">
            <text:p>Curvature Feature::Minimum Gaussian Curvature</text:p>
          </table:table-cell>
          <table:table-cell office:value-type="string" calcext:value-type="string">
            <text:p>Curvature Feature::Maximum Gaussian Curvature</text:p>
          </table:table-cell>
          <table:table-cell office:value-type="string" calcext:value-type="string">
            <text:p>Curvature Feature::Mean Gaussian Curvature</text:p>
          </table:table-cell>
          <table:table-cell office:value-type="string" calcext:value-type="string">
            <text:p>Curvature Feature::Standard Deviation Gaussian Curvature</text:p>
          </table:table-cell>
          <table:table-cell office:value-type="string" calcext:value-type="string">
            <text:p>Curvature Feature::Skewness Gaussian Curvature</text:p>
          </table:table-cell>
          <table:table-cell office:value-type="string" calcext:value-type="string">
            <text:p>Curvature Feature::Mean Positive Gaussian Curvature</text:p>
          </table:table-cell>
          <table:table-cell office:value-type="string" calcext:value-type="string">
            <text:p>Curvature Feature::Standard Deviation Positive Gaussian Curvature</text:p>
          </table:table-cell>
          <table:table-cell office:value-type="string" calcext:value-type="string">
            <text:p>Curvature Feature::Skewness Positive Gaussian Curvature</text:p>
          </table:table-cell>
          <table:table-cell office:value-type="string" calcext:value-type="string">
            <text:p>Curvature Feature::Mean Negative Gaussian Curvature</text:p>
          </table:table-cell>
          <table:table-cell office:value-type="string" calcext:value-type="string">
            <text:p>Curvature Feature::Standard Deviation Negative Gaussian Curvature</text:p>
          </table:table-cell>
          <table:table-cell office:value-type="string" calcext:value-type="string">
            <text:p>Curvature Feature::Skewness Negative Gaussian Curvature</text:p>
          </table:table-cell>
          <table:table-cell office:value-type="string" calcext:value-type="string">
            <text:p>Curvature Feature::Minimum Minimum Curvature</text:p>
          </table:table-cell>
          <table:table-cell office:value-type="string" calcext:value-type="string">
            <text:p>Curvature Feature::Maximum Minimum Curvature</text:p>
          </table:table-cell>
          <table:table-cell office:value-type="string" calcext:value-type="string">
            <text:p>Curvature Feature::Mean Minimum Curvature</text:p>
          </table:table-cell>
          <table:table-cell office:value-type="string" calcext:value-type="string">
            <text:p>Curvature Feature::Standard Deviation Minimum Curvature</text:p>
          </table:table-cell>
          <table:table-cell office:value-type="string" calcext:value-type="string">
            <text:p>Curvature Feature::Skewness Minimum Curvature</text:p>
          </table:table-cell>
          <table:table-cell office:value-type="string" calcext:value-type="string">
            <text:p>Curvature Feature::Mean Positive Minimum Curvature</text:p>
          </table:table-cell>
          <table:table-cell office:value-type="string" calcext:value-type="string">
            <text:p>Curvature Feature::Standard Deviation Positive Minimum Curvature</text:p>
          </table:table-cell>
          <table:table-cell office:value-type="string" calcext:value-type="string">
            <text:p>Curvature Feature::Skewness Positive Minimum Curvature</text:p>
          </table:table-cell>
          <table:table-cell office:value-type="string" calcext:value-type="string">
            <text:p>Curvature Feature::Mean Negative Minimum Curvature</text:p>
          </table:table-cell>
          <table:table-cell office:value-type="string" calcext:value-type="string">
            <text:p>Curvature Feature::Standard Deviation Negative Minimum Curvature</text:p>
          </table:table-cell>
          <table:table-cell office:value-type="string" calcext:value-type="string">
            <text:p>Curvature Feature::Skewness Negative Minimum Curvature</text:p>
          </table:table-cell>
          <table:table-cell office:value-type="string" calcext:value-type="string">
            <text:p>Curvature Feature::Minimum Maximum Curvature</text:p>
          </table:table-cell>
          <table:table-cell office:value-type="string" calcext:value-type="string">
            <text:p>Curvature Feature::Maximum Maximum Curvature</text:p>
          </table:table-cell>
          <table:table-cell office:value-type="string" calcext:value-type="string">
            <text:p>Curvature Feature::Mean Maximum Curvature</text:p>
          </table:table-cell>
          <table:table-cell office:value-type="string" calcext:value-type="string">
            <text:p>Curvature Feature::Standard Deviation Maximum Curvature</text:p>
          </table:table-cell>
          <table:table-cell office:value-type="string" calcext:value-type="string">
            <text:p>Curvature Feature::Skewness Maximum Curvature</text:p>
          </table:table-cell>
          <table:table-cell office:value-type="string" calcext:value-type="string">
            <text:p>Curvature Feature::Mean Positive Maximum Curvature</text:p>
          </table:table-cell>
          <table:table-cell office:value-type="string" calcext:value-type="string">
            <text:p>Curvature Feature::Standard Deviation Positive Maximum Curvature</text:p>
          </table:table-cell>
          <table:table-cell office:value-type="string" calcext:value-type="string">
            <text:p>Curvature Feature::Skewness Positive Maximum Curvature</text:p>
          </table:table-cell>
          <table:table-cell office:value-type="string" calcext:value-type="string">
            <text:p>Curvature Feature::Mean Negative Maximum Curvature</text:p>
          </table:table-cell>
          <table:table-cell office:value-type="string" calcext:value-type="string">
            <text:p>Curvature Feature::Standard Deviation Negative Maximum Curvature</text:p>
          </table:table-cell>
          <table:table-cell office:value-type="string" calcext:value-type="string">
            <text:p>Curvature Feature::Skewness Negative Maximum Curvature</text:p>
          </table:table-cell>
          <table:table-cell office:value-type="string" calcext:value-type="string">
            <text:p>First Order::Mean</text:p>
          </table:table-cell>
          <table:table-cell office:value-type="string" calcext:value-type="string">
            <text:p>First Order::Unbiased Variance</text:p>
          </table:table-cell>
          <table:table-cell office:value-type="string" calcext:value-type="string">
            <text:p>First Order::Biased Variance</text:p>
          </table:table-cell>
          <table:table-cell office:value-type="string" calcext:value-type="string">
            <text:p>First Order::Skewness</text:p>
          </table:table-cell>
          <table:table-cell office:value-type="string" calcext:value-type="string">
            <text:p>First Order::Kurtosis</text:p>
          </table:table-cell>
          <table:table-cell office:value-type="string" calcext:value-type="string">
            <text:p>First Order::Median</text:p>
          </table:table-cell>
          <table:table-cell office:value-type="string" calcext:value-type="string">
            <text:p>First Order::Minimum</text:p>
          </table:table-cell>
          <table:table-cell office:value-type="string" calcext:value-type="string">
            <text:p>First Order::Maximum</text:p>
          </table:table-cell>
          <table:table-cell office:value-type="string" calcext:value-type="string">
            <text:p>First Order::Range</text:p>
          </table:table-cell>
          <table:table-cell office:value-type="string" calcext:value-type="string">
            <text:p>First Order::Mean Absolute Deviation</text:p>
          </table:table-cell>
          <table:table-cell office:value-type="string" calcext:value-type="string">
            <text:p>First Order::Robust Mean Absolute Deviation</text:p>
          </table:table-cell>
          <table:table-cell office:value-type="string" calcext:value-type="string">
            <text:p>First Order::Median Absolute Deviation</text:p>
          </table:table-cell>
          <table:table-cell office:value-type="string" calcext:value-type="string">
            <text:p>First Order::Coefficient Of Variation</text:p>
          </table:table-cell>
          <table:table-cell office:value-type="string" calcext:value-type="string">
            <text:p>First Order::Quantile Coefficient Of Dispersion</text:p>
          </table:table-cell>
          <table:table-cell office:value-type="string" calcext:value-type="string">
            <text:p>First Order::Energy</text:p>
          </table:table-cell>
          <table:table-cell office:value-type="string" calcext:value-type="string">
            <text:p>First Order::Root Mean Square</text:p>
          </table:table-cell>
          <table:table-cell office:value-type="string" calcext:value-type="string">
            <text:p>First Order::Robust Mean</text:p>
          </table:table-cell>
          <table:table-cell office:value-type="string" calcext:value-type="string">
            <text:p>First Order::Uniformity</text:p>
          </table:table-cell>
          <table:table-cell office:value-type="string" calcext:value-type="string">
            <text:p>First Order::Entropy</text:p>
          </table:table-cell>
          <table:table-cell office:value-type="string" calcext:value-type="string">
            <text:p>First Order::Excess Kurtosis</text:p>
          </table:table-cell>
          <table:table-cell office:value-type="string" calcext:value-type="string">
            <text:p>First Order::Covered Image Intensity Range</text:p>
          </table:table-cell>
          <table:table-cell office:value-type="string" calcext:value-type="string">
            <text:p>First Order::Sum</text:p>
          </table:table-cell>
          <table:table-cell office:value-type="string" calcext:value-type="string">
            <text:p>First Order::Mode</text:p>
          </table:table-cell>
          <table:table-cell office:value-type="string" calcext:value-type="string">
            <text:p>First Order::Mode Probability</text:p>
          </table:table-cell>
          <table:table-cell office:value-type="string" calcext:value-type="string">
            <text:p>First Order::Unbiased Standard deviation</text:p>
          </table:table-cell>
          <table:table-cell office:value-type="string" calcext:value-type="string">
            <text:p>First Order::Biased Standard deviation</text:p>
          </table:table-cell>
          <table:table-cell office:value-type="string" calcext:value-type="string">
            <text:p>First Order::Number Of Voxels</text:p>
          </table:table-cell>
          <table:table-cell office:value-type="string" calcext:value-type="string">
            <text:p>First Order::05th Percentile</text:p>
          </table:table-cell>
          <table:table-cell office:value-type="string" calcext:value-type="string">
            <text:p>First Order::10th Percentile</text:p>
          </table:table-cell>
          <table:table-cell office:value-type="string" calcext:value-type="string">
            <text:p>First Order::15th Percentile</text:p>
          </table:table-cell>
          <table:table-cell office:value-type="string" calcext:value-type="string">
            <text:p>First Order::20th Percentile</text:p>
          </table:table-cell>
          <table:table-cell office:value-type="string" calcext:value-type="string">
            <text:p>First Order::25th Percentile</text:p>
          </table:table-cell>
          <table:table-cell office:value-type="string" calcext:value-type="string">
            <text:p>First Order::30th Percentile</text:p>
          </table:table-cell>
          <table:table-cell office:value-type="string" calcext:value-type="string">
            <text:p>First Order::35th Percentile</text:p>
          </table:table-cell>
          <table:table-cell office:value-type="string" calcext:value-type="string">
            <text:p>First Order::40th Percentile</text:p>
          </table:table-cell>
          <table:table-cell office:value-type="string" calcext:value-type="string">
            <text:p>First Order::45th Percentile</text:p>
          </table:table-cell>
          <table:table-cell office:value-type="string" calcext:value-type="string">
            <text:p>First Order::50th Percentile</text:p>
          </table:table-cell>
          <table:table-cell office:value-type="string" calcext:value-type="string">
            <text:p>First Order::55th Percentile</text:p>
          </table:table-cell>
          <table:table-cell office:value-type="string" calcext:value-type="string">
            <text:p>First Order::60th Percentile</text:p>
          </table:table-cell>
          <table:table-cell office:value-type="string" calcext:value-type="string">
            <text:p>First Order::65th Percentile</text:p>
          </table:table-cell>
          <table:table-cell office:value-type="string" calcext:value-type="string">
            <text:p>First Order::70th Percentile</text:p>
          </table:table-cell>
          <table:table-cell office:value-type="string" calcext:value-type="string">
            <text:p>First Order::75th Percentile</text:p>
          </table:table-cell>
          <table:table-cell office:value-type="string" calcext:value-type="string">
            <text:p>First Order::80th Percentile</text:p>
          </table:table-cell>
          <table:table-cell office:value-type="string" calcext:value-type="string">
            <text:p>First Order::85th Percentile</text:p>
          </table:table-cell>
          <table:table-cell office:value-type="string" calcext:value-type="string">
            <text:p>First Order::90th Percentile</text:p>
          </table:table-cell>
          <table:table-cell office:value-type="string" calcext:value-type="string">
            <text:p>First Order::95th Percentile</text:p>
          </table:table-cell>
          <table:table-cell office:value-type="string" calcext:value-type="string">
            <text:p>First Order::Interquartile Range</text:p>
          </table:table-cell>
          <table:table-cell office:value-type="string" calcext:value-type="string">
            <text:p>First Order::Image Dimension</text:p>
          </table:table-cell>
          <table:table-cell office:value-type="string" calcext:value-type="string">
            <text:p>First Order::Voxel Space</text:p>
          </table:table-cell>
          <table:table-cell office:value-type="string" calcext:value-type="string">
            <text:p>First Order::Voxel Volume</text:p>
          </table:table-cell>
          <table:table-cell office:value-type="string" calcext:value-type="string">
            <text:p>First Order Numeric::Mean</text:p>
          </table:table-cell>
          <table:table-cell office:value-type="string" calcext:value-type="string">
            <text:p>First Order Numeric::Variance</text:p>
          </table:table-cell>
          <table:table-cell office:value-type="string" calcext:value-type="string">
            <text:p>First Order Numeric::Skewness</text:p>
          </table:table-cell>
          <table:table-cell office:value-type="string" calcext:value-type="string">
            <text:p>First Order Numeric::Excess kurtosis</text:p>
          </table:table-cell>
          <table:table-cell office:value-type="string" calcext:value-type="string">
            <text:p>First Order Numeric::Median</text:p>
          </table:table-cell>
          <table:table-cell office:value-type="string" calcext:value-type="string">
            <text:p>First Order Numeric::Minimum</text:p>
          </table:table-cell>
          <table:table-cell office:value-type="string" calcext:value-type="string">
            <text:p>First Order Numeric::05th Percentile</text:p>
          </table:table-cell>
          <table:table-cell office:value-type="string" calcext:value-type="string">
            <text:p>First Order Numeric::10th Percentile</text:p>
          </table:table-cell>
          <table:table-cell office:value-type="string" calcext:value-type="string">
            <text:p>First Order Numeric::15th Percentile</text:p>
          </table:table-cell>
          <table:table-cell office:value-type="string" calcext:value-type="string">
            <text:p>First Order Numeric::20th Percentile</text:p>
          </table:table-cell>
          <table:table-cell office:value-type="string" calcext:value-type="string">
            <text:p>First Order Numeric::25th Percentile</text:p>
          </table:table-cell>
          <table:table-cell office:value-type="string" calcext:value-type="string">
            <text:p>First Order Numeric::30th Percentile</text:p>
          </table:table-cell>
          <table:table-cell office:value-type="string" calcext:value-type="string">
            <text:p>First Order Numeric::35th Percentile</text:p>
          </table:table-cell>
          <table:table-cell office:value-type="string" calcext:value-type="string">
            <text:p>First Order Numeric::40th Percentile</text:p>
          </table:table-cell>
          <table:table-cell office:value-type="string" calcext:value-type="string">
            <text:p>First Order Numeric::45th Percentile</text:p>
          </table:table-cell>
          <table:table-cell office:value-type="string" calcext:value-type="string">
            <text:p>First Order Numeric::50th Percentile</text:p>
          </table:table-cell>
          <table:table-cell office:value-type="string" calcext:value-type="string">
            <text:p>First Order Numeric::55th Percentile</text:p>
          </table:table-cell>
          <table:table-cell office:value-type="string" calcext:value-type="string">
            <text:p>First Order Numeric::60th Percentile</text:p>
          </table:table-cell>
          <table:table-cell office:value-type="string" calcext:value-type="string">
            <text:p>First Order Numeric::65th Percentile</text:p>
          </table:table-cell>
          <table:table-cell office:value-type="string" calcext:value-type="string">
            <text:p>First Order Numeric::70th Percentile</text:p>
          </table:table-cell>
          <table:table-cell office:value-type="string" calcext:value-type="string">
            <text:p>First Order Numeric::75th Percentile</text:p>
          </table:table-cell>
          <table:table-cell office:value-type="string" calcext:value-type="string">
            <text:p>First Order Numeric::80th Percentile</text:p>
          </table:table-cell>
          <table:table-cell office:value-type="string" calcext:value-type="string">
            <text:p>First Order Numeric::85th Percentile</text:p>
          </table:table-cell>
          <table:table-cell office:value-type="string" calcext:value-type="string">
            <text:p>First Order Numeric::90th Percentile</text:p>
          </table:table-cell>
          <table:table-cell office:value-type="string" calcext:value-type="string">
            <text:p>First Order Numeric::95th Percentile</text:p>
          </table:table-cell>
          <table:table-cell office:value-type="string" calcext:value-type="string">
            <text:p>First Order Numeric::Maximum</text:p>
          </table:table-cell>
          <table:table-cell office:value-type="string" calcext:value-type="string">
            <text:p>First Order Numeric::Interquantile range</text:p>
          </table:table-cell>
          <table:table-cell office:value-type="string" calcext:value-type="string">
            <text:p>First Order Numeric::Range</text:p>
          </table:table-cell>
          <table:table-cell office:value-type="string" calcext:value-type="string">
            <text:p>First Order Numeric::Mean absolute deviation</text:p>
          </table:table-cell>
          <table:table-cell office:value-type="string" calcext:value-type="string">
            <text:p>First Order Numeric::Robust mean absolute deviation</text:p>
          </table:table-cell>
          <table:table-cell office:value-type="string" calcext:value-type="string">
            <text:p>First Order Numeric::Median absolute deviation</text:p>
          </table:table-cell>
          <table:table-cell office:value-type="string" calcext:value-type="string">
            <text:p>First Order Numeric::Coefficient of variation</text:p>
          </table:table-cell>
          <table:table-cell office:value-type="string" calcext:value-type="string">
            <text:p>First Order Numeric::Quantile coefficient of dispersion</text:p>
          </table:table-cell>
          <table:table-cell office:value-type="string" calcext:value-type="string">
            <text:p>First Order Numeric::Energy</text:p>
          </table:table-cell>
          <table:table-cell office:value-type="string" calcext:value-type="string">
            <text:p>First Order Numeric::Root mean square</text:p>
          </table:table-cell>
          <table:table-cell office:value-type="string" calcext:value-type="string">
            <text:p>First Order Numeric::Standard Deviation</text:p>
          </table:table-cell>
          <table:table-cell office:value-type="string" calcext:value-type="string">
            <text:p>First Order Numeric::Kurtosis</text:p>
          </table:table-cell>
          <table:table-cell office:value-type="string" calcext:value-type="string">
            <text:p>First Order Numeric::Robust mean</text:p>
          </table:table-cell>
          <table:table-cell office:value-type="string" calcext:value-type="string">
            <text:p>First Order Numeric::Robust variance</text:p>
          </table:table-cell>
          <table:table-cell office:value-type="string" calcext:value-type="string">
            <text:p>First Order Numeric::Covered image intensity range</text:p>
          </table:table-cell>
          <table:table-cell office:value-type="string" calcext:value-type="string">
            <text:p>First Order Numeric::Mode index</text:p>
          </table:table-cell>
          <table:table-cell office:value-type="string" calcext:value-type="string">
            <text:p>First Order Numeric::Mode value</text:p>
          </table:table-cell>
          <table:table-cell office:value-type="string" calcext:value-type="string">
            <text:p>First Order Numeric::Mode probability</text:p>
          </table:table-cell>
          <table:table-cell office:value-type="string" calcext:value-type="string">
            <text:p>First Order Numeric::Entropy</text:p>
          </table:table-cell>
          <table:table-cell office:value-type="string" calcext:value-type="string">
            <text:p>First Order Numeric::Uniformtiy</text:p>
          </table:table-cell>
          <table:table-cell office:value-type="string" calcext:value-type="string">
            <text:p>First Order Numeric::Number of voxels</text:p>
          </table:table-cell>
          <table:table-cell office:value-type="string" calcext:value-type="string">
            <text:p>First Order Numeric::Sum of voxels</text:p>
          </table:table-cell>
          <table:table-cell office:value-type="string" calcext:value-type="string">
            <text:p>First Order Numeric::Voxel space</text:p>
          </table:table-cell>
          <table:table-cell office:value-type="string" calcext:value-type="string">
            <text:p>First Order Numeric::Voxel volume</text:p>
          </table:table-cell>
          <table:table-cell office:value-type="string" calcext:value-type="string">
            <text:p>First Order Numeric::Image Dimension</text:p>
          </table:table-cell>
          <table:table-cell office:value-type="string" calcext:value-type="string">
            <text:p>First Order Histogram::Mean Value</text:p>
          </table:table-cell>
          <table:table-cell office:value-type="string" calcext:value-type="string">
            <text:p>First Order Histogram::Variance Value</text:p>
          </table:table-cell>
          <table:table-cell office:value-type="string" calcext:value-type="string">
            <text:p>First Order Histogram::Skewness Value</text:p>
          </table:table-cell>
          <table:table-cell office:value-type="string" calcext:value-type="string">
            <text:p>First Order Histogram::Excess Kurtosis Value</text:p>
          </table:table-cell>
          <table:table-cell office:value-type="string" calcext:value-type="string">
            <text:p>First Order Histogram::Median Value</text:p>
          </table:table-cell>
          <table:table-cell office:value-type="string" calcext:value-type="string">
            <text:p>First Order Histogram::Minimum Value</text:p>
          </table:table-cell>
          <table:table-cell office:value-type="string" calcext:value-type="string">
            <text:p>First Order Histogram::Percentile 10 Value</text:p>
          </table:table-cell>
          <table:table-cell office:value-type="string" calcext:value-type="string">
            <text:p>First Order Histogram::Percentile 90 Value</text:p>
          </table:table-cell>
          <table:table-cell office:value-type="string" calcext:value-type="string">
            <text:p>First Order Histogram::Maximum Value</text:p>
          </table:table-cell>
          <table:table-cell office:value-type="string" calcext:value-type="string">
            <text:p>First Order Histogram::Mode Value</text:p>
          </table:table-cell>
          <table:table-cell office:value-type="string" calcext:value-type="string">
            <text:p>First Order Histogram::Interquantile Range Value</text:p>
          </table:table-cell>
          <table:table-cell office:value-type="string" calcext:value-type="string">
            <text:p>First Order Histogram::Range Value</text:p>
          </table:table-cell>
          <table:table-cell office:value-type="string" calcext:value-type="string">
            <text:p>First Order Histogram::Mean Absolute Deviation Value</text:p>
          </table:table-cell>
          <table:table-cell office:value-type="string" calcext:value-type="string">
            <text:p>First Order Histogram::Robust Mean Absolute Deviation Value</text:p>
          </table:table-cell>
          <table:table-cell office:value-type="string" calcext:value-type="string">
            <text:p>First Order Histogram::Median Absolute Deviation Value</text:p>
          </table:table-cell>
          <table:table-cell office:value-type="string" calcext:value-type="string">
            <text:p>First Order Histogram::Coefficient of Variation Value</text:p>
          </table:table-cell>
          <table:table-cell office:value-type="string" calcext:value-type="string">
            <text:p>First Order Histogram::Quantile coefficient of Dispersion Value</text:p>
          </table:table-cell>
          <table:table-cell office:value-type="string" calcext:value-type="string">
            <text:p>First Order Histogram::Entropy Value</text:p>
          </table:table-cell>
          <table:table-cell office:value-type="string" calcext:value-type="string">
            <text:p>First Order Histogram::Uniformity Value</text:p>
          </table:table-cell>
          <table:table-cell office:value-type="string" calcext:value-type="string">
            <text:p>First Order Histogram::Robust Mean Value</text:p>
          </table:table-cell>
          <table:table-cell office:value-type="string" calcext:value-type="string">
            <text:p>First Order Histogram::Mean Index</text:p>
          </table:table-cell>
          <table:table-cell office:value-type="string" calcext:value-type="string">
            <text:p>First Order Histogram::Variance Index</text:p>
          </table:table-cell>
          <table:table-cell office:value-type="string" calcext:value-type="string">
            <text:p>First Order Histogram::Skewness Index</text:p>
          </table:table-cell>
          <table:table-cell office:value-type="string" calcext:value-type="string">
            <text:p>First Order Histogram::Excess Kurtosis Index</text:p>
          </table:table-cell>
          <table:table-cell office:value-type="string" calcext:value-type="string">
            <text:p>First Order Histogram::Median Index</text:p>
          </table:table-cell>
          <table:table-cell office:value-type="string" calcext:value-type="string">
            <text:p>First Order Histogram::Minimum Index</text:p>
          </table:table-cell>
          <table:table-cell office:value-type="string" calcext:value-type="string">
            <text:p>First Order Histogram::Percentile 10 Index</text:p>
          </table:table-cell>
          <table:table-cell office:value-type="string" calcext:value-type="string">
            <text:p>First Order Histogram::Percentile 90 Index</text:p>
          </table:table-cell>
          <table:table-cell office:value-type="string" calcext:value-type="string">
            <text:p>First Order Histogram::Maximum Index</text:p>
          </table:table-cell>
          <table:table-cell office:value-type="string" calcext:value-type="string">
            <text:p>First Order Histogram::Mode Index</text:p>
          </table:table-cell>
          <table:table-cell office:value-type="string" calcext:value-type="string">
            <text:p>First Order Histogram::Interquantile Range Index</text:p>
          </table:table-cell>
          <table:table-cell office:value-type="string" calcext:value-type="string">
            <text:p>First Order Histogram::Range Index</text:p>
          </table:table-cell>
          <table:table-cell office:value-type="string" calcext:value-type="string">
            <text:p>First Order Histogram::Mean Absolute Deviation Index</text:p>
          </table:table-cell>
          <table:table-cell office:value-type="string" calcext:value-type="string">
            <text:p>First Order Histogram::Robust Mean Absolute Deviation Index</text:p>
          </table:table-cell>
          <table:table-cell office:value-type="string" calcext:value-type="string">
            <text:p>First Order Histogram::Median Absolute Deviation Index</text:p>
          </table:table-cell>
          <table:table-cell office:value-type="string" calcext:value-type="string">
            <text:p>First Order Histogram::Coefficient of Variation Index</text:p>
          </table:table-cell>
          <table:table-cell office:value-type="string" calcext:value-type="string">
            <text:p>First Order Histogram::Quantile coefficient of Dispersion Index</text:p>
          </table:table-cell>
          <table:table-cell office:value-type="string" calcext:value-type="string">
            <text:p>First Order Histogram::Entropy Index</text:p>
          </table:table-cell>
          <table:table-cell office:value-type="string" calcext:value-type="string">
            <text:p>First Order Histogram::Uniformity Index</text:p>
          </table:table-cell>
          <table:table-cell office:value-type="string" calcext:value-type="string">
            <text:p>First Order Histogram::Maximum Gradient</text:p>
          </table:table-cell>
          <table:table-cell office:value-type="string" calcext:value-type="string">
            <text:p>First Order Histogram::Maximum Gradient Index</text:p>
          </table:table-cell>
          <table:table-cell office:value-type="string" calcext:value-type="string">
            <text:p>First Order Histogram::Minimum Gradient</text:p>
          </table:table-cell>
          <table:table-cell office:value-type="string" calcext:value-type="string">
            <text:p>First Order Histogram::Minimum Gradient Index</text:p>
          </table:table-cell>
          <table:table-cell office:value-type="string" calcext:value-type="string">
            <text:p>First Order Histogram::Robust Mean Index</text:p>
          </table:table-cell>
          <table:table-cell office:value-type="string" calcext:value-type="string">
            <text:p>First Order Histogram::Number of Bins</text:p>
          </table:table-cell>
          <table:table-cell office:value-type="string" calcext:value-type="string">
            <text:p>First Order Histogram::Bin Size</text:p>
          </table:table-cell>
          <table:table-cell office:value-type="string" calcext:value-type="string">
            <text:p>Intensity Volume Histogram::Volume fraction at 0.10 intensity</text:p>
          </table:table-cell>
          <table:table-cell office:value-type="string" calcext:value-type="string">
            <text:p>Intensity Volume Histogram::Volume fraction at 0.90 intensity</text:p>
          </table:table-cell>
          <table:table-cell office:value-type="string" calcext:value-type="string">
            <text:p>Intensity Volume Histogram::Intensity at 0.10 volume</text:p>
          </table:table-cell>
          <table:table-cell office:value-type="string" calcext:value-type="string">
            <text:p>Intensity Volume Histogram::Intensity at 0.90 volume</text:p>
          </table:table-cell>
          <table:table-cell office:value-type="string" calcext:value-type="string">
            <text:p>Intensity Volume Histogram::Difference volume fraction at 0.10 and 0.90 intensity</text:p>
          </table:table-cell>
          <table:table-cell office:value-type="string" calcext:value-type="string">
            <text:p>Intensity Volume Histogram::Difference intensity at 0.10 and 0.90 volume</text:p>
          </table:table-cell>
          <table:table-cell office:value-type="string" calcext:value-type="string">
            <text:p>Intensity Volume Histogram::Area under IVH curve</text:p>
          </table:table-cell>
          <table:table-cell office:value-type="string" calcext:value-type="string">
            <text:p>Local Intensity::2. Local Intensity Peak</text:p>
          </table:table-cell>
          <table:table-cell office:value-type="string" calcext:value-type="string">
            <text:p>Local Intensity::2. Global Intensity Peak</text:p>
          </table:table-cell>
          <table:table-cell office:value-type="string" calcext:value-type="string">
            <text:p>Co-occurenced Based Features::Overall Joint Maximum</text:p>
          </table:table-cell>
          <table:table-cell office:value-type="string" calcext:value-type="string">
            <text:p>Co-occurenced Based Features::Overall Joint Average</text:p>
          </table:table-cell>
          <table:table-cell office:value-type="string" calcext:value-type="string">
            <text:p>Co-occurenced Based Features::Overall Joint Variance</text:p>
          </table:table-cell>
          <table:table-cell office:value-type="string" calcext:value-type="string">
            <text:p>Co-occurenced Based Features::Overall Joint Entropy</text:p>
          </table:table-cell>
          <table:table-cell office:value-type="string" calcext:value-type="string">
            <text:p>Co-occurenced Based Features::Overall Difference Average</text:p>
          </table:table-cell>
          <table:table-cell office:value-type="string" calcext:value-type="string">
            <text:p>Co-occurenced Based Features::Overall Difference Variance</text:p>
          </table:table-cell>
          <table:table-cell office:value-type="string" calcext:value-type="string">
            <text:p>Co-occurenced Based Features::Overall Difference Entropy</text:p>
          </table:table-cell>
          <table:table-cell office:value-type="string" calcext:value-type="string">
            <text:p>Co-occurenced Based Features::Overall Sum Average</text:p>
          </table:table-cell>
          <table:table-cell office:value-type="string" calcext:value-type="string">
            <text:p>Co-occurenced Based Features::Overall Sum Variance</text:p>
          </table:table-cell>
          <table:table-cell office:value-type="string" calcext:value-type="string">
            <text:p>Co-occurenced Based Features::Overall Sum Entropy</text:p>
          </table:table-cell>
          <table:table-cell office:value-type="string" calcext:value-type="string">
            <text:p>Co-occurenced Based Features::Overall Angular Second Moment</text:p>
          </table:table-cell>
          <table:table-cell office:value-type="string" calcext:value-type="string">
            <text:p>Co-occurenced Based Features::Overall Contrast</text:p>
          </table:table-cell>
          <table:table-cell office:value-type="string" calcext:value-type="string">
            <text:p>Co-occurenced Based Features::Overall Dissimilarity</text:p>
          </table:table-cell>
          <table:table-cell office:value-type="string" calcext:value-type="string">
            <text:p>Co-occurenced Based Features::Overall Inverse Difference</text:p>
          </table:table-cell>
          <table:table-cell office:value-type="string" calcext:value-type="string">
            <text:p>Co-occurenced Based Features::Overall Inverse Difference Normalized</text:p>
          </table:table-cell>
          <table:table-cell office:value-type="string" calcext:value-type="string">
            <text:p>Co-occurenced Based Features::Overall Inverse Difference Moment</text:p>
          </table:table-cell>
          <table:table-cell office:value-type="string" calcext:value-type="string">
            <text:p>Co-occurenced Based Features::Overall Inverse Difference Moment Normalized</text:p>
          </table:table-cell>
          <table:table-cell office:value-type="string" calcext:value-type="string">
            <text:p>Co-occurenced Based Features::Overall Inverse Variance</text:p>
          </table:table-cell>
          <table:table-cell office:value-type="string" calcext:value-type="string">
            <text:p>Co-occurenced Based Features::Overall Correlation</text:p>
          </table:table-cell>
          <table:table-cell office:value-type="string" calcext:value-type="string">
            <text:p>Co-occurenced Based Features::Overall Autocorrelation</text:p>
          </table:table-cell>
          <table:table-cell office:value-type="string" calcext:value-type="string">
            <text:p>Co-occurenced Based Features::Overall Cluster Tendency</text:p>
          </table:table-cell>
          <table:table-cell office:value-type="string" calcext:value-type="string">
            <text:p>Co-occurenced Based Features::Overall Cluster Shade</text:p>
          </table:table-cell>
          <table:table-cell office:value-type="string" calcext:value-type="string">
            <text:p>Co-occurenced Based Features::Overall Cluster Prominence</text:p>
          </table:table-cell>
          <table:table-cell office:value-type="string" calcext:value-type="string">
            <text:p>Co-occurenced Based Features::Overall First Measure of Information Correlation</text:p>
          </table:table-cell>
          <table:table-cell office:value-type="string" calcext:value-type="string">
            <text:p>Co-occurenced Based Features::Overall Second Measure of Information Correlation</text:p>
          </table:table-cell>
          <table:table-cell office:value-type="string" calcext:value-type="string">
            <text:p>Co-occurenced Based Features::Overall Row Maximum</text:p>
          </table:table-cell>
          <table:table-cell office:value-type="string" calcext:value-type="string">
            <text:p>Co-occurenced Based Features::Overall Row Average</text:p>
          </table:table-cell>
          <table:table-cell office:value-type="string" calcext:value-type="string">
            <text:p>Co-occurenced Based Features::Overall Row Variance</text:p>
          </table:table-cell>
          <table:table-cell office:value-type="string" calcext:value-type="string">
            <text:p>Co-occurenced Based Features::Overall Row Entropy</text:p>
          </table:table-cell>
          <table:table-cell office:value-type="string" calcext:value-type="string">
            <text:p>Co-occurenced Based Features::Overall First Row-Column Entropy</text:p>
          </table:table-cell>
          <table:table-cell office:value-type="string" calcext:value-type="string">
            <text:p>Co-occurenced Based Features::Overall Second Row-Column Entropy</text:p>
          </table:table-cell>
          <table:table-cell office:value-type="string" calcext:value-type="string">
            <text:p>Co-occurenced Based Features::Mean Joint Maximum</text:p>
          </table:table-cell>
          <table:table-cell office:value-type="string" calcext:value-type="string">
            <text:p>Co-occurenced Based Features::Mean Joint Average</text:p>
          </table:table-cell>
          <table:table-cell office:value-type="string" calcext:value-type="string">
            <text:p>Co-occurenced Based Features::Mean Joint Variance</text:p>
          </table:table-cell>
          <table:table-cell office:value-type="string" calcext:value-type="string">
            <text:p>Co-occurenced Based Features::Mean Joint Entropy</text:p>
          </table:table-cell>
          <table:table-cell office:value-type="string" calcext:value-type="string">
            <text:p>Co-occurenced Based Features::Mean Difference Average</text:p>
          </table:table-cell>
          <table:table-cell office:value-type="string" calcext:value-type="string">
            <text:p>Co-occurenced Based Features::Mean Difference Variance</text:p>
          </table:table-cell>
          <table:table-cell office:value-type="string" calcext:value-type="string">
            <text:p>Co-occurenced Based Features::Mean Difference Entropy</text:p>
          </table:table-cell>
          <table:table-cell office:value-type="string" calcext:value-type="string">
            <text:p>Co-occurenced Based Features::Mean Sum Average</text:p>
          </table:table-cell>
          <table:table-cell office:value-type="string" calcext:value-type="string">
            <text:p>Co-occurenced Based Features::Mean Sum Variance</text:p>
          </table:table-cell>
          <table:table-cell office:value-type="string" calcext:value-type="string">
            <text:p>Co-occurenced Based Features::Mean Sum Entropy</text:p>
          </table:table-cell>
          <table:table-cell office:value-type="string" calcext:value-type="string">
            <text:p>Co-occurenced Based Features::Mean Angular Second Moment</text:p>
          </table:table-cell>
          <table:table-cell office:value-type="string" calcext:value-type="string">
            <text:p>Co-occurenced Based Features::Mean Contrast</text:p>
          </table:table-cell>
          <table:table-cell office:value-type="string" calcext:value-type="string">
            <text:p>Co-occurenced Based Features::Mean Dissimilarity</text:p>
          </table:table-cell>
          <table:table-cell office:value-type="string" calcext:value-type="string">
            <text:p>Co-occurenced Based Features::Mean Inverse Difference</text:p>
          </table:table-cell>
          <table:table-cell office:value-type="string" calcext:value-type="string">
            <text:p>Co-occurenced Based Features::Mean Inverse Difference Normalized</text:p>
          </table:table-cell>
          <table:table-cell office:value-type="string" calcext:value-type="string">
            <text:p>Co-occurenced Based Features::Mean Inverse Difference Moment</text:p>
          </table:table-cell>
          <table:table-cell office:value-type="string" calcext:value-type="string">
            <text:p>Co-occurenced Based Features::Mean Inverse Difference Moment Normalized</text:p>
          </table:table-cell>
          <table:table-cell office:value-type="string" calcext:value-type="string">
            <text:p>Co-occurenced Based Features::Mean Inverse Variance</text:p>
          </table:table-cell>
          <table:table-cell office:value-type="string" calcext:value-type="string">
            <text:p>Co-occurenced Based Features::Mean Correlation</text:p>
          </table:table-cell>
          <table:table-cell office:value-type="string" calcext:value-type="string">
            <text:p>Co-occurenced Based Features::Mean Autocorrelation</text:p>
          </table:table-cell>
          <table:table-cell office:value-type="string" calcext:value-type="string">
            <text:p>Co-occurenced Based Features::Mean Cluster Tendency</text:p>
          </table:table-cell>
          <table:table-cell office:value-type="string" calcext:value-type="string">
            <text:p>Co-occurenced Based Features::Mean Cluster Shade</text:p>
          </table:table-cell>
          <table:table-cell office:value-type="string" calcext:value-type="string">
            <text:p>Co-occurenced Based Features::Mean Cluster Prominence</text:p>
          </table:table-cell>
          <table:table-cell office:value-type="string" calcext:value-type="string">
            <text:p>Co-occurenced Based Features::Mean First Measure of Information Correlation</text:p>
          </table:table-cell>
          <table:table-cell office:value-type="string" calcext:value-type="string">
            <text:p>Co-occurenced Based Features::Mean Second Measure of Information Correlation</text:p>
          </table:table-cell>
          <table:table-cell office:value-type="string" calcext:value-type="string">
            <text:p>Co-occurenced Based Features::Mean Row Maximum</text:p>
          </table:table-cell>
          <table:table-cell office:value-type="string" calcext:value-type="string">
            <text:p>Co-occurenced Based Features::Mean Row Average</text:p>
          </table:table-cell>
          <table:table-cell office:value-type="string" calcext:value-type="string">
            <text:p>Co-occurenced Based Features::Mean Row Variance</text:p>
          </table:table-cell>
          <table:table-cell office:value-type="string" calcext:value-type="string">
            <text:p>Co-occurenced Based Features::Mean Row Entropy</text:p>
          </table:table-cell>
          <table:table-cell office:value-type="string" calcext:value-type="string">
            <text:p>Co-occurenced Based Features::Mean First Row-Column Entropy</text:p>
          </table:table-cell>
          <table:table-cell office:value-type="string" calcext:value-type="string">
            <text:p>Co-occurenced Based Features::Mean Second Row-Column Entropy</text:p>
          </table:table-cell>
          <table:table-cell office:value-type="string" calcext:value-type="string">
            <text:p>Co-occurenced Based Features::Std.Dev. Joint Maximum</text:p>
          </table:table-cell>
          <table:table-cell office:value-type="string" calcext:value-type="string">
            <text:p>Co-occurenced Based Features::Std.Dev. Joint Average</text:p>
          </table:table-cell>
          <table:table-cell office:value-type="string" calcext:value-type="string">
            <text:p>Co-occurenced Based Features::Std.Dev. Joint Variance</text:p>
          </table:table-cell>
          <table:table-cell office:value-type="string" calcext:value-type="string">
            <text:p>Co-occurenced Based Features::Std.Dev. Joint Entropy</text:p>
          </table:table-cell>
          <table:table-cell office:value-type="string" calcext:value-type="string">
            <text:p>Co-occurenced Based Features::Std.Dev. Difference Average</text:p>
          </table:table-cell>
          <table:table-cell office:value-type="string" calcext:value-type="string">
            <text:p>Co-occurenced Based Features::Std.Dev. Difference Variance</text:p>
          </table:table-cell>
          <table:table-cell office:value-type="string" calcext:value-type="string">
            <text:p>Co-occurenced Based Features::Std.Dev. Difference Entropy</text:p>
          </table:table-cell>
          <table:table-cell office:value-type="string" calcext:value-type="string">
            <text:p>Co-occurenced Based Features::Std.Dev. Sum Average</text:p>
          </table:table-cell>
          <table:table-cell office:value-type="string" calcext:value-type="string">
            <text:p>Co-occurenced Based Features::Std.Dev. Sum Variance</text:p>
          </table:table-cell>
          <table:table-cell office:value-type="string" calcext:value-type="string">
            <text:p>Co-occurenced Based Features::Std.Dev. Sum Entropy</text:p>
          </table:table-cell>
          <table:table-cell office:value-type="string" calcext:value-type="string">
            <text:p>Co-occurenced Based Features::Std.Dev. Angular Second Moment</text:p>
          </table:table-cell>
          <table:table-cell office:value-type="string" calcext:value-type="string">
            <text:p>Co-occurenced Based Features::Std.Dev. Contrast</text:p>
          </table:table-cell>
          <table:table-cell office:value-type="string" calcext:value-type="string">
            <text:p>Co-occurenced Based Features::Std.Dev. Dissimilarity</text:p>
          </table:table-cell>
          <table:table-cell office:value-type="string" calcext:value-type="string">
            <text:p>Co-occurenced Based Features::Std.Dev. Inverse Difference</text:p>
          </table:table-cell>
          <table:table-cell office:value-type="string" calcext:value-type="string">
            <text:p>Co-occurenced Based Features::Std.Dev. Inverse Difference Normalized</text:p>
          </table:table-cell>
          <table:table-cell office:value-type="string" calcext:value-type="string">
            <text:p>Co-occurenced Based Features::Std.Dev. Inverse Difference Moment</text:p>
          </table:table-cell>
          <table:table-cell office:value-type="string" calcext:value-type="string">
            <text:p>Co-occurenced Based Features::Std.Dev. Inverse Difference Moment Normalized</text:p>
          </table:table-cell>
          <table:table-cell office:value-type="string" calcext:value-type="string">
            <text:p>Co-occurenced Based Features::Std.Dev. Inverse Variance</text:p>
          </table:table-cell>
          <table:table-cell office:value-type="string" calcext:value-type="string">
            <text:p>Co-occurenced Based Features::Std.Dev. Correlation</text:p>
          </table:table-cell>
          <table:table-cell office:value-type="string" calcext:value-type="string">
            <text:p>Co-occurenced Based Features::Std.Dev. Autocorrelation</text:p>
          </table:table-cell>
          <table:table-cell office:value-type="string" calcext:value-type="string">
            <text:p>Co-occurenced Based Features::Std.Dev. Cluster Tendency</text:p>
          </table:table-cell>
          <table:table-cell office:value-type="string" calcext:value-type="string">
            <text:p>Co-occurenced Based Features::Std.Dev. Cluster Shade</text:p>
          </table:table-cell>
          <table:table-cell office:value-type="string" calcext:value-type="string">
            <text:p>Co-occurenced Based Features::Std.Dev. Cluster Prominence</text:p>
          </table:table-cell>
          <table:table-cell office:value-type="string" calcext:value-type="string">
            <text:p>Co-occurenced Based Features::Std.Dev. First Measure of Information Correlation</text:p>
          </table:table-cell>
          <table:table-cell office:value-type="string" calcext:value-type="string">
            <text:p>Co-occurenced Based Features::Std.Dev. Second Measure of Information Correlation</text:p>
          </table:table-cell>
          <table:table-cell office:value-type="string" calcext:value-type="string">
            <text:p>Co-occurenced Based Features::Std.Dev. Row Maximum</text:p>
          </table:table-cell>
          <table:table-cell office:value-type="string" calcext:value-type="string">
            <text:p>Co-occurenced Based Features::Std.Dev. Row Average</text:p>
          </table:table-cell>
          <table:table-cell office:value-type="string" calcext:value-type="string">
            <text:p>Co-occurenced Based Features::Std.Dev. Row Variance</text:p>
          </table:table-cell>
          <table:table-cell office:value-type="string" calcext:value-type="string">
            <text:p>Co-occurenced Based Features::Std.Dev. Row Entropy</text:p>
          </table:table-cell>
          <table:table-cell office:value-type="string" calcext:value-type="string">
            <text:p>Co-occurenced Based Features::Std.Dev. First Row-Column Entropy</text:p>
          </table:table-cell>
          <table:table-cell office:value-type="string" calcext:value-type="string">
            <text:p>Co-occurenced Based Features::Std.Dev. Second Row-Column Entropy</text:p>
          </table:table-cell>
          <table:table-cell office:value-type="string" calcext:value-type="string">
            <text:p>Neighbouring Grey Level Dependence::Low Dependence Emphasis</text:p>
          </table:table-cell>
          <table:table-cell office:value-type="string" calcext:value-type="string">
            <text:p>Neighbouring Grey Level Dependence::High Dependence Emphasis</text:p>
          </table:table-cell>
          <table:table-cell office:value-type="string" calcext:value-type="string">
            <text:p>Neighbouring Grey Level Dependence::Low Grey Level Count Emphasis</text:p>
          </table:table-cell>
          <table:table-cell office:value-type="string" calcext:value-type="string">
            <text:p>Neighbouring Grey Level Dependence::High Grey Level Count Emphasis</text:p>
          </table:table-cell>
          <table:table-cell office:value-type="string" calcext:value-type="string">
            <text:p>Neighbouring Grey Level Dependence::Low Dependence Low Grey Level Emphasis</text:p>
          </table:table-cell>
          <table:table-cell office:value-type="string" calcext:value-type="string">
            <text:p>Neighbouring Grey Level Dependence::Low Dependence High Grey Level Emphasis</text:p>
          </table:table-cell>
          <table:table-cell office:value-type="string" calcext:value-type="string">
            <text:p>Neighbouring Grey Level Dependence::High Dependence Low Grey Level Emphasis</text:p>
          </table:table-cell>
          <table:table-cell office:value-type="string" calcext:value-type="string">
            <text:p>Neighbouring Grey Level Dependence::High Dependence High Grey Level Emphasis</text:p>
          </table:table-cell>
          <table:table-cell office:value-type="string" calcext:value-type="string">
            <text:p>Neighbouring Grey Level Dependence::Grey Level Non-Uniformity</text:p>
          </table:table-cell>
          <table:table-cell office:value-type="string" calcext:value-type="string">
            <text:p>Neighbouring Grey Level Dependence::Grey Level Non-Uniformity Normalised</text:p>
          </table:table-cell>
          <table:table-cell office:value-type="string" calcext:value-type="string">
            <text:p>Neighbouring Grey Level Dependence::Dependence Count Non-Uniformity</text:p>
          </table:table-cell>
          <table:table-cell office:value-type="string" calcext:value-type="string">
            <text:p>Neighbouring Grey Level Dependence::Dependence Count Non-Uniformity Normalised</text:p>
          </table:table-cell>
          <table:table-cell office:value-type="string" calcext:value-type="string">
            <text:p>Neighbouring Grey Level Dependence::Dependence Count Percentage</text:p>
          </table:table-cell>
          <table:table-cell office:value-type="string" calcext:value-type="string">
            <text:p>Neighbouring Grey Level Dependence::Grey Level Mean</text:p>
          </table:table-cell>
          <table:table-cell office:value-type="string" calcext:value-type="string">
            <text:p>Neighbouring Grey Level Dependence::Grey Level Variance</text:p>
          </table:table-cell>
          <table:table-cell office:value-type="string" calcext:value-type="string">
            <text:p>Neighbouring Grey Level Dependence::Dependence Count Mean</text:p>
          </table:table-cell>
          <table:table-cell office:value-type="string" calcext:value-type="string">
            <text:p>Neighbouring Grey Level Dependence::Dependence Count Variance</text:p>
          </table:table-cell>
          <table:table-cell office:value-type="string" calcext:value-type="string">
            <text:p>Neighbouring Grey Level Dependence::Dependence Count Entropy</text:p>
          </table:table-cell>
          <table:table-cell office:value-type="string" calcext:value-type="string">
            <text:p>Neighbouring Grey Level Dependence::Dependence Count Energy</text:p>
          </table:table-cell>
          <table:table-cell office:value-type="string" calcext:value-type="string">
            <text:p>Neighbouring Grey Level Dependence::Expected Neighbourhood Size</text:p>
          </table:table-cell>
          <table:table-cell office:value-type="string" calcext:value-type="string">
            <text:p>Neighbouring Grey Level Dependence::Average Neighbourhood Size</text:p>
          </table:table-cell>
          <table:table-cell office:value-type="string" calcext:value-type="string">
            <text:p>Neighbouring Grey Level Dependence::Average Incomplete Neighbourhood Size</text:p>
          </table:table-cell>
          <table:table-cell office:value-type="string" calcext:value-type="string">
            <text:p>Neighbouring Grey Level Dependence::Percentage of complete Neighbourhoods</text:p>
          </table:table-cell>
          <table:table-cell office:value-type="string" calcext:value-type="string">
            <text:p>Neighbouring Grey Level Dependence::Percentage of Dependence Neighbour Voxels</text:p>
          </table:table-cell>
          <table:table-cell office:value-type="string" calcext:value-type="string">
            <text:p>Run Length::Short run emphasis Means</text:p>
          </table:table-cell>
          <table:table-cell office:value-type="string" calcext:value-type="string">
            <text:p>Run Length::Short run emphasis Std.</text:p>
          </table:table-cell>
          <table:table-cell office:value-type="string" calcext:value-type="string">
            <text:p>Run Length::Short run emphasis Comb.</text:p>
          </table:table-cell>
          <table:table-cell office:value-type="string" calcext:value-type="string">
            <text:p>Run Length::Long run emphasis Means</text:p>
          </table:table-cell>
          <table:table-cell office:value-type="string" calcext:value-type="string">
            <text:p>Run Length::Long run emphasis Std.</text:p>
          </table:table-cell>
          <table:table-cell office:value-type="string" calcext:value-type="string">
            <text:p>Run Length::Long run emphasis Comb.</text:p>
          </table:table-cell>
          <table:table-cell office:value-type="string" calcext:value-type="string">
            <text:p>Run Length::Grey level nonuniformity Means</text:p>
          </table:table-cell>
          <table:table-cell office:value-type="string" calcext:value-type="string">
            <text:p>Run Length::Grey level nonuniformity Std.</text:p>
          </table:table-cell>
          <table:table-cell office:value-type="string" calcext:value-type="string">
            <text:p>Run Length::Grey level nonuniformity Comb.</text:p>
          </table:table-cell>
          <table:table-cell office:value-type="string" calcext:value-type="string">
            <text:p>Run Length::Grey level nonuniformity normalized Means</text:p>
          </table:table-cell>
          <table:table-cell office:value-type="string" calcext:value-type="string">
            <text:p>Run Length::Grey level nonuniformity normalized Std.</text:p>
          </table:table-cell>
          <table:table-cell office:value-type="string" calcext:value-type="string">
            <text:p>Run Length::Grey level nonuniformity normalized Comb.</text:p>
          </table:table-cell>
          <table:table-cell office:value-type="string" calcext:value-type="string">
            <text:p>Run Length::Run length nonuniformity Means</text:p>
          </table:table-cell>
          <table:table-cell office:value-type="string" calcext:value-type="string">
            <text:p>Run Length::Run length nonuniformity Std.</text:p>
          </table:table-cell>
          <table:table-cell office:value-type="string" calcext:value-type="string">
            <text:p>Run Length::Run length nonuniformity Comb.</text:p>
          </table:table-cell>
          <table:table-cell office:value-type="string" calcext:value-type="string">
            <text:p>Run Length::Run length nonuniformity normalized Means</text:p>
          </table:table-cell>
          <table:table-cell office:value-type="string" calcext:value-type="string">
            <text:p>Run Length::Run length nonuniformity normalized Std.</text:p>
          </table:table-cell>
          <table:table-cell office:value-type="string" calcext:value-type="string">
            <text:p>Run Length::Run length nonuniformity normalized Comb.</text:p>
          </table:table-cell>
          <table:table-cell office:value-type="string" calcext:value-type="string">
            <text:p>Run Length::Low grey level run emphasis Means</text:p>
          </table:table-cell>
          <table:table-cell office:value-type="string" calcext:value-type="string">
            <text:p>Run Length::Low grey level run emphasis Std.</text:p>
          </table:table-cell>
          <table:table-cell office:value-type="string" calcext:value-type="string">
            <text:p>Run Length::Low grey level run emphasis Comb.</text:p>
          </table:table-cell>
          <table:table-cell office:value-type="string" calcext:value-type="string">
            <text:p>Run Length::High grey level run emphasis Means</text:p>
          </table:table-cell>
          <table:table-cell office:value-type="string" calcext:value-type="string">
            <text:p>Run Length::High grey level run emphasis Std.</text:p>
          </table:table-cell>
          <table:table-cell office:value-type="string" calcext:value-type="string">
            <text:p>Run Length::High grey level run emphasis Comb.</text:p>
          </table:table-cell>
          <table:table-cell office:value-type="string" calcext:value-type="string">
            <text:p>Run Length::Short run low grey level emphasis Means</text:p>
          </table:table-cell>
          <table:table-cell office:value-type="string" calcext:value-type="string">
            <text:p>Run Length::Short run low grey level emphasis <text:s/>Std.</text:p>
          </table:table-cell>
          <table:table-cell office:value-type="string" calcext:value-type="string">
            <text:p>Run Length::Short run low grey level emphasis <text:s/>Comb.</text:p>
          </table:table-cell>
          <table:table-cell office:value-type="string" calcext:value-type="string">
            <text:p>Run Length::Short run high grey level emphasis Means</text:p>
          </table:table-cell>
          <table:table-cell office:value-type="string" calcext:value-type="string">
            <text:p>Run Length::Short run high grey level emphasis Std.</text:p>
          </table:table-cell>
          <table:table-cell office:value-type="string" calcext:value-type="string">
            <text:p>Run Length::Short run high grey level emphasis Comb.</text:p>
          </table:table-cell>
          <table:table-cell office:value-type="string" calcext:value-type="string">
            <text:p>Run Length::Long run low grey level emphasis Means</text:p>
          </table:table-cell>
          <table:table-cell office:value-type="string" calcext:value-type="string">
            <text:p>Run Length::Long run low grey level emphasis Std.</text:p>
          </table:table-cell>
          <table:table-cell office:value-type="string" calcext:value-type="string">
            <text:p>Run Length::Long run low grey level emphasis Comb.</text:p>
          </table:table-cell>
          <table:table-cell office:value-type="string" calcext:value-type="string">
            <text:p>Run Length::Long run high grey level emphasis Means</text:p>
          </table:table-cell>
          <table:table-cell office:value-type="string" calcext:value-type="string">
            <text:p>Run Length::Long run high grey level emphasis Std.</text:p>
          </table:table-cell>
          <table:table-cell office:value-type="string" calcext:value-type="string">
            <text:p>Run Length::Long run high grey level emphasis Comb.</text:p>
          </table:table-cell>
          <table:table-cell office:value-type="string" calcext:value-type="string">
            <text:p>Run Length::Run percentage Means</text:p>
          </table:table-cell>
          <table:table-cell office:value-type="string" calcext:value-type="string">
            <text:p>Run Length::Run percentage Std.</text:p>
          </table:table-cell>
          <table:table-cell office:value-type="string" calcext:value-type="string">
            <text:p>Run Length::Run percentage Comb.</text:p>
          </table:table-cell>
          <table:table-cell office:value-type="string" calcext:value-type="string">
            <text:p>Run Length::Number of runs Means</text:p>
          </table:table-cell>
          <table:table-cell office:value-type="string" calcext:value-type="string">
            <text:p>Run Length::Number of runs Std.</text:p>
          </table:table-cell>
          <table:table-cell office:value-type="string" calcext:value-type="string">
            <text:p>Run Length::Number of runs Comb.</text:p>
          </table:table-cell>
          <table:table-cell office:value-type="string" calcext:value-type="string">
            <text:p>Run Length::Grey level variance Means</text:p>
          </table:table-cell>
          <table:table-cell office:value-type="string" calcext:value-type="string">
            <text:p>Run Length::Grey level variance Std.</text:p>
          </table:table-cell>
          <table:table-cell office:value-type="string" calcext:value-type="string">
            <text:p>Run Length::Grey level variance Comb.</text:p>
          </table:table-cell>
          <table:table-cell office:value-type="string" calcext:value-type="string">
            <text:p>Run Length::Run length variance Means</text:p>
          </table:table-cell>
          <table:table-cell office:value-type="string" calcext:value-type="string">
            <text:p>Run Length::Run length variance Std.</text:p>
          </table:table-cell>
          <table:table-cell office:value-type="string" calcext:value-type="string">
            <text:p>Run Length::Run length variance Comb.</text:p>
          </table:table-cell>
          <table:table-cell office:value-type="string" calcext:value-type="string">
            <text:p>Run Length::Run length entropy Means</text:p>
          </table:table-cell>
          <table:table-cell office:value-type="string" calcext:value-type="string">
            <text:p>Run Length::Run length entropy Std.</text:p>
          </table:table-cell>
          <table:table-cell office:value-type="string" calcext:value-type="string">
            <text:p>Run Length::Run length entropy Comb.</text:p>
          </table:table-cell>
          <table:table-cell office:value-type="string" calcext:value-type="string">
            <text:p>Grey Level Size Zone::Small Zone Emphasis</text:p>
          </table:table-cell>
          <table:table-cell office:value-type="string" calcext:value-type="string">
            <text:p>Grey Level Size Zone::Large Zone Emphasis</text:p>
          </table:table-cell>
          <table:table-cell office:value-type="string" calcext:value-type="string">
            <text:p>Grey Level Size Zone::Low Grey Level Emphasis</text:p>
          </table:table-cell>
          <table:table-cell office:value-type="string" calcext:value-type="string">
            <text:p>Grey Level Size Zone::High Grey Level Emphasis</text:p>
          </table:table-cell>
          <table:table-cell office:value-type="string" calcext:value-type="string">
            <text:p>Grey Level Size Zone::Small Zone Low Grey Level Emphasis</text:p>
          </table:table-cell>
          <table:table-cell office:value-type="string" calcext:value-type="string">
            <text:p>Grey Level Size Zone::Small Zone High Grey Level Emphasis</text:p>
          </table:table-cell>
          <table:table-cell office:value-type="string" calcext:value-type="string">
            <text:p>Grey Level Size Zone::Large Zone Low Grey Level Emphasis</text:p>
          </table:table-cell>
          <table:table-cell office:value-type="string" calcext:value-type="string">
            <text:p>Grey Level Size Zone::Large Zone High Grey Level Emphasis</text:p>
          </table:table-cell>
          <table:table-cell office:value-type="string" calcext:value-type="string">
            <text:p>Grey Level Size Zone::Grey Level Non-Uniformity</text:p>
          </table:table-cell>
          <table:table-cell office:value-type="string" calcext:value-type="string">
            <text:p>Grey Level Size Zone::Grey Level Non-Uniformity Normalized</text:p>
          </table:table-cell>
          <table:table-cell office:value-type="string" calcext:value-type="string">
            <text:p>Grey Level Size Zone::Zone Size Non-Uniformity</text:p>
          </table:table-cell>
          <table:table-cell office:value-type="string" calcext:value-type="string">
            <text:p>Grey Level Size Zone::Zone Size Non-Uniformity Normalized</text:p>
          </table:table-cell>
          <table:table-cell office:value-type="string" calcext:value-type="string">
            <text:p>Grey Level Size Zone::Zone Percentage</text:p>
          </table:table-cell>
          <table:table-cell office:value-type="string" calcext:value-type="string">
            <text:p>Grey Level Size Zone::Grey Level Mean</text:p>
          </table:table-cell>
          <table:table-cell office:value-type="string" calcext:value-type="string">
            <text:p>Grey Level Size Zone::Grey Level Variance</text:p>
          </table:table-cell>
          <table:table-cell office:value-type="string" calcext:value-type="string">
            <text:p>Grey Level Size Zone::Zone Size Mean</text:p>
          </table:table-cell>
          <table:table-cell office:value-type="string" calcext:value-type="string">
            <text:p>Grey Level Size Zone::Zone Size Variance</text:p>
          </table:table-cell>
          <table:table-cell office:value-type="string" calcext:value-type="string">
            <text:p>Grey Level Size Zone::Zone Size Entropy</text:p>
          </table:table-cell>
          <table:table-cell office:value-type="string" calcext:value-type="string">
            <text:p>Grey Level Distance Zone::Small Distance Emphasis</text:p>
          </table:table-cell>
          <table:table-cell office:value-type="string" calcext:value-type="string">
            <text:p>Grey Level Distance Zone::Large Distance Emphasis</text:p>
          </table:table-cell>
          <table:table-cell office:value-type="string" calcext:value-type="string">
            <text:p>Grey Level Distance Zone::Low Grey Level Emphasis</text:p>
          </table:table-cell>
          <table:table-cell office:value-type="string" calcext:value-type="string">
            <text:p>Grey Level Distance Zone::High Grey Level Emphasis</text:p>
          </table:table-cell>
          <table:table-cell office:value-type="string" calcext:value-type="string">
            <text:p>Grey Level Distance Zone::Small Distance Low Grey Level Emphasis</text:p>
          </table:table-cell>
          <table:table-cell office:value-type="string" calcext:value-type="string">
            <text:p>Grey Level Distance Zone::Small Distance High Grey Level Emphasis</text:p>
          </table:table-cell>
          <table:table-cell office:value-type="string" calcext:value-type="string">
            <text:p>Grey Level Distance Zone::Large Distance Low Grey Level Emphasis</text:p>
          </table:table-cell>
          <table:table-cell office:value-type="string" calcext:value-type="string">
            <text:p>Grey Level Distance Zone::Large Distance High Grey Level Emphasis</text:p>
          </table:table-cell>
          <table:table-cell office:value-type="string" calcext:value-type="string">
            <text:p>Grey Level Distance Zone::Grey Level Non-Uniformity</text:p>
          </table:table-cell>
          <table:table-cell office:value-type="string" calcext:value-type="string">
            <text:p>Grey Level Distance Zone::Grey Level Non-Uniformity Normalized</text:p>
          </table:table-cell>
          <table:table-cell office:value-type="string" calcext:value-type="string">
            <text:p>Grey Level Distance Zone::Distance Size Non-Uniformity</text:p>
          </table:table-cell>
          <table:table-cell office:value-type="string" calcext:value-type="string">
            <text:p>Grey Level Distance Zone::Distance Size Non-Uniformity Normalized</text:p>
          </table:table-cell>
          <table:table-cell office:value-type="string" calcext:value-type="string">
            <text:p>Grey Level Distance Zone::Zone Percentage</text:p>
          </table:table-cell>
          <table:table-cell office:value-type="string" calcext:value-type="string">
            <text:p>Grey Level Distance Zone::Grey Level Mean</text:p>
          </table:table-cell>
          <table:table-cell office:value-type="string" calcext:value-type="string">
            <text:p>Grey Level Distance Zone::Grey Level Variance</text:p>
          </table:table-cell>
          <table:table-cell office:value-type="string" calcext:value-type="string">
            <text:p>Grey Level Distance Zone::Zone Distance Mean</text:p>
          </table:table-cell>
          <table:table-cell office:value-type="string" calcext:value-type="string">
            <text:p>Grey Level Distance Zone::Zone Distance Variance</text:p>
          </table:table-cell>
          <table:table-cell office:value-type="string" calcext:value-type="string">
            <text:p>Grey Level Distance Zone::Zone Distance Entropy</text:p>
          </table:table-cell>
          <table:table-cell office:value-type="string" calcext:value-type="string">
            <text:p>Grey Level Distance Zone::Grey Level Entropy</text:p>
          </table:table-cell>
          <table:table-cell office:value-type="string" calcext:value-type="string">
            <text:p>Diagnostic::Image Dimension X</text:p>
          </table:table-cell>
          <table:table-cell office:value-type="string" calcext:value-type="string">
            <text:p>Diagnostic::Image Dimension Y</text:p>
          </table:table-cell>
          <table:table-cell office:value-type="string" calcext:value-type="string">
            <text:p>Diagnostic::Image Dimension Z</text:p>
          </table:table-cell>
          <table:table-cell office:value-type="string" calcext:value-type="string">
            <text:p>Diagnostic::Image Spacing X</text:p>
          </table:table-cell>
          <table:table-cell office:value-type="string" calcext:value-type="string">
            <text:p>Diagnostic::Image Spacing Y</text:p>
          </table:table-cell>
          <table:table-cell office:value-type="string" calcext:value-type="string">
            <text:p>Diagnostic::Image Spacing Z</text:p>
          </table:table-cell>
          <table:table-cell office:value-type="string" calcext:value-type="string">
            <text:p>Diagnostic::Image Mean intensity</text:p>
          </table:table-cell>
          <table:table-cell office:value-type="string" calcext:value-type="string">
            <text:p>Diagnostic::Image Minimum intensity</text:p>
          </table:table-cell>
          <table:table-cell office:value-type="string" calcext:value-type="string">
            <text:p>Diagnostic::Image Maximum intensity</text:p>
          </table:table-cell>
          <table:table-cell office:value-type="string" calcext:value-type="string">
            <text:p>Diagnostic::Mask Dimension X</text:p>
          </table:table-cell>
          <table:table-cell office:value-type="string" calcext:value-type="string">
            <text:p>Diagnostic::Mask Dimension Y</text:p>
          </table:table-cell>
          <table:table-cell office:value-type="string" calcext:value-type="string">
            <text:p>Diagnostic::Mask Dimension Z</text:p>
          </table:table-cell>
          <table:table-cell office:value-type="string" calcext:value-type="string">
            <text:p>Diagnostic::Mask bounding box X</text:p>
          </table:table-cell>
          <table:table-cell office:value-type="string" calcext:value-type="string">
            <text:p>Diagnostic::Mask bounding box Y</text:p>
          </table:table-cell>
          <table:table-cell office:value-type="string" calcext:value-type="string">
            <text:p>Diagnostic::Mask bounding box Z</text:p>
          </table:table-cell>
          <table:table-cell office:value-type="string" calcext:value-type="string">
            <text:p>Diagnostic::Mask Spacing X</text:p>
          </table:table-cell>
          <table:table-cell office:value-type="string" calcext:value-type="string">
            <text:p>Diagnostic::Mask Spacing Y</text:p>
          </table:table-cell>
          <table:table-cell office:value-type="string" calcext:value-type="string">
            <text:p>Diagnostic::Mask Spacing Z</text:p>
          </table:table-cell>
          <table:table-cell office:value-type="string" calcext:value-type="string">
            <text:p>Diagnostic::Mask Voxel Count</text:p>
          </table:table-cell>
          <table:table-cell office:value-type="string" calcext:value-type="string">
            <text:p>Diagnostic::Mask Mean intensity</text:p>
          </table:table-cell>
          <table:table-cell office:value-type="string" calcext:value-type="string">
            <text:p>Diagnostic::Mask Minimum intensity</text:p>
          </table:table-cell>
          <table:table-cell office:value-type="string" calcext:value-type="string">
            <text:p>Diagnostic::Mask Maximum intensity</text:p>
          </table:table-cell>
          <table:table-cell office:value-type="string" calcext:value-type="string">
            <text:p>Neighbourhood Grey Tone Difference::Coarsness</text:p>
          </table:table-cell>
          <table:table-cell office:value-type="string" calcext:value-type="string">
            <text:p>Neighbourhood Grey Tone Difference::Contrast</text:p>
          </table:table-cell>
          <table:table-cell office:value-type="string" calcext:value-type="string">
            <text:p>Neighbourhood Grey Tone Difference::Busyness</text:p>
          </table:table-cell>
          <table:table-cell office:value-type="string" calcext:value-type="string">
            <text:p>Neighbourhood Grey Tone Difference::Complexity</text:p>
          </table:table-cell>
          <table:table-cell office:value-type="string" calcext:value-type="string">
            <text:p>Neighbourhood Grey Tone Difference::Strength</text:p>
          </table:table-cell>
        </table:table-row>
        <table:table-row table:style-name="ro1">
          <table:table-cell office:value-type="string" calcext:value-type="string">
            <text:p>R01-001</text:p>
          </table:table-cell>
          <table:table-cell office:value-type="string" calcext:value-type="string">
            <text:p>R01-001_roi-labels</text:p>
          </table:table-cell>
          <table:table-cell office:value-type="float" office:value="0.300467" calcext:value-type="float">
            <text:p>0.300467</text:p>
          </table:table-cell>
          <table:table-cell office:value-type="float" office:value="816.669" calcext:value-type="float">
            <text:p>816.669</text:p>
          </table:table-cell>
          <table:table-cell office:value-type="float" office:value="19.318" calcext:value-type="float">
            <text:p>19.318</text:p>
          </table:table-cell>
          <table:table-cell office:value-type="float" office:value="933.638" calcext:value-type="float">
            <text:p>933.638</text:p>
          </table:table-cell>
          <table:table-cell table:number-columns-repeated="2" office:value-type="float" office:value="0.159438" calcext:value-type="float">
            <text:p>0.159438</text:p>
          </table:table-cell>
          <table:table-cell office:value-type="float" office:value="2553.97" calcext:value-type="float">
            <text:p>2553.97</text:p>
          </table:table-cell>
          <table:table-cell office:value-type="float" office:value="676.951" calcext:value-type="float">
            <text:p>676.951</text:p>
          </table:table-cell>
          <table:table-cell office:value-type="float" office:value="635.719" calcext:value-type="float">
            <text:p>635.719</text:p>
          </table:table-cell>
          <table:table-cell office:value-type="float" office:value="0.939091" calcext:value-type="float">
            <text:p>0.939091</text:p>
          </table:table-cell>
          <table:table-cell office:value-type="float" office:value="0.664635" calcext:value-type="float">
            <text:p>0.664635</text:p>
          </table:table-cell>
          <table:table-cell office:value-type="float" office:value="0.586486" calcext:value-type="float">
            <text:p>0.586486</text:p>
          </table:table-cell>
          <table:table-cell office:value-type="float" office:value="0.504585" calcext:value-type="float">
            <text:p>0.504585</text:p>
          </table:table-cell>
          <table:table-cell office:value-type="float" office:value="0.705072" calcext:value-type="float">
            <text:p>0.705072</text:p>
          </table:table-cell>
          <table:table-cell office:value-type="float" office:value="0.0287458" calcext:value-type="float">
            <text:p>0.0287458</text:p>
          </table:table-cell>
          <table:table-cell office:value-type="float" office:value="6.23201" calcext:value-type="float">
            <text:p>6.23201</text:p>
          </table:table-cell>
          <table:table-cell office:value-type="float" office:value="0.293596" calcext:value-type="float">
            <text:p>0.293596</text:p>
          </table:table-cell>
          <table:table-cell office:value-type="float" office:value="0.0238278" calcext:value-type="float">
            <text:p>0.0238278</text:p>
          </table:table-cell>
          <table:table-cell office:value-type="float" office:value="0.201731" calcext:value-type="float">
            <text:p>0.201731</text:p>
          </table:table-cell>
          <table:table-cell office:value-type="float" office:value="1.50459" calcext:value-type="float">
            <text:p>1.50459</text:p>
          </table:table-cell>
          <table:table-cell office:value-type="float" office:value="1.70507" calcext:value-type="float">
            <text:p>1.70507</text:p>
          </table:table-cell>
          <table:table-cell office:value-type="float" office:value="1.14323" calcext:value-type="float">
            <text:p>1.14323</text:p>
          </table:table-cell>
          <table:table-cell office:value-type="float" office:value="0.452553" calcext:value-type="float">
            <text:p>0.452553</text:p>
          </table:table-cell>
          <table:table-cell office:value-type="float" office:value="1.20968" calcext:value-type="float">
            <text:p>1.20968</text:p>
          </table:table-cell>
          <table:table-cell office:value-type="float" office:value="0.0161511" calcext:value-type="float">
            <text:p>0.0161511</text:p>
          </table:table-cell>
          <table:table-cell office:value-type="float" office:value="4.82339" calcext:value-type="float">
            <text:p>4.82339</text:p>
          </table:table-cell>
          <table:table-cell office:value-type="float" office:value="0.0926849" calcext:value-type="float">
            <text:p>0.0926849</text:p>
          </table:table-cell>
          <table:table-cell office:value-type="float" office:value="2.20968" calcext:value-type="float">
            <text:p>2.20968</text:p>
          </table:table-cell>
          <table:table-cell office:value-type="float" office:value="14.7734" calcext:value-type="float">
            <text:p>14.7734</text:p>
          </table:table-cell>
          <table:table-cell office:value-type="float" office:value="11.4332" calcext:value-type="float">
            <text:p>11.4332</text:p>
          </table:table-cell>
          <table:table-cell office:value-type="float" office:value="7.87967" calcext:value-type="float">
            <text:p>7.87967</text:p>
          </table:table-cell>
          <table:table-cell office:value-type="float" office:value="0.773907" calcext:value-type="float">
            <text:p>0.773907</text:p>
          </table:table-cell>
          <table:table-cell office:value-type="float" office:value="0.53337" calcext:value-type="float">
            <text:p>0.53337</text:p>
          </table:table-cell>
          <table:table-cell office:value-type="float" office:value="14.7734" calcext:value-type="float">
            <text:p>14.7734</text:p>
          </table:table-cell>
          <table:table-cell office:value-type="float" office:value="11.4332" calcext:value-type="float">
            <text:p>11.4332</text:p>
          </table:table-cell>
          <table:table-cell office:value-type="float" office:value="7.87967" calcext:value-type="float">
            <text:p>7.87967</text:p>
          </table:table-cell>
          <table:table-cell office:value-type="float" office:value="0.773907" calcext:value-type="float">
            <text:p>0.773907</text:p>
          </table:table-cell>
          <table:table-cell office:value-type="float" office:value="0.53337" calcext:value-type="float">
            <text:p>0.53337</text:p>
          </table:table-cell>
          <table:table-cell office:value-type="float" office:value="599024" calcext:value-type="float">
            <text:p>599024</text:p>
          </table:table-cell>
          <table:table-cell office:value-type="float" office:value="0.0685208" calcext:value-type="float">
            <text:p>0.0685208</text:p>
          </table:table-cell>
          <table:table-cell office:value-type="float" office:value="0.854564" calcext:value-type="float">
            <text:p>0.854564</text:p>
          </table:table-cell>
          <table:table-cell office:value-type="float" office:value="0.229243" calcext:value-type="float">
            <text:p>0.229243</text:p>
          </table:table-cell>
          <table:table-cell office:value-type="float" office:value="0.505259" calcext:value-type="float">
            <text:p>0.505259</text:p>
          </table:table-cell>
          <table:table-cell office:value-type="float" office:value="0.248422" calcext:value-type="float">
            <text:p>0.248422</text:p>
          </table:table-cell>
          <table:table-cell office:value-type="float" office:value="0.485674" calcext:value-type="float">
            <text:p>0.485674</text:p>
          </table:table-cell>
          <table:table-cell office:value-type="float" office:value="0.971413" calcext:value-type="float">
            <text:p>0.971413</text:p>
          </table:table-cell>
          <table:table-cell office:value-type="float" office:value="1.44437" calcext:value-type="float">
            <text:p>1.44437</text:p>
          </table:table-cell>
          <table:table-cell office:value-type="float" office:value="0.00830975" calcext:value-type="float">
            <text:p>0.00830975</text:p>
          </table:table-cell>
          <table:table-cell office:value-type="float" office:value="0.0309723" calcext:value-type="float">
            <text:p>0.0309723</text:p>
          </table:table-cell>
          <table:table-cell office:value-type="float" office:value="0.489822" calcext:value-type="float">
            <text:p>0.489822</text:p>
          </table:table-cell>
          <table:table-cell office:value-type="float" office:value="0.954334" calcext:value-type="float">
            <text:p>0.954334</text:p>
          </table:table-cell>
          <table:table-cell office:value-type="float" office:value="-4.63337" calcext:value-type="float">
            <text:p>-4.63337</text:p>
          </table:table-cell>
          <table:table-cell office:value-type="float" office:value="4.63337" calcext:value-type="float">
            <text:p>4.63337</text:p>
          </table:table-cell>
          <table:table-cell office:value-type="float" office:value="0.316114" calcext:value-type="float">
            <text:p>0.316114</text:p>
          </table:table-cell>
          <table:table-cell office:value-type="float" office:value="1.10945" calcext:value-type="float">
            <text:p>1.10945</text:p>
          </table:table-cell>
          <table:table-cell office:value-type="float" office:value="0.947825" calcext:value-type="float">
            <text:p>0.947825</text:p>
          </table:table-cell>
          <table:table-cell office:value-type="float" office:value="1.13754" calcext:value-type="float">
            <text:p>1.13754</text:p>
          </table:table-cell>
          <table:table-cell office:value-type="float" office:value="0.929114" calcext:value-type="float">
            <text:p>0.929114</text:p>
          </table:table-cell>
          <table:table-cell office:value-type="float" office:value="1.93793" calcext:value-type="float">
            <text:p>1.93793</text:p>
          </table:table-cell>
          <table:table-cell office:value-type="float" office:value="-0.799767" calcext:value-type="float">
            <text:p>-0.799767</text:p>
          </table:table-cell>
          <table:table-cell office:value-type="float" office:value="0.535905" calcext:value-type="float">
            <text:p>0.535905</text:p>
          </table:table-cell>
          <table:table-cell office:value-type="float" office:value="-1.38471" calcext:value-type="float">
            <text:p>-1.38471</text:p>
          </table:table-cell>
          <table:table-cell office:value-type="float" office:value="-3.90752" calcext:value-type="float">
            <text:p>-3.90752</text:p>
          </table:table-cell>
          <table:table-cell office:value-type="float" office:value="65.4382" calcext:value-type="float">
            <text:p>65.4382</text:p>
          </table:table-cell>
          <table:table-cell office:value-type="float" office:value="1.53414" calcext:value-type="float">
            <text:p>1.53414</text:p>
          </table:table-cell>
          <table:table-cell office:value-type="float" office:value="6.93322" calcext:value-type="float">
            <text:p>6.93322</text:p>
          </table:table-cell>
          <table:table-cell office:value-type="float" office:value="5.9557" calcext:value-type="float">
            <text:p>5.9557</text:p>
          </table:table-cell>
          <table:table-cell office:value-type="float" office:value="6.43888" calcext:value-type="float">
            <text:p>6.43888</text:p>
          </table:table-cell>
          <table:table-cell office:value-type="float" office:value="11.727" calcext:value-type="float">
            <text:p>11.727</text:p>
          </table:table-cell>
          <table:table-cell office:value-type="float" office:value="3.09192" calcext:value-type="float">
            <text:p>3.09192</text:p>
          </table:table-cell>
          <table:table-cell office:value-type="float" office:value="-0.439936" calcext:value-type="float">
            <text:p>-0.439936</text:p>
          </table:table-cell>
          <table:table-cell office:value-type="float" office:value="0.688568" calcext:value-type="float">
            <text:p>0.688568</text:p>
          </table:table-cell>
          <table:table-cell office:value-type="float" office:value="-2.11185" calcext:value-type="float">
            <text:p>-2.11185</text:p>
          </table:table-cell>
          <table:table-cell office:value-type="float" office:value="-6.73806" calcext:value-type="float">
            <text:p>-6.73806</text:p>
          </table:table-cell>
          <table:table-cell office:value-type="float" office:value="2.52868" calcext:value-type="float">
            <text:p>2.52868</text:p>
          </table:table-cell>
          <table:table-cell office:value-type="float" office:value="-0.463508" calcext:value-type="float">
            <text:p>-0.463508</text:p>
          </table:table-cell>
          <table:table-cell office:value-type="float" office:value="1.05514" calcext:value-type="float">
            <text:p>1.05514</text:p>
          </table:table-cell>
          <table:table-cell office:value-type="float" office:value="-0.649582" calcext:value-type="float">
            <text:p>-0.649582</text:p>
          </table:table-cell>
          <table:table-cell office:value-type="float" office:value="0.838585" calcext:value-type="float">
            <text:p>0.838585</text:p>
          </table:table-cell>
          <table:table-cell office:value-type="float" office:value="0.603325" calcext:value-type="float">
            <text:p>0.603325</text:p>
          </table:table-cell>
          <table:table-cell office:value-type="float" office:value="1.41509" calcext:value-type="float">
            <text:p>1.41509</text:p>
          </table:table-cell>
          <table:table-cell office:value-type="float" office:value="-0.88627" calcext:value-type="float">
            <text:p>-0.88627</text:p>
          </table:table-cell>
          <table:table-cell office:value-type="float" office:value="0.939519" calcext:value-type="float">
            <text:p>0.939519</text:p>
          </table:table-cell>
          <table:table-cell office:value-type="float" office:value="-1.11821" calcext:value-type="float">
            <text:p>-1.11821</text:p>
          </table:table-cell>
          <table:table-cell office:value-type="float" office:value="-2.52868" calcext:value-type="float">
            <text:p>-2.52868</text:p>
          </table:table-cell>
          <table:table-cell office:value-type="float" office:value="6.73806" calcext:value-type="float">
            <text:p>6.73806</text:p>
          </table:table-cell>
          <table:table-cell office:value-type="float" office:value="1.03164" calcext:value-type="float">
            <text:p>1.03164</text:p>
          </table:table-cell>
          <table:table-cell office:value-type="float" office:value="1.33322" calcext:value-type="float">
            <text:p>1.33322</text:p>
          </table:table-cell>
          <table:table-cell office:value-type="float" office:value="1.58057" calcext:value-type="float">
            <text:p>1.58057</text:p>
          </table:table-cell>
          <table:table-cell office:value-type="float" office:value="1.29488" calcext:value-type="float">
            <text:p>1.29488</text:p>
          </table:table-cell>
          <table:table-cell office:value-type="float" office:value="1.32043" calcext:value-type="float">
            <text:p>1.32043</text:p>
          </table:table-cell>
          <table:table-cell office:value-type="float" office:value="1.59291" calcext:value-type="float">
            <text:p>1.59291</text:p>
          </table:table-cell>
          <table:table-cell office:value-type="float" office:value="-0.595845" calcext:value-type="float">
            <text:p>-0.595845</text:p>
          </table:table-cell>
          <table:table-cell office:value-type="float" office:value="0.377352" calcext:value-type="float">
            <text:p>0.377352</text:p>
          </table:table-cell>
          <table:table-cell office:value-type="float" office:value="-1.28564" calcext:value-type="float">
            <text:p>-1.28564</text:p>
          </table:table-cell>
          <table:table-cell office:value-type="float" office:value="884.886" calcext:value-type="float">
            <text:p>884.886</text:p>
          </table:table-cell>
          <table:table-cell office:value-type="float" office:value="37645.5" calcext:value-type="float">
            <text:p>37645.5</text:p>
          </table:table-cell>
          <table:table-cell office:value-type="float" office:value="37633.5" calcext:value-type="float">
            <text:p>37633.5</text:p>
          </table:table-cell>
          <table:table-cell office:value-type="float" office:value="-0.987184" calcext:value-type="float">
            <text:p>-0.987184</text:p>
          </table:table-cell>
          <table:table-cell office:value-type="float" office:value="2.96204" calcext:value-type="float">
            <text:p>2.96204</text:p>
          </table:table-cell>
          <table:table-cell office:value-type="float" office:value="999.756" calcext:value-type="float">
            <text:p>999.756</text:p>
          </table:table-cell>
          <table:table-cell office:value-type="float" office:value="212" calcext:value-type="float">
            <text:p>212</text:p>
          </table:table-cell>
          <table:table-cell office:value-type="float" office:value="1178" calcext:value-type="float">
            <text:p>1178</text:p>
          </table:table-cell>
          <table:table-cell office:value-type="float" office:value="966" calcext:value-type="float">
            <text:p>966</text:p>
          </table:table-cell>
          <table:table-cell office:value-type="float" office:value="162.567" calcext:value-type="float">
            <text:p>162.567</text:p>
          </table:table-cell>
          <table:table-cell office:value-type="float" office:value="122.807" calcext:value-type="float">
            <text:p>122.807</text:p>
          </table:table-cell>
          <table:table-cell office:value-type="float" office:value="152.222" calcext:value-type="float">
            <text:p>152.222</text:p>
          </table:table-cell>
          <table:table-cell office:value-type="float" office:value="0.21923" calcext:value-type="float">
            <text:p>0.21923</text:p>
          </table:table-cell>
          <table:table-cell office:value-type="float" office:value="0.156689" calcext:value-type="float">
            <text:p>0.156689</text:p>
          </table:table-cell>
          <table:table-cell office:value-type="float" office:value="2231880000" calcext:value-type="float">
            <text:p>2231880000</text:p>
          </table:table-cell>
          <table:table-cell office:value-type="float" office:value="906.173" calcext:value-type="float">
            <text:p>906.173</text:p>
          </table:table-cell>
          <table:table-cell office:value-type="float" office:value="913.05" calcext:value-type="float">
            <text:p>913.05</text:p>
          </table:table-cell>
          <table:table-cell office:value-type="float" office:value="0.0408042" calcext:value-type="float">
            <text:p>0.0408042</text:p>
          </table:table-cell>
          <table:table-cell office:value-type="float" office:value="5.12998" calcext:value-type="float">
            <text:p>5.12998</text:p>
          </table:table-cell>
          <table:table-cell office:value-type="float" office:value="-0.0379606" calcext:value-type="float">
            <text:p>-0.0379606</text:p>
          </table:table-cell>
          <table:table-cell office:value-type="float" office:value="0.235897" calcext:value-type="float">
            <text:p>0.235897</text:p>
          </table:table-cell>
          <table:table-cell office:value-type="float" office:value="2405120" calcext:value-type="float">
            <text:p>2405120</text:p>
          </table:table-cell>
          <table:table-cell office:value-type="float" office:value="1031.75" calcext:value-type="float">
            <text:p>1031.75</text:p>
          </table:table-cell>
          <table:table-cell office:value-type="float" office:value="249" calcext:value-type="float">
            <text:p>249</text:p>
          </table:table-cell>
          <table:table-cell office:value-type="float" office:value="194.024" calcext:value-type="float">
            <text:p>194.024</text:p>
          </table:table-cell>
          <table:table-cell office:value-type="float" office:value="193.994" calcext:value-type="float">
            <text:p>193.994</text:p>
          </table:table-cell>
          <table:table-cell office:value-type="float" office:value="2718" calcext:value-type="float">
            <text:p>2718</text:p>
          </table:table-cell>
          <table:table-cell office:value-type="float" office:value="491.976" calcext:value-type="float">
            <text:p>491.976</text:p>
          </table:table-cell>
          <table:table-cell office:value-type="float" office:value="581.737" calcext:value-type="float">
            <text:p>581.737</text:p>
          </table:table-cell>
          <table:table-cell office:value-type="float" office:value="642.068" calcext:value-type="float">
            <text:p>642.068</text:p>
          </table:table-cell>
          <table:table-cell office:value-type="float" office:value="701.482" calcext:value-type="float">
            <text:p>701.482</text:p>
          </table:table-cell>
          <table:table-cell office:value-type="float" office:value="755.17" calcext:value-type="float">
            <text:p>755.17</text:p>
          </table:table-cell>
          <table:table-cell office:value-type="float" office:value="804.183" calcext:value-type="float">
            <text:p>804.183</text:p>
          </table:table-cell>
          <table:table-cell office:value-type="float" office:value="856.137" calcext:value-type="float">
            <text:p>856.137</text:p>
          </table:table-cell>
          <table:table-cell office:value-type="float" office:value="897.381" calcext:value-type="float">
            <text:p>897.381</text:p>
          </table:table-cell>
          <table:table-cell office:value-type="float" office:value="936.986" calcext:value-type="float">
            <text:p>936.986</text:p>
          </table:table-cell>
          <table:table-cell office:value-type="float" office:value="968.705" calcext:value-type="float">
            <text:p>968.705</text:p>
          </table:table-cell>
          <table:table-cell office:value-type="float" office:value="992.842" calcext:value-type="float">
            <text:p>992.842</text:p>
          </table:table-cell>
          <table:table-cell office:value-type="float" office:value="1007.73" calcext:value-type="float">
            <text:p>1007.73</text:p>
          </table:table-cell>
          <table:table-cell office:value-type="float" office:value="1017.62" calcext:value-type="float">
            <text:p>1017.62</text:p>
          </table:table-cell>
          <table:table-cell office:value-type="float" office:value="1027.06" calcext:value-type="float">
            <text:p>1027.06</text:p>
          </table:table-cell>
          <table:table-cell office:value-type="float" office:value="1035.8" calcext:value-type="float">
            <text:p>1035.8</text:p>
          </table:table-cell>
          <table:table-cell office:value-type="float" office:value="1045.21" calcext:value-type="float">
            <text:p>1045.21</text:p>
          </table:table-cell>
          <table:table-cell office:value-type="float" office:value="1055.18" calcext:value-type="float">
            <text:p>1055.18</text:p>
          </table:table-cell>
          <table:table-cell office:value-type="float" office:value="1066.26" calcext:value-type="float">
            <text:p>1066.26</text:p>
          </table:table-cell>
          <table:table-cell office:value-type="float" office:value="1081.79" calcext:value-type="float">
            <text:p>1081.79</text:p>
          </table:table-cell>
          <table:table-cell office:value-type="float" office:value="280.625" calcext:value-type="float">
            <text:p>280.6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300467" calcext:value-type="float">
            <text:p>0.300467</text:p>
          </table:table-cell>
          <table:table-cell office:value-type="float" office:value="884.886" calcext:value-type="float">
            <text:p>884.886</text:p>
          </table:table-cell>
          <table:table-cell office:value-type="float" office:value="37631.6" calcext:value-type="float">
            <text:p>37631.6</text:p>
          </table:table-cell>
          <table:table-cell office:value-type="float" office:value="-0.992599" calcext:value-type="float">
            <text:p>-0.992599</text:p>
          </table:table-cell>
          <table:table-cell office:value-type="float" office:value="-0.031196" calcext:value-type="float">
            <text:p>-0.031196</text:p>
          </table:table-cell>
          <table:table-cell office:value-type="float" office:value="967.764" calcext:value-type="float">
            <text:p>967.764</text:p>
          </table:table-cell>
          <table:table-cell office:value-type="float" office:value="212" calcext:value-type="float">
            <text:p>212</text:p>
          </table:table-cell>
          <table:table-cell office:value-type="float" office:value="487.881" calcext:value-type="float">
            <text:p>487.881</text:p>
          </table:table-cell>
          <table:table-cell office:value-type="float" office:value="583.857" calcext:value-type="float">
            <text:p>583.857</text:p>
          </table:table-cell>
          <table:table-cell office:value-type="float" office:value="647.842" calcext:value-type="float">
            <text:p>647.842</text:p>
          </table:table-cell>
          <table:table-cell office:value-type="float" office:value="695.83" calcext:value-type="float">
            <text:p>695.83</text:p>
          </table:table-cell>
          <table:table-cell office:value-type="float" office:value="759.814" calcext:value-type="float">
            <text:p>759.814</text:p>
          </table:table-cell>
          <table:table-cell office:value-type="float" office:value="807.803" calcext:value-type="float">
            <text:p>807.803</text:p>
          </table:table-cell>
          <table:table-cell office:value-type="float" office:value="855.791" calcext:value-type="float">
            <text:p>855.791</text:p>
          </table:table-cell>
          <table:table-cell office:value-type="float" office:value="903.779" calcext:value-type="float">
            <text:p>903.779</text:p>
          </table:table-cell>
          <table:table-cell office:value-type="float" office:value="935.771" calcext:value-type="float">
            <text:p>935.771</text:p>
          </table:table-cell>
          <table:table-cell office:value-type="float" office:value="967.764" calcext:value-type="float">
            <text:p>967.764</text:p>
          </table:table-cell>
          <table:table-cell table:number-columns-repeated="2" office:value-type="float" office:value="999.756" calcext:value-type="float">
            <text:p>999.756</text:p>
          </table:table-cell>
          <table:table-cell office:value-type="float" office:value="1015.75" calcext:value-type="float">
            <text:p>1015.75</text:p>
          </table:table-cell>
          <table:table-cell table:number-columns-repeated="2" office:value-type="float" office:value="1031.75" calcext:value-type="float">
            <text:p>1031.75</text:p>
          </table:table-cell>
          <table:table-cell table:number-columns-repeated="2" office:value-type="float" office:value="1047.74" calcext:value-type="float">
            <text:p>1047.74</text:p>
          </table:table-cell>
          <table:table-cell office:value-type="float" office:value="1063.74" calcext:value-type="float">
            <text:p>1063.74</text:p>
          </table:table-cell>
          <table:table-cell office:value-type="float" office:value="1079.74" calcext:value-type="float">
            <text:p>1079.74</text:p>
          </table:table-cell>
          <table:table-cell office:value-type="float" office:value="1178" calcext:value-type="float">
            <text:p>1178</text:p>
          </table:table-cell>
          <table:table-cell office:value-type="float" office:value="271.934" calcext:value-type="float">
            <text:p>271.934</text:p>
          </table:table-cell>
          <table:table-cell office:value-type="float" office:value="966" calcext:value-type="float">
            <text:p>966</text:p>
          </table:table-cell>
          <table:table-cell office:value-type="float" office:value="162.559" calcext:value-type="float">
            <text:p>162.559</text:p>
          </table:table-cell>
          <table:table-cell office:value-type="float" office:value="120.082" calcext:value-type="float">
            <text:p>120.082</text:p>
          </table:table-cell>
          <table:table-cell office:value-type="float" office:value="152.324" calcext:value-type="float">
            <text:p>152.324</text:p>
          </table:table-cell>
          <table:table-cell office:value-type="float" office:value="0.219225" calcext:value-type="float">
            <text:p>0.219225</text:p>
          </table:table-cell>
          <table:table-cell office:value-type="float" office:value="0.151786" calcext:value-type="float">
            <text:p>0.151786</text:p>
          </table:table-cell>
          <table:table-cell office:value-type="float" office:value="2230540000" calcext:value-type="float">
            <text:p>2230540000</text:p>
          </table:table-cell>
          <table:table-cell office:value-type="float" office:value="905.9" calcext:value-type="float">
            <text:p>905.9</text:p>
          </table:table-cell>
          <table:table-cell office:value-type="float" office:value="193.989" calcext:value-type="float">
            <text:p>193.989</text:p>
          </table:table-cell>
          <table:table-cell office:value-type="float" office:value="2.9688" calcext:value-type="float">
            <text:p>2.9688</text:p>
          </table:table-cell>
          <table:table-cell office:value-type="float" office:value="910.029" calcext:value-type="float">
            <text:p>910.029</text:p>
          </table:table-cell>
          <table:table-cell office:value-type="float" office:value="19567.3" calcext:value-type="float">
            <text:p>19567.3</text:p>
          </table:table-cell>
          <table:table-cell office:value-type="float" office:value="0.83061" calcext:value-type="float">
            <text:p>0.83061</text:p>
          </table:table-cell>
          <table:table-cell office:value-type="float" office:value="64" calcext:value-type="float">
            <text:p>64</text:p>
          </table:table-cell>
          <table:table-cell office:value-type="float" office:value="1031.75" calcext:value-type="float">
            <text:p>1031.75</text:p>
          </table:table-cell>
          <table:table-cell office:value-type="float" office:value="0.0916115" calcext:value-type="float">
            <text:p>0.0916115</text:p>
          </table:table-cell>
          <table:table-cell office:value-type="float" office:value="-5.12998" calcext:value-type="float">
            <text:p>-5.12998</text:p>
          </table:table-cell>
          <table:table-cell office:value-type="float" office:value="0.0408042" calcext:value-type="float">
            <text:p>0.0408042</text:p>
          </table:table-cell>
          <table:table-cell office:value-type="float" office:value="2718" calcext:value-type="float">
            <text:p>2718</text:p>
          </table:table-cell>
          <table:table-cell office:value-type="float" office:value="2405120" calcext:value-type="float">
            <text:p>2405120</text:p>
          </table:table-cell>
          <table:table-cell table:number-columns-repeated="2" office:value-type="float" office:value="0.300467" calcext:value-type="float">
            <text:p>0.300467</text:p>
          </table:table-cell>
          <table:table-cell office:value-type="float" office:value="3" calcext:value-type="float">
            <text:p>3</text:p>
          </table:table-cell>
          <table:table-cell office:value-type="float" office:value="885.164" calcext:value-type="float">
            <text:p>885.164</text:p>
          </table:table-cell>
          <table:table-cell office:value-type="float" office:value="37633.4" calcext:value-type="float">
            <text:p>37633.4</text:p>
          </table:table-cell>
          <table:table-cell office:value-type="float" office:value="-0.991497" calcext:value-type="float">
            <text:p>-0.991497</text:p>
          </table:table-cell>
          <table:table-cell office:value-type="float" office:value="-0.0322632" calcext:value-type="float">
            <text:p>-0.0322632</text:p>
          </table:table-cell>
          <table:table-cell office:value-type="float" office:value="967.764" calcext:value-type="float">
            <text:p>967.764</text:p>
          </table:table-cell>
          <table:table-cell office:value-type="float" office:value="212" calcext:value-type="float">
            <text:p>212</text:p>
          </table:table-cell>
          <table:table-cell office:value-type="float" office:value="581.737" calcext:value-type="float">
            <text:p>581.737</text:p>
          </table:table-cell>
          <table:table-cell office:value-type="float" office:value="1066.26" calcext:value-type="float">
            <text:p>1066.26</text:p>
          </table:table-cell>
          <table:table-cell office:value-type="float" office:value="1178" calcext:value-type="float">
            <text:p>1178</text:p>
          </table:table-cell>
          <table:table-cell office:value-type="float" office:value="1031.75" calcext:value-type="float">
            <text:p>1031.75</text:p>
          </table:table-cell>
          <table:table-cell office:value-type="float" office:value="280.625" calcext:value-type="float">
            <text:p>280.625</text:p>
          </table:table-cell>
          <table:table-cell office:value-type="float" office:value="966" calcext:value-type="float">
            <text:p>966</text:p>
          </table:table-cell>
          <table:table-cell office:value-type="float" office:value="162.5" calcext:value-type="float">
            <text:p>162.5</text:p>
          </table:table-cell>
          <table:table-cell office:value-type="float" office:value="122.807" calcext:value-type="float">
            <text:p>122.807</text:p>
          </table:table-cell>
          <table:table-cell office:value-type="float" office:value="152.222" calcext:value-type="float">
            <text:p>152.222</text:p>
          </table:table-cell>
          <table:table-cell office:value-type="float" office:value="0.219161" calcext:value-type="float">
            <text:p>0.219161</text:p>
          </table:table-cell>
          <table:table-cell office:value-type="float" office:value="0.156689" calcext:value-type="float">
            <text:p>0.156689</text:p>
          </table:table-cell>
          <table:table-cell office:value-type="float" office:value="5.12998" calcext:value-type="float">
            <text:p>5.12998</text:p>
          </table:table-cell>
          <table:table-cell office:value-type="float" office:value="0.0408042" calcext:value-type="float">
            <text:p>0.0408042</text:p>
          </table:table-cell>
          <table:table-cell office:value-type="float" office:value="913.05" calcext:value-type="float">
            <text:p>913.05</text:p>
          </table:table-cell>
          <table:table-cell office:value-type="float" office:value="55.8363" calcext:value-type="float">
            <text:p>55.8363</text:p>
          </table:table-cell>
          <table:table-cell office:value-type="float" office:value="147.077" calcext:value-type="float">
            <text:p>147.077</text:p>
          </table:table-cell>
          <table:table-cell office:value-type="float" office:value="-0.991497" calcext:value-type="float">
            <text:p>-0.991497</text:p>
          </table:table-cell>
          <table:table-cell office:value-type="float" office:value="-0.0322632" calcext:value-type="float">
            <text:p>-0.0322632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0.1587" calcext:value-type="float">
            <text:p>10.1587</text:p>
          </table:table-cell>
          <table:table-cell office:value-type="float" office:value="7.6773" calcext:value-type="float">
            <text:p>7.6773</text:p>
          </table:table-cell>
          <table:table-cell office:value-type="float" office:value="9.51619" calcext:value-type="float">
            <text:p>9.51619</text:p>
          </table:table-cell>
          <table:table-cell office:value-type="float" office:value="0.217198" calcext:value-type="float">
            <text:p>0.217198</text:p>
          </table:table-cell>
          <table:table-cell office:value-type="float" office:value="0.150442" calcext:value-type="float">
            <text:p>0.150442</text:p>
          </table:table-cell>
          <table:table-cell office:value-type="float" office:value="5.12998" calcext:value-type="float">
            <text:p>5.12998</text:p>
          </table:table-cell>
          <table:table-cell office:value-type="float" office:value="0.0408042" calcext:value-type="float">
            <text:p>0.0408042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-72" calcext:value-type="float">
            <text:p>-72</text:p>
          </table:table-cell>
          <table:table-cell office:value-type="float" office:value="68" calcext:value-type="float">
            <text:p>68</text:p>
          </table:table-cell>
          <table:table-cell office:value-type="float" office:value="56.5795" calcext:value-type="float">
            <text:p>56.5795</text:p>
          </table:table-cell>
          <table:table-cell office:value-type="float" office:value="256" calcext:value-type="float">
            <text:p>256</text:p>
          </table:table-cell>
          <table:table-cell office:value-type="float" office:value="15.9961" calcext:value-type="float">
            <text:p>15.9961</text:p>
          </table:table-cell>
          <table:table-cell office:value-type="float" office:value="0.978661" calcext:value-type="float">
            <text:p>0.978661</text:p>
          </table:table-cell>
          <table:table-cell office:value-type="float" office:value="0" calcext:value-type="float">
            <text:p>0</text:p>
          </table:table-cell>
          <table:table-cell office:value-type="float" office:value="1079.74" calcext:value-type="float">
            <text:p>1079.74</text:p>
          </table:table-cell>
          <table:table-cell office:value-type="float" office:value="599.854" calcext:value-type="float">
            <text:p>599.854</text:p>
          </table:table-cell>
          <table:table-cell office:value-type="float" office:value="0.978661" calcext:value-type="float">
            <text:p>0.978661</text:p>
          </table:table-cell>
          <table:table-cell office:value-type="float" office:value="479.883" calcext:value-type="float">
            <text:p>479.883</text:p>
          </table:table-cell>
          <table:table-cell office:value-type="float" office:value="0.217005" calcext:value-type="float">
            <text:p>0.217005</text:p>
          </table:table-cell>
          <table:table-cell office:value-type="float" office:value="659.835" calcext:value-type="float">
            <text:p>659.835</text:p>
          </table:table-cell>
          <table:table-cell office:value-type="float" office:value="781.075" calcext:value-type="float">
            <text:p>781.075</text:p>
          </table:table-cell>
          <table:table-cell office:value-type="float" office:value="0.0210784" calcext:value-type="float">
            <text:p>0.0210784</text:p>
          </table:table-cell>
          <table:table-cell office:value-type="float" office:value="58.3936" calcext:value-type="float">
            <text:p>58.3936</text:p>
          </table:table-cell>
          <table:table-cell office:value-type="float" office:value="111.338" calcext:value-type="float">
            <text:p>111.338</text:p>
          </table:table-cell>
          <table:table-cell office:value-type="float" office:value="9.3026" calcext:value-type="float">
            <text:p>9.3026</text:p>
          </table:table-cell>
          <table:table-cell office:value-type="float" office:value="6.22193" calcext:value-type="float">
            <text:p>6.22193</text:p>
          </table:table-cell>
          <table:table-cell office:value-type="float" office:value="43.0042" calcext:value-type="float">
            <text:p>43.0042</text:p>
          </table:table-cell>
          <table:table-cell office:value-type="float" office:value="4.14032" calcext:value-type="float">
            <text:p>4.14032</text:p>
          </table:table-cell>
          <table:table-cell office:value-type="float" office:value="116.787" calcext:value-type="float">
            <text:p>116.787</text:p>
          </table:table-cell>
          <table:table-cell office:value-type="float" office:value="363.635" calcext:value-type="float">
            <text:p>363.635</text:p>
          </table:table-cell>
          <table:table-cell office:value-type="float" office:value="5.74897" calcext:value-type="float">
            <text:p>5.74897</text:p>
          </table:table-cell>
          <table:table-cell office:value-type="float" office:value="0.00501551" calcext:value-type="float">
            <text:p>0.00501551</text:p>
          </table:table-cell>
          <table:table-cell office:value-type="float" office:value="81.7166" calcext:value-type="float">
            <text:p>81.7166</text:p>
          </table:table-cell>
          <table:table-cell office:value-type="float" office:value="6.22193" calcext:value-type="float">
            <text:p>6.22193</text:p>
          </table:table-cell>
          <table:table-cell office:value-type="float" office:value="0.30228" calcext:value-type="float">
            <text:p>0.30228</text:p>
          </table:table-cell>
          <table:table-cell office:value-type="float" office:value="0.976862" calcext:value-type="float">
            <text:p>0.976862</text:p>
          </table:table-cell>
          <table:table-cell office:value-type="float" office:value="0.224996" calcext:value-type="float">
            <text:p>0.224996</text:p>
          </table:table-cell>
          <table:table-cell office:value-type="float" office:value="0.99876" calcext:value-type="float">
            <text:p>0.99876</text:p>
          </table:table-cell>
          <table:table-cell office:value-type="float" office:value="0.225114" calcext:value-type="float">
            <text:p>0.225114</text:p>
          </table:table-cell>
          <table:table-cell office:value-type="float" office:value="0.633024" calcext:value-type="float">
            <text:p>0.633024</text:p>
          </table:table-cell>
          <table:table-cell office:value-type="float" office:value="3480.3" calcext:value-type="float">
            <text:p>3480.3</text:p>
          </table:table-cell>
          <table:table-cell office:value-type="float" office:value="363.635" calcext:value-type="float">
            <text:p>363.635</text:p>
          </table:table-cell>
          <table:table-cell office:value-type="float" office:value="-8989.45" calcext:value-type="float">
            <text:p>-8989.45</text:p>
          </table:table-cell>
          <table:table-cell office:value-type="float" office:value="528784" calcext:value-type="float">
            <text:p>528784</text:p>
          </table:table-cell>
          <table:table-cell office:value-type="float" office:value="-0.0822041" calcext:value-type="float">
            <text:p>-0.0822041</text:p>
          </table:table-cell>
          <table:table-cell office:value-type="float" office:value="0.741311" calcext:value-type="float">
            <text:p>0.741311</text:p>
          </table:table-cell>
          <table:table-cell office:value-type="float" office:value="0.109549" calcext:value-type="float">
            <text:p>0.109549</text:p>
          </table:table-cell>
          <table:table-cell office:value-type="float" office:value="58.3936" calcext:value-type="float">
            <text:p>58.3936</text:p>
          </table:table-cell>
          <table:table-cell office:value-type="float" office:value="111.338" calcext:value-type="float">
            <text:p>111.338</text:p>
          </table:table-cell>
          <table:table-cell office:value-type="float" office:value="4.85067" calcext:value-type="float">
            <text:p>4.85067</text:p>
          </table:table-cell>
          <table:table-cell table:number-columns-repeated="2" office:value-type="float" office:value="9.70135" calcext:value-type="float">
            <text:p>9.70135</text:p>
          </table:table-cell>
          <table:table-cell office:value-type="float" office:value="0.0214719" calcext:value-type="float">
            <text:p>0.0214719</text:p>
          </table:table-cell>
          <table:table-cell office:value-type="float" office:value="58.4174" calcext:value-type="float">
            <text:p>58.4174</text:p>
          </table:table-cell>
          <table:table-cell office:value-type="float" office:value="110.677" calcext:value-type="float">
            <text:p>110.677</text:p>
          </table:table-cell>
          <table:table-cell office:value-type="float" office:value="8.95067" calcext:value-type="float">
            <text:p>8.95067</text:p>
          </table:table-cell>
          <table:table-cell office:value-type="float" office:value="6.2606" calcext:value-type="float">
            <text:p>6.2606</text:p>
          </table:table-cell>
          <table:table-cell office:value-type="float" office:value="42.8206" calcext:value-type="float">
            <text:p>42.8206</text:p>
          </table:table-cell>
          <table:table-cell office:value-type="float" office:value="4.1187" calcext:value-type="float">
            <text:p>4.1187</text:p>
          </table:table-cell>
          <table:table-cell office:value-type="float" office:value="116.835" calcext:value-type="float">
            <text:p>116.835</text:p>
          </table:table-cell>
          <table:table-cell office:value-type="float" office:value="359.998" calcext:value-type="float">
            <text:p>359.998</text:p>
          </table:table-cell>
          <table:table-cell office:value-type="float" office:value="5.70707" calcext:value-type="float">
            <text:p>5.70707</text:p>
          </table:table-cell>
          <table:table-cell office:value-type="float" office:value="0.00525049" calcext:value-type="float">
            <text:p>0.00525049</text:p>
          </table:table-cell>
          <table:table-cell office:value-type="float" office:value="82.7089" calcext:value-type="float">
            <text:p>82.7089</text:p>
          </table:table-cell>
          <table:table-cell office:value-type="float" office:value="6.2606" calcext:value-type="float">
            <text:p>6.2606</text:p>
          </table:table-cell>
          <table:table-cell office:value-type="float" office:value="0.301369" calcext:value-type="float">
            <text:p>0.301369</text:p>
          </table:table-cell>
          <table:table-cell office:value-type="float" office:value="0.976724" calcext:value-type="float">
            <text:p>0.976724</text:p>
          </table:table-cell>
          <table:table-cell office:value-type="float" office:value="0.224114" calcext:value-type="float">
            <text:p>0.224114</text:p>
          </table:table-cell>
          <table:table-cell office:value-type="float" office:value="0.998745" calcext:value-type="float">
            <text:p>0.998745</text:p>
          </table:table-cell>
          <table:table-cell office:value-type="float" office:value="0.224499" calcext:value-type="float">
            <text:p>0.224499</text:p>
          </table:table-cell>
          <table:table-cell office:value-type="float" office:value="0.618699" calcext:value-type="float">
            <text:p>0.618699</text:p>
          </table:table-cell>
          <table:table-cell office:value-type="float" office:value="3482.2" calcext:value-type="float">
            <text:p>3482.2</text:p>
          </table:table-cell>
          <table:table-cell office:value-type="float" office:value="359.998" calcext:value-type="float">
            <text:p>359.998</text:p>
          </table:table-cell>
          <table:table-cell office:value-type="float" office:value="-8733.91" calcext:value-type="float">
            <text:p>-8733.91</text:p>
          </table:table-cell>
          <table:table-cell office:value-type="float" office:value="512156" calcext:value-type="float">
            <text:p>512156</text:p>
          </table:table-cell>
          <table:table-cell office:value-type="float" office:value="-0.151714" calcext:value-type="float">
            <text:p>-0.151714</text:p>
          </table:table-cell>
          <table:table-cell office:value-type="float" office:value="0.872371" calcext:value-type="float">
            <text:p>0.872371</text:p>
          </table:table-cell>
          <table:table-cell office:value-type="float" office:value="0.109747" calcext:value-type="float">
            <text:p>0.109747</text:p>
          </table:table-cell>
          <table:table-cell office:value-type="float" office:value="58.4174" calcext:value-type="float">
            <text:p>58.4174</text:p>
          </table:table-cell>
          <table:table-cell office:value-type="float" office:value="110.677" calcext:value-type="float">
            <text:p>110.677</text:p>
          </table:table-cell>
          <table:table-cell office:value-type="float" office:value="4.84359" calcext:value-type="float">
            <text:p>4.84359</text:p>
          </table:table-cell>
          <table:table-cell table:number-columns-repeated="2" office:value-type="float" office:value="9.68718" calcext:value-type="float">
            <text:p>9.68718</text:p>
          </table:table-cell>
          <table:table-cell office:value-type="float" office:value="0.00260818" calcext:value-type="float">
            <text:p>0.00260818</text:p>
          </table:table-cell>
          <table:table-cell office:value-type="float" office:value="0.533808" calcext:value-type="float">
            <text:p>0.533808</text:p>
          </table:table-cell>
          <table:table-cell office:value-type="float" office:value="8.89185" calcext:value-type="float">
            <text:p>8.89185</text:p>
          </table:table-cell>
          <table:table-cell office:value-type="float" office:value="0.0586669" calcext:value-type="float">
            <text:p>0.0586669</text:p>
          </table:table-cell>
          <table:table-cell office:value-type="float" office:value="0.832587" calcext:value-type="float">
            <text:p>0.832587</text:p>
          </table:table-cell>
          <table:table-cell office:value-type="float" office:value="11.2362" calcext:value-type="float">
            <text:p>11.2362</text:p>
          </table:table-cell>
          <table:table-cell office:value-type="float" office:value="0.183595" calcext:value-type="float">
            <text:p>0.183595</text:p>
          </table:table-cell>
          <table:table-cell office:value-type="float" office:value="1.06762" calcext:value-type="float">
            <text:p>1.06762</text:p>
          </table:table-cell>
          <table:table-cell office:value-type="float" office:value="53.2813" calcext:value-type="float">
            <text:p>53.2813</text:p>
          </table:table-cell>
          <table:table-cell office:value-type="float" office:value="0.0873971" calcext:value-type="float">
            <text:p>0.0873971</text:p>
          </table:table-cell>
          <table:table-cell office:value-type="float" office:value="0.000331376" calcext:value-type="float">
            <text:p>0.000331376</text:p>
          </table:table-cell>
          <table:table-cell office:value-type="float" office:value="21.0532" calcext:value-type="float">
            <text:p>21.0532</text:p>
          </table:table-cell>
          <table:table-cell office:value-type="float" office:value="0.832587" calcext:value-type="float">
            <text:p>0.832587</text:p>
          </table:table-cell>
          <table:table-cell office:value-type="float" office:value="0.0223637" calcext:value-type="float">
            <text:p>0.0223637</text:p>
          </table:table-cell>
          <table:table-cell office:value-type="float" office:value="0.00296251" calcext:value-type="float">
            <text:p>0.00296251</text:p>
          </table:table-cell>
          <table:table-cell office:value-type="float" office:value="0.0227728" calcext:value-type="float">
            <text:p>0.0227728</text:p>
          </table:table-cell>
          <table:table-cell office:value-type="float" office:value="0.000317986" calcext:value-type="float">
            <text:p>0.000317986</text:p>
          </table:table-cell>
          <table:table-cell office:value-type="float" office:value="0.0158836" calcext:value-type="float">
            <text:p>0.0158836</text:p>
          </table:table-cell>
          <table:table-cell office:value-type="float" office:value="0.113864" calcext:value-type="float">
            <text:p>0.113864</text:p>
          </table:table-cell>
          <table:table-cell office:value-type="float" office:value="44.5773" calcext:value-type="float">
            <text:p>44.5773</text:p>
          </table:table-cell>
          <table:table-cell office:value-type="float" office:value="53.2813" calcext:value-type="float">
            <text:p>53.2813</text:p>
          </table:table-cell>
          <table:table-cell office:value-type="float" office:value="1744.94" calcext:value-type="float">
            <text:p>1744.94</text:p>
          </table:table-cell>
          <table:table-cell office:value-type="float" office:value="135369" calcext:value-type="float">
            <text:p>135369</text:p>
          </table:table-cell>
          <table:table-cell office:value-type="float" office:value="0.0275225" calcext:value-type="float">
            <text:p>0.0275225</text:p>
          </table:table-cell>
          <table:table-cell office:value-type="float" office:value="0.0329306" calcext:value-type="float">
            <text:p>0.0329306</text:p>
          </table:table-cell>
          <table:table-cell office:value-type="float" office:value="0.00423707" calcext:value-type="float">
            <text:p>0.00423707</text:p>
          </table:table-cell>
          <table:table-cell office:value-type="float" office:value="0.533808" calcext:value-type="float">
            <text:p>0.533808</text:p>
          </table:table-cell>
          <table:table-cell office:value-type="float" office:value="8.89185" calcext:value-type="float">
            <text:p>8.89185</text:p>
          </table:table-cell>
          <table:table-cell office:value-type="float" office:value="0.0670917" calcext:value-type="float">
            <text:p>0.0670917</text:p>
          </table:table-cell>
          <table:table-cell table:number-columns-repeated="2" office:value-type="float" office:value="0.134183" calcext:value-type="float">
            <text:p>0.134183</text:p>
          </table:table-cell>
          <table:table-cell office:value-type="float" office:value="0.447308" calcext:value-type="float">
            <text:p>0.447308</text:p>
          </table:table-cell>
          <table:table-cell office:value-type="float" office:value="15.0471" calcext:value-type="float">
            <text:p>15.0471</text:p>
          </table:table-cell>
          <table:table-cell office:value-type="float" office:value="0.000405891" calcext:value-type="float">
            <text:p>0.000405891</text:p>
          </table:table-cell>
          <table:table-cell office:value-type="float" office:value="3264.77" calcext:value-type="float">
            <text:p>3264.77</text:p>
          </table:table-cell>
          <table:table-cell office:value-type="float" office:value="0.000236321" calcext:value-type="float">
            <text:p>0.000236321</text:p>
          </table:table-cell>
          <table:table-cell office:value-type="float" office:value="1168.84" calcext:value-type="float">
            <text:p>1168.84</text:p>
          </table:table-cell>
          <table:table-cell office:value-type="float" office:value="0.00394672" calcext:value-type="float">
            <text:p>0.00394672</text:p>
          </table:table-cell>
          <table:table-cell office:value-type="float" office:value="61527" calcext:value-type="float">
            <text:p>61527</text:p>
          </table:table-cell>
          <table:table-cell office:value-type="float" office:value="110.906" calcext:value-type="float">
            <text:p>110.906</text:p>
          </table:table-cell>
          <table:table-cell office:value-type="float" office:value="0.0408042" calcext:value-type="float">
            <text:p>0.0408042</text:p>
          </table:table-cell>
          <table:table-cell office:value-type="float" office:value="577.594" calcext:value-type="float">
            <text:p>577.594</text:p>
          </table:table-cell>
          <table:table-cell office:value-type="float" office:value="0.212507" calcext:value-type="float">
            <text:p>0.212507</text:p>
          </table:table-cell>
          <table:table-cell office:value-type="float" office:value="1" calcext:value-type="float">
            <text:p>1</text:p>
          </table:table-cell>
          <table:table-cell office:value-type="float" office:value="55.8363" calcext:value-type="float">
            <text:p>55.8363</text:p>
          </table:table-cell>
          <table:table-cell office:value-type="float" office:value="147.077" calcext:value-type="float">
            <text:p>147.077</text:p>
          </table:table-cell>
          <table:table-cell office:value-type="float" office:value="2.99558" calcext:value-type="float">
            <text:p>2.99558</text:p>
          </table:table-cell>
          <table:table-cell office:value-type="float" office:value="6.07356" calcext:value-type="float">
            <text:p>6.07356</text:p>
          </table:table-cell>
          <table:table-cell office:value-type="float" office:value="7.20175" calcext:value-type="float">
            <text:p>7.20175</text:p>
          </table:table-cell>
          <table:table-cell office:value-type="float" office:value="0.00807605" calcext:value-type="float">
            <text:p>0.00807605</text:p>
          </table:table-cell>
          <table:table-cell office:value-type="float" office:value="26" calcext:value-type="float">
            <text:p>26</text:p>
          </table:table-cell>
          <table:table-cell office:value-type="float" office:value="21.3297" calcext:value-type="float">
            <text:p>21.3297</text:p>
          </table:table-cell>
          <table:table-cell office:value-type="float" office:value="17.9403" calcext:value-type="float">
            <text:p>17.9403</text:p>
          </table:table-cell>
          <table:table-cell office:value-type="float" office:value="0.42053" calcext:value-type="float">
            <text:p>0.42053</text:p>
          </table:table-cell>
          <table:table-cell office:value-type="float" office:value="0.0935592" calcext:value-type="float">
            <text:p>0.0935592</text:p>
          </table:table-cell>
          <table:table-cell office:value-type="float" office:value="0.945141" calcext:value-type="float">
            <text:p>0.945141</text:p>
          </table:table-cell>
          <table:table-cell office:value-type="float" office:value="0.0103394" calcext:value-type="float">
            <text:p>0.0103394</text:p>
          </table:table-cell>
          <table:table-cell office:value-type="float" office:value="0.945316" calcext:value-type="float">
            <text:p>0.945316</text:p>
          </table:table-cell>
          <table:table-cell office:value-type="float" office:value="1.28079" calcext:value-type="float">
            <text:p>1.28079</text:p>
          </table:table-cell>
          <table:table-cell office:value-type="float" office:value="0.0758442" calcext:value-type="float">
            <text:p>0.0758442</text:p>
          </table:table-cell>
          <table:table-cell office:value-type="float" office:value="1.2795" calcext:value-type="float">
            <text:p>1.2795</text:p>
          </table:table-cell>
          <table:table-cell office:value-type="float" office:value="91.9757" calcext:value-type="float">
            <text:p>91.9757</text:p>
          </table:table-cell>
          <table:table-cell office:value-type="float" office:value="2.96009" calcext:value-type="float">
            <text:p>2.96009</text:p>
          </table:table-cell>
          <table:table-cell office:value-type="float" office:value="1194.79" calcext:value-type="float">
            <text:p>1194.79</text:p>
          </table:table-cell>
          <table:table-cell office:value-type="float" office:value="0.0366433" calcext:value-type="float">
            <text:p>0.0366433</text:p>
          </table:table-cell>
          <table:table-cell office:value-type="float" office:value="0.000589922" calcext:value-type="float">
            <text:p>0.000589922</text:p>
          </table:table-cell>
          <table:table-cell office:value-type="float" office:value="0.0366251" calcext:value-type="float">
            <text:p>0.0366251</text:p>
          </table:table-cell>
          <table:table-cell office:value-type="float" office:value="2176.14" calcext:value-type="float">
            <text:p>2176.14</text:p>
          </table:table-cell>
          <table:table-cell office:value-type="float" office:value="92.0868" calcext:value-type="float">
            <text:p>92.0868</text:p>
          </table:table-cell>
          <table:table-cell office:value-type="float" office:value="28281.5" calcext:value-type="float">
            <text:p>28281.5</text:p>
          </table:table-cell>
          <table:table-cell office:value-type="float" office:value="0.86682" calcext:value-type="float">
            <text:p>0.86682</text:p>
          </table:table-cell>
          <table:table-cell office:value-type="float" office:value="0.0225677" calcext:value-type="float">
            <text:p>0.0225677</text:p>
          </table:table-cell>
          <table:table-cell office:value-type="float" office:value="0.866946" calcext:value-type="float">
            <text:p>0.866946</text:p>
          </table:table-cell>
          <table:table-cell office:value-type="float" office:value="0.000417385" calcext:value-type="float">
            <text:p>0.000417385</text:p>
          </table:table-cell>
          <table:table-cell office:value-type="float" office:value="0.00000234006" calcext:value-type="float">
            <text:p>2.34006E-06</text:p>
          </table:table-cell>
          <table:table-cell office:value-type="float" office:value="0.000417348" calcext:value-type="float">
            <text:p>0.000417348</text:p>
          </table:table-cell>
          <table:table-cell office:value-type="float" office:value="3199.47" calcext:value-type="float">
            <text:p>3199.47</text:p>
          </table:table-cell>
          <table:table-cell office:value-type="float" office:value="12.5242" calcext:value-type="float">
            <text:p>12.5242</text:p>
          </table:table-cell>
          <table:table-cell office:value-type="float" office:value="3199.68" calcext:value-type="float">
            <text:p>3199.68</text:p>
          </table:table-cell>
          <table:table-cell office:value-type="float" office:value="0.000402514" calcext:value-type="float">
            <text:p>0.000402514</text:p>
          </table:table-cell>
          <table:table-cell office:value-type="float" office:value="0.00000193934" calcext:value-type="float">
            <text:p>1.93934E-06</text:p>
          </table:table-cell>
          <table:table-cell office:value-type="float" office:value="0.000402531" calcext:value-type="float">
            <text:p>0.000402531</text:p>
          </table:table-cell>
          <table:table-cell office:value-type="float" office:value="2978.33" calcext:value-type="float">
            <text:p>2978.33</text:p>
          </table:table-cell>
          <table:table-cell office:value-type="float" office:value="51.5896" calcext:value-type="float">
            <text:p>51.5896</text:p>
          </table:table-cell>
          <table:table-cell office:value-type="float" office:value="2979.19" calcext:value-type="float">
            <text:p>2979.19</text:p>
          </table:table-cell>
          <table:table-cell office:value-type="float" office:value="0.000492052" calcext:value-type="float">
            <text:p>0.000492052</text:p>
          </table:table-cell>
          <table:table-cell office:value-type="float" office:value="0.0000236045" calcext:value-type="float">
            <text:p>2.36045E-05</text:p>
          </table:table-cell>
          <table:table-cell office:value-type="float" office:value="0.000491653" calcext:value-type="float">
            <text:p>0.000491653</text:p>
          </table:table-cell>
          <table:table-cell office:value-type="float" office:value="4339.41" calcext:value-type="float">
            <text:p>4339.41</text:p>
          </table:table-cell>
          <table:table-cell office:value-type="float" office:value="288.638" calcext:value-type="float">
            <text:p>288.638</text:p>
          </table:table-cell>
          <table:table-cell office:value-type="float" office:value="4334.52" calcext:value-type="float">
            <text:p>4334.52</text:p>
          </table:table-cell>
          <table:table-cell office:value-type="float" office:value="0.923247" calcext:value-type="float">
            <text:p>0.923247</text:p>
          </table:table-cell>
          <table:table-cell office:value-type="float" office:value="0.0157155" calcext:value-type="float">
            <text:p>0.0157155</text:p>
          </table:table-cell>
          <table:table-cell office:value-type="float" office:value="0.923247" calcext:value-type="float">
            <text:p>0.923247</text:p>
          </table:table-cell>
          <table:table-cell office:value-type="float" office:value="2509.38" calcext:value-type="float">
            <text:p>2509.38</text:p>
          </table:table-cell>
          <table:table-cell office:value-type="float" office:value="42.7147" calcext:value-type="float">
            <text:p>42.7147</text:p>
          </table:table-cell>
          <table:table-cell office:value-type="float" office:value="32622" calcext:value-type="float">
            <text:p>32622</text:p>
          </table:table-cell>
          <table:table-cell office:value-type="float" office:value="150.581" calcext:value-type="float">
            <text:p>150.581</text:p>
          </table:table-cell>
          <table:table-cell office:value-type="float" office:value="0.749873" calcext:value-type="float">
            <text:p>0.749873</text:p>
          </table:table-cell>
          <table:table-cell office:value-type="float" office:value="150.588" calcext:value-type="float">
            <text:p>150.588</text:p>
          </table:table-cell>
          <table:table-cell office:value-type="float" office:value="0.106551" calcext:value-type="float">
            <text:p>0.106551</text:p>
          </table:table-cell>
          <table:table-cell office:value-type="float" office:value="0.0343016" calcext:value-type="float">
            <text:p>0.0343016</text:p>
          </table:table-cell>
          <table:table-cell office:value-type="float" office:value="0.106325" calcext:value-type="float">
            <text:p>0.106325</text:p>
          </table:table-cell>
          <table:table-cell office:value-type="float" office:value="5.55939" calcext:value-type="float">
            <text:p>5.55939</text:p>
          </table:table-cell>
          <table:table-cell office:value-type="float" office:value="0.0679974" calcext:value-type="float">
            <text:p>0.0679974</text:p>
          </table:table-cell>
          <table:table-cell office:value-type="float" office:value="5.55644" calcext:value-type="float">
            <text:p>5.55644</text:p>
          </table:table-cell>
          <table:table-cell office:value-type="float" office:value="0.808148" calcext:value-type="float">
            <text:p>0.808148</text:p>
          </table:table-cell>
          <table:table-cell office:value-type="float" office:value="113.947" calcext:value-type="float">
            <text:p>113.947</text:p>
          </table:table-cell>
          <table:table-cell office:value-type="float" office:value="0.000526284" calcext:value-type="float">
            <text:p>0.000526284</text:p>
          </table:table-cell>
          <table:table-cell office:value-type="float" office:value="2602.45" calcext:value-type="float">
            <text:p>2602.45</text:p>
          </table:table-cell>
          <table:table-cell office:value-type="float" office:value="0.00044767" calcext:value-type="float">
            <text:p>0.00044767</text:p>
          </table:table-cell>
          <table:table-cell office:value-type="float" office:value="2009.3" calcext:value-type="float">
            <text:p>2009.3</text:p>
          </table:table-cell>
          <table:table-cell office:value-type="float" office:value="0.0273142" calcext:value-type="float">
            <text:p>0.0273142</text:p>
          </table:table-cell>
          <table:table-cell office:value-type="float" office:value="482216" calcext:value-type="float">
            <text:p>482216</text:p>
          </table:table-cell>
          <table:table-cell office:value-type="float" office:value="31.2605" calcext:value-type="float">
            <text:p>31.2605</text:p>
          </table:table-cell>
          <table:table-cell office:value-type="float" office:value="0.0238084" calcext:value-type="float">
            <text:p>0.0238084</text:p>
          </table:table-cell>
          <table:table-cell office:value-type="float" office:value="799.719" calcext:value-type="float">
            <text:p>799.719</text:p>
          </table:table-cell>
          <table:table-cell office:value-type="float" office:value="0.609078" calcext:value-type="float">
            <text:p>0.609078</text:p>
          </table:table-cell>
          <table:table-cell office:value-type="float" office:value="0.483076" calcext:value-type="float">
            <text:p>0.483076</text:p>
          </table:table-cell>
          <table:table-cell office:value-type="float" office:value="49.5278" calcext:value-type="float">
            <text:p>49.5278</text:p>
          </table:table-cell>
          <table:table-cell office:value-type="float" office:value="149.45" calcext:value-type="float">
            <text:p>149.45</text:p>
          </table:table-cell>
          <table:table-cell office:value-type="float" office:value="2.07007" calcext:value-type="float">
            <text:p>2.07007</text:p>
          </table:table-cell>
          <table:table-cell office:value-type="float" office:value="109.662" calcext:value-type="float">
            <text:p>109.662</text:p>
          </table:table-cell>
          <table:table-cell office:value-type="float" office:value="6.55651" calcext:value-type="float">
            <text:p>6.55651</text:p>
          </table:table-cell>
          <table:table-cell office:value-type="float" office:value="0.888794" calcext:value-type="float">
            <text:p>0.888794</text:p>
          </table:table-cell>
          <table:table-cell office:value-type="float" office:value="1.55674" calcext:value-type="float">
            <text:p>1.55674</text:p>
          </table:table-cell>
          <table:table-cell office:value-type="float" office:value="0.000526284" calcext:value-type="float">
            <text:p>0.000526284</text:p>
          </table:table-cell>
          <table:table-cell office:value-type="float" office:value="2602.45" calcext:value-type="float">
            <text:p>2602.45</text:p>
          </table:table-cell>
          <table:table-cell office:value-type="float" office:value="0.000492058" calcext:value-type="float">
            <text:p>0.000492058</text:p>
          </table:table-cell>
          <table:table-cell office:value-type="float" office:value="2203.05" calcext:value-type="float">
            <text:p>2203.05</text:p>
          </table:table-cell>
          <table:table-cell office:value-type="float" office:value="0.000693813" calcext:value-type="float">
            <text:p>0.000693813</text:p>
          </table:table-cell>
          <table:table-cell office:value-type="float" office:value="4619.36" calcext:value-type="float">
            <text:p>4619.36</text:p>
          </table:table-cell>
          <table:table-cell office:value-type="float" office:value="31.2605" calcext:value-type="float">
            <text:p>31.2605</text:p>
          </table:table-cell>
          <table:table-cell office:value-type="float" office:value="0.0238084" calcext:value-type="float">
            <text:p>0.0238084</text:p>
          </table:table-cell>
          <table:table-cell office:value-type="float" office:value="982.06" calcext:value-type="float">
            <text:p>982.06</text:p>
          </table:table-cell>
          <table:table-cell office:value-type="float" office:value="0.747951" calcext:value-type="float">
            <text:p>0.747951</text:p>
          </table:table-cell>
          <table:table-cell office:value-type="float" office:value="0.483076" calcext:value-type="float">
            <text:p>0.483076</text:p>
          </table:table-cell>
          <table:table-cell office:value-type="float" office:value="49.5278" calcext:value-type="float">
            <text:p>49.5278</text:p>
          </table:table-cell>
          <table:table-cell office:value-type="float" office:value="149.45" calcext:value-type="float">
            <text:p>149.45</text:p>
          </table:table-cell>
          <table:table-cell office:value-type="float" office:value="1.16832" calcext:value-type="float">
            <text:p>1.16832</text:p>
          </table:table-cell>
          <table:table-cell office:value-type="float" office:value="0.191776" calcext:value-type="float">
            <text:p>0.191776</text:p>
          </table:table-cell>
          <table:table-cell table:number-columns-repeated="2" office:value-type="float" office:value="6.09717" calcext:value-type="float">
            <text:p>6.09717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693359" calcext:value-type="float">
            <text:p>0.693359</text:p>
          </table:table-cell>
          <table:table-cell office:value-type="float" office:value="0.625" calcext:value-type="float">
            <text:p>0.625</text:p>
          </table:table-cell>
          <table:table-cell office:value-type="float" office:value="460.146" calcext:value-type="float">
            <text:p>460.146</text:p>
          </table:table-cell>
          <table:table-cell office:value-type="float" office:value="0" calcext:value-type="float">
            <text:p>0</text:p>
          </table:table-cell>
          <table:table-cell office:value-type="float" office:value="4095" calcext:value-type="float">
            <text:p>4095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693359" calcext:value-type="float">
            <text:p>0.693359</text:p>
          </table:table-cell>
          <table:table-cell office:value-type="float" office:value="0.625" calcext:value-type="float">
            <text:p>0.625</text:p>
          </table:table-cell>
          <table:table-cell office:value-type="float" office:value="2718" calcext:value-type="float">
            <text:p>2718</text:p>
          </table:table-cell>
          <table:table-cell office:value-type="float" office:value="884.886" calcext:value-type="float">
            <text:p>884.886</text:p>
          </table:table-cell>
          <table:table-cell office:value-type="float" office:value="212" calcext:value-type="float">
            <text:p>212</text:p>
          </table:table-cell>
          <table:table-cell office:value-type="float" office:value="1178" calcext:value-type="float">
            <text:p>1178</text:p>
          </table:table-cell>
          <table:table-cell office:value-type="float" office:value="0.00301031" calcext:value-type="float">
            <text:p>0.00301031</text:p>
          </table:table-cell>
          <table:table-cell office:value-type="float" office:value="0.382838" calcext:value-type="float">
            <text:p>0.382838</text:p>
          </table:table-cell>
          <table:table-cell office:value-type="float" office:value="0.0812848" calcext:value-type="float">
            <text:p>0.0812848</text:p>
          </table:table-cell>
          <table:table-cell office:value-type="float" office:value="6448.92" calcext:value-type="float">
            <text:p>6448.92</text:p>
          </table:table-cell>
          <table:table-cell office:value-type="float" office:value="5.43225" calcext:value-type="float">
            <text:p>5.43225</text:p>
          </table:table-cell>
        </table:table-row>
        <table:table-row table:style-name="ro1">
          <table:table-cell office:value-type="string" calcext:value-type="string">
            <text:p>R01-002</text:p>
          </table:table-cell>
          <table:table-cell office:value-type="string" calcext:value-type="string">
            <text:p>R01-002_roi-labels</text:p>
          </table:table-cell>
          <table:table-cell office:value-type="float" office:value="0.504494" calcext:value-type="float">
            <text:p>0.504494</text:p>
          </table:table-cell>
          <table:table-cell office:value-type="float" office:value="1058.43" calcext:value-type="float">
            <text:p>1058.43</text:p>
          </table:table-cell>
          <table:table-cell office:value-type="float" office:value="21.0387" calcext:value-type="float">
            <text:p>21.0387</text:p>
          </table:table-cell>
          <table:table-cell office:value-type="float" office:value="1006.81" calcext:value-type="float">
            <text:p>1006.81</text:p>
          </table:table-cell>
          <table:table-cell table:number-columns-repeated="2" office:value-type="float" office:value="0.0231707" calcext:value-type="float">
            <text:p>0.0231707</text:p>
          </table:table-cell>
          <table:table-cell office:value-type="float" office:value="2229.86" calcext:value-type="float">
            <text:p>2229.86</text:p>
          </table:table-cell>
          <table:table-cell office:value-type="float" office:value="798.933" calcext:value-type="float">
            <text:p>798.933</text:p>
          </table:table-cell>
          <table:table-cell office:value-type="float" office:value="680.001" calcext:value-type="float">
            <text:p>680.001</text:p>
          </table:table-cell>
          <table:table-cell office:value-type="float" office:value="0.851137" calcext:value-type="float">
            <text:p>0.851137</text:p>
          </table:table-cell>
          <table:table-cell office:value-type="float" office:value="0.738611" calcext:value-type="float">
            <text:p>0.738611</text:p>
          </table:table-cell>
          <table:table-cell office:value-type="float" office:value="0.612324" calcext:value-type="float">
            <text:p>0.612324</text:p>
          </table:table-cell>
          <table:table-cell office:value-type="float" office:value="0.353893" calcext:value-type="float">
            <text:p>0.353893</text:p>
          </table:table-cell>
          <table:table-cell office:value-type="float" office:value="0.633123" calcext:value-type="float">
            <text:p>0.633123</text:p>
          </table:table-cell>
          <table:table-cell office:value-type="float" office:value="0.0336761" calcext:value-type="float">
            <text:p>0.0336761</text:p>
          </table:table-cell>
          <table:table-cell office:value-type="float" office:value="7.7223" calcext:value-type="float">
            <text:p>7.7223</text:p>
          </table:table-cell>
          <table:table-cell office:value-type="float" office:value="0.402946" calcext:value-type="float">
            <text:p>0.402946</text:p>
          </table:table-cell>
          <table:table-cell office:value-type="float" office:value="0.0254197" calcext:value-type="float">
            <text:p>0.0254197</text:p>
          </table:table-cell>
          <table:table-cell office:value-type="float" office:value="0.229585" calcext:value-type="float">
            <text:p>0.229585</text:p>
          </table:table-cell>
          <table:table-cell office:value-type="float" office:value="1.35389" calcext:value-type="float">
            <text:p>1.35389</text:p>
          </table:table-cell>
          <table:table-cell office:value-type="float" office:value="1.63312" calcext:value-type="float">
            <text:p>1.63312</text:p>
          </table:table-cell>
          <table:table-cell office:value-type="float" office:value="0.951233" calcext:value-type="float">
            <text:p>0.951233</text:p>
          </table:table-cell>
          <table:table-cell office:value-type="float" office:value="0.498858" calcext:value-type="float">
            <text:p>0.498858</text:p>
          </table:table-cell>
          <table:table-cell office:value-type="float" office:value="1.00458" calcext:value-type="float">
            <text:p>1.00458</text:p>
          </table:table-cell>
          <table:table-cell office:value-type="float" office:value="0.0186924" calcext:value-type="float">
            <text:p>0.0186924</text:p>
          </table:table-cell>
          <table:table-cell office:value-type="float" office:value="5.94458" calcext:value-type="float">
            <text:p>5.94458</text:p>
          </table:table-cell>
          <table:table-cell office:value-type="float" office:value="0.124145" calcext:value-type="float">
            <text:p>0.124145</text:p>
          </table:table-cell>
          <table:table-cell office:value-type="float" office:value="2.00458" calcext:value-type="float">
            <text:p>2.00458</text:p>
          </table:table-cell>
          <table:table-cell office:value-type="float" office:value="16.0363" calcext:value-type="float">
            <text:p>16.0363</text:p>
          </table:table-cell>
          <table:table-cell office:value-type="float" office:value="13.2007" calcext:value-type="float">
            <text:p>13.2007</text:p>
          </table:table-cell>
          <table:table-cell office:value-type="float" office:value="7.37457" calcext:value-type="float">
            <text:p>7.37457</text:p>
          </table:table-cell>
          <table:table-cell office:value-type="float" office:value="0.823172" calcext:value-type="float">
            <text:p>0.823172</text:p>
          </table:table-cell>
          <table:table-cell office:value-type="float" office:value="0.459866" calcext:value-type="float">
            <text:p>0.459866</text:p>
          </table:table-cell>
          <table:table-cell office:value-type="float" office:value="16.0363" calcext:value-type="float">
            <text:p>16.0363</text:p>
          </table:table-cell>
          <table:table-cell office:value-type="float" office:value="13.2007" calcext:value-type="float">
            <text:p>13.2007</text:p>
          </table:table-cell>
          <table:table-cell office:value-type="float" office:value="7.37457" calcext:value-type="float">
            <text:p>7.37457</text:p>
          </table:table-cell>
          <table:table-cell office:value-type="float" office:value="0.823172" calcext:value-type="float">
            <text:p>0.823172</text:p>
          </table:table-cell>
          <table:table-cell office:value-type="float" office:value="0.459866" calcext:value-type="float">
            <text:p>0.459866</text:p>
          </table:table-cell>
          <table:table-cell office:value-type="float" office:value="737655" calcext:value-type="float">
            <text:p>737655</text:p>
          </table:table-cell>
          <table:table-cell office:value-type="float" office:value="0.0358153" calcext:value-type="float">
            <text:p>0.0358153</text:p>
          </table:table-cell>
          <table:table-cell office:value-type="float" office:value="0.873631" calcext:value-type="float">
            <text:p>0.873631</text:p>
          </table:table-cell>
          <table:table-cell office:value-type="float" office:value="0.29925" calcext:value-type="float">
            <text:p>0.29925</text:p>
          </table:table-cell>
          <table:table-cell office:value-type="float" office:value="0.55582" calcext:value-type="float">
            <text:p>0.55582</text:p>
          </table:table-cell>
          <table:table-cell office:value-type="float" office:value="0.322269" calcext:value-type="float">
            <text:p>0.322269</text:p>
          </table:table-cell>
          <table:table-cell office:value-type="float" office:value="0.497429" calcext:value-type="float">
            <text:p>0.497429</text:p>
          </table:table-cell>
          <table:table-cell office:value-type="float" office:value="0.977403" calcext:value-type="float">
            <text:p>0.977403</text:p>
          </table:table-cell>
          <table:table-cell office:value-type="float" office:value="1.14613" calcext:value-type="float">
            <text:p>1.14613</text:p>
          </table:table-cell>
          <table:table-cell office:value-type="float" office:value="0.00950458" calcext:value-type="float">
            <text:p>0.00950458</text:p>
          </table:table-cell>
          <table:table-cell office:value-type="float" office:value="0.022779" calcext:value-type="float">
            <text:p>0.022779</text:p>
          </table:table-cell>
          <table:table-cell office:value-type="float" office:value="0.580696" calcext:value-type="float">
            <text:p>0.580696</text:p>
          </table:table-cell>
          <table:table-cell office:value-type="float" office:value="0.969338" calcext:value-type="float">
            <text:p>0.969338</text:p>
          </table:table-cell>
          <table:table-cell office:value-type="float" office:value="-4.1759" calcext:value-type="float">
            <text:p>-4.1759</text:p>
          </table:table-cell>
          <table:table-cell office:value-type="float" office:value="4.1759" calcext:value-type="float">
            <text:p>4.1759</text:p>
          </table:table-cell>
          <table:table-cell office:value-type="float" office:value="0.191858" calcext:value-type="float">
            <text:p>0.191858</text:p>
          </table:table-cell>
          <table:table-cell office:value-type="float" office:value="0.87656" calcext:value-type="float">
            <text:p>0.87656</text:p>
          </table:table-cell>
          <table:table-cell office:value-type="float" office:value="0.386729" calcext:value-type="float">
            <text:p>0.386729</text:p>
          </table:table-cell>
          <table:table-cell office:value-type="float" office:value="0.844361" calcext:value-type="float">
            <text:p>0.844361</text:p>
          </table:table-cell>
          <table:table-cell office:value-type="float" office:value="0.671664" calcext:value-type="float">
            <text:p>0.671664</text:p>
          </table:table-cell>
          <table:table-cell office:value-type="float" office:value="1.83903" calcext:value-type="float">
            <text:p>1.83903</text:p>
          </table:table-cell>
          <table:table-cell office:value-type="float" office:value="-0.715444" calcext:value-type="float">
            <text:p>-0.715444</text:p>
          </table:table-cell>
          <table:table-cell office:value-type="float" office:value="0.552117" calcext:value-type="float">
            <text:p>0.552117</text:p>
          </table:table-cell>
          <table:table-cell office:value-type="float" office:value="-1.82632" calcext:value-type="float">
            <text:p>-1.82632</text:p>
          </table:table-cell>
          <table:table-cell office:value-type="float" office:value="-3.87197" calcext:value-type="float">
            <text:p>-3.87197</text:p>
          </table:table-cell>
          <table:table-cell office:value-type="float" office:value="46.4196" calcext:value-type="float">
            <text:p>46.4196</text:p>
          </table:table-cell>
          <table:table-cell office:value-type="float" office:value="0.904935" calcext:value-type="float">
            <text:p>0.904935</text:p>
          </table:table-cell>
          <table:table-cell office:value-type="float" office:value="4.26388" calcext:value-type="float">
            <text:p>4.26388</text:p>
          </table:table-cell>
          <table:table-cell office:value-type="float" office:value="5.84965" calcext:value-type="float">
            <text:p>5.84965</text:p>
          </table:table-cell>
          <table:table-cell office:value-type="float" office:value="3.46732" calcext:value-type="float">
            <text:p>3.46732</text:p>
          </table:table-cell>
          <table:table-cell office:value-type="float" office:value="6.94063" calcext:value-type="float">
            <text:p>6.94063</text:p>
          </table:table-cell>
          <table:table-cell office:value-type="float" office:value="3.20197" calcext:value-type="float">
            <text:p>3.20197</text:p>
          </table:table-cell>
          <table:table-cell office:value-type="float" office:value="-0.32785" calcext:value-type="float">
            <text:p>-0.32785</text:p>
          </table:table-cell>
          <table:table-cell office:value-type="float" office:value="0.509193" calcext:value-type="float">
            <text:p>0.509193</text:p>
          </table:table-cell>
          <table:table-cell office:value-type="float" office:value="-2.36214" calcext:value-type="float">
            <text:p>-2.36214</text:p>
          </table:table-cell>
          <table:table-cell office:value-type="float" office:value="-6.2524" calcext:value-type="float">
            <text:p>-6.2524</text:p>
          </table:table-cell>
          <table:table-cell office:value-type="float" office:value="2.0994" calcext:value-type="float">
            <text:p>2.0994</text:p>
          </table:table-cell>
          <table:table-cell office:value-type="float" office:value="-0.425042" calcext:value-type="float">
            <text:p>-0.425042</text:p>
          </table:table-cell>
          <table:table-cell office:value-type="float" office:value="0.893736" calcext:value-type="float">
            <text:p>0.893736</text:p>
          </table:table-cell>
          <table:table-cell office:value-type="float" office:value="-1.63212" calcext:value-type="float">
            <text:p>-1.63212</text:p>
          </table:table-cell>
          <table:table-cell office:value-type="float" office:value="0.504989" calcext:value-type="float">
            <text:p>0.504989</text:p>
          </table:table-cell>
          <table:table-cell office:value-type="float" office:value="0.374554" calcext:value-type="float">
            <text:p>0.374554</text:p>
          </table:table-cell>
          <table:table-cell office:value-type="float" office:value="1.53887" calcext:value-type="float">
            <text:p>1.53887</text:p>
          </table:table-cell>
          <table:table-cell office:value-type="float" office:value="-0.785571" calcext:value-type="float">
            <text:p>-0.785571</text:p>
          </table:table-cell>
          <table:table-cell office:value-type="float" office:value="0.893721" calcext:value-type="float">
            <text:p>0.893721</text:p>
          </table:table-cell>
          <table:table-cell office:value-type="float" office:value="-1.7344" calcext:value-type="float">
            <text:p>-1.7344</text:p>
          </table:table-cell>
          <table:table-cell office:value-type="float" office:value="-2.0994" calcext:value-type="float">
            <text:p>-2.0994</text:p>
          </table:table-cell>
          <table:table-cell office:value-type="float" office:value="6.2524" calcext:value-type="float">
            <text:p>6.2524</text:p>
          </table:table-cell>
          <table:table-cell office:value-type="float" office:value="0.806623" calcext:value-type="float">
            <text:p>0.806623</text:p>
          </table:table-cell>
          <table:table-cell office:value-type="float" office:value="1.11338" calcext:value-type="float">
            <text:p>1.11338</text:p>
          </table:table-cell>
          <table:table-cell office:value-type="float" office:value="1.70311" calcext:value-type="float">
            <text:p>1.70311</text:p>
          </table:table-cell>
          <table:table-cell office:value-type="float" office:value="1.09009" calcext:value-type="float">
            <text:p>1.09009</text:p>
          </table:table-cell>
          <table:table-cell office:value-type="float" office:value="1.11756" calcext:value-type="float">
            <text:p>1.11756</text:p>
          </table:table-cell>
          <table:table-cell office:value-type="float" office:value="1.64871" calcext:value-type="float">
            <text:p>1.64871</text:p>
          </table:table-cell>
          <table:table-cell office:value-type="float" office:value="-0.413952" calcext:value-type="float">
            <text:p>-0.413952</text:p>
          </table:table-cell>
          <table:table-cell office:value-type="float" office:value="0.328888" calcext:value-type="float">
            <text:p>0.328888</text:p>
          </table:table-cell>
          <table:table-cell office:value-type="float" office:value="-1.49033" calcext:value-type="float">
            <text:p>-1.49033</text:p>
          </table:table-cell>
          <table:table-cell office:value-type="float" office:value="923.301" calcext:value-type="float">
            <text:p>923.301</text:p>
          </table:table-cell>
          <table:table-cell office:value-type="float" office:value="28503.4" calcext:value-type="float">
            <text:p>28503.4</text:p>
          </table:table-cell>
          <table:table-cell office:value-type="float" office:value="28511.9" calcext:value-type="float">
            <text:p>28511.9</text:p>
          </table:table-cell>
          <table:table-cell office:value-type="float" office:value="-1.50597" calcext:value-type="float">
            <text:p>-1.50597</text:p>
          </table:table-cell>
          <table:table-cell office:value-type="float" office:value="4.58406" calcext:value-type="float">
            <text:p>4.58406</text:p>
          </table:table-cell>
          <table:table-cell office:value-type="float" office:value="1019.42" calcext:value-type="float">
            <text:p>1019.42</text:p>
          </table:table-cell>
          <table:table-cell office:value-type="float" office:value="197" calcext:value-type="float">
            <text:p>197</text:p>
          </table:table-cell>
          <table:table-cell office:value-type="float" office:value="1168" calcext:value-type="float">
            <text:p>1168</text:p>
          </table:table-cell>
          <table:table-cell office:value-type="float" office:value="971" calcext:value-type="float">
            <text:p>971</text:p>
          </table:table-cell>
          <table:table-cell office:value-type="float" office:value="131.633" calcext:value-type="float">
            <text:p>131.633</text:p>
          </table:table-cell>
          <table:table-cell office:value-type="float" office:value="84.941" calcext:value-type="float">
            <text:p>84.941</text:p>
          </table:table-cell>
          <table:table-cell office:value-type="float" office:value="115.144" calcext:value-type="float">
            <text:p>115.144</text:p>
          </table:table-cell>
          <table:table-cell office:value-type="float" office:value="0.182882" calcext:value-type="float">
            <text:p>0.182882</text:p>
          </table:table-cell>
          <table:table-cell office:value-type="float" office:value="0.0923169" calcext:value-type="float">
            <text:p>0.0923169</text:p>
          </table:table-cell>
          <table:table-cell office:value-type="float" office:value="1847630000" calcext:value-type="float">
            <text:p>1847630000</text:p>
          </table:table-cell>
          <table:table-cell office:value-type="float" office:value="938.435" calcext:value-type="float">
            <text:p>938.435</text:p>
          </table:table-cell>
          <table:table-cell office:value-type="float" office:value="951.549" calcext:value-type="float">
            <text:p>951.549</text:p>
          </table:table-cell>
          <table:table-cell office:value-type="float" office:value="0.0598132" calcext:value-type="float">
            <text:p>0.0598132</text:p>
          </table:table-cell>
          <table:table-cell office:value-type="float" office:value="4.65468" calcext:value-type="float">
            <text:p>4.65468</text:p>
          </table:table-cell>
          <table:table-cell office:value-type="float" office:value="1.58406" calcext:value-type="float">
            <text:p>1.58406</text:p>
          </table:table-cell>
          <table:table-cell office:value-type="float" office:value="0.216693" calcext:value-type="float">
            <text:p>0.216693</text:p>
          </table:table-cell>
          <table:table-cell office:value-type="float" office:value="1937090" calcext:value-type="float">
            <text:p>1937090</text:p>
          </table:table-cell>
          <table:table-cell office:value-type="float" office:value="1019.42" calcext:value-type="float">
            <text:p>1019.42</text:p>
          </table:table-cell>
          <table:table-cell office:value-type="float" office:value="253" calcext:value-type="float">
            <text:p>253</text:p>
          </table:table-cell>
          <table:table-cell office:value-type="float" office:value="168.83" calcext:value-type="float">
            <text:p>168.83</text:p>
          </table:table-cell>
          <table:table-cell office:value-type="float" office:value="168.855" calcext:value-type="float">
            <text:p>168.855</text:p>
          </table:table-cell>
          <table:table-cell office:value-type="float" office:value="2098" calcext:value-type="float">
            <text:p>2098</text:p>
          </table:table-cell>
          <table:table-cell office:value-type="float" office:value="555.424" calcext:value-type="float">
            <text:p>555.424</text:p>
          </table:table-cell>
          <table:table-cell office:value-type="float" office:value="649.014" calcext:value-type="float">
            <text:p>649.014</text:p>
          </table:table-cell>
          <table:table-cell office:value-type="float" office:value="720.357" calcext:value-type="float">
            <text:p>720.357</text:p>
          </table:table-cell>
          <table:table-cell office:value-type="float" office:value="800.392" calcext:value-type="float">
            <text:p>800.392</text:p>
          </table:table-cell>
          <table:table-cell office:value-type="float" office:value="859.888" calcext:value-type="float">
            <text:p>859.888</text:p>
          </table:table-cell>
          <table:table-cell office:value-type="float" office:value="909.882" calcext:value-type="float">
            <text:p>909.882</text:p>
          </table:table-cell>
          <table:table-cell office:value-type="float" office:value="949.617" calcext:value-type="float">
            <text:p>949.617</text:p>
          </table:table-cell>
          <table:table-cell office:value-type="float" office:value="969.15" calcext:value-type="float">
            <text:p>969.15</text:p>
          </table:table-cell>
          <table:table-cell office:value-type="float" office:value="981.805" calcext:value-type="float">
            <text:p>981.805</text:p>
          </table:table-cell>
          <table:table-cell office:value-type="float" office:value="992.179" calcext:value-type="float">
            <text:p>992.179</text:p>
          </table:table-cell>
          <table:table-cell office:value-type="float" office:value="1002.45" calcext:value-type="float">
            <text:p>1002.45</text:p>
          </table:table-cell>
          <table:table-cell office:value-type="float" office:value="1012.11" calcext:value-type="float">
            <text:p>1012.11</text:p>
          </table:table-cell>
          <table:table-cell office:value-type="float" office:value="1019.37" calcext:value-type="float">
            <text:p>1019.37</text:p>
          </table:table-cell>
          <table:table-cell office:value-type="float" office:value="1026.63" calcext:value-type="float">
            <text:p>1026.63</text:p>
          </table:table-cell>
          <table:table-cell office:value-type="float" office:value="1034.8" calcext:value-type="float">
            <text:p>1034.8</text:p>
          </table:table-cell>
          <table:table-cell office:value-type="float" office:value="1043.22" calcext:value-type="float">
            <text:p>1043.22</text:p>
          </table:table-cell>
          <table:table-cell office:value-type="float" office:value="1052.42" calcext:value-type="float">
            <text:p>1052.42</text:p>
          </table:table-cell>
          <table:table-cell office:value-type="float" office:value="1061.93" calcext:value-type="float">
            <text:p>1061.93</text:p>
          </table:table-cell>
          <table:table-cell office:value-type="float" office:value="1078.67" calcext:value-type="float">
            <text:p>1078.67</text:p>
          </table:table-cell>
          <table:table-cell office:value-type="float" office:value="174.912" calcext:value-type="float">
            <text:p>174.9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504494" calcext:value-type="float">
            <text:p>0.504494</text:p>
          </table:table-cell>
          <table:table-cell office:value-type="float" office:value="923.301" calcext:value-type="float">
            <text:p>923.301</text:p>
          </table:table-cell>
          <table:table-cell office:value-type="float" office:value="28489.8" calcext:value-type="float">
            <text:p>28489.8</text:p>
          </table:table-cell>
          <table:table-cell office:value-type="float" office:value="-1.50618" calcext:value-type="float">
            <text:p>-1.50618</text:p>
          </table:table-cell>
          <table:table-cell office:value-type="float" office:value="1.58393" calcext:value-type="float">
            <text:p>1.58393</text:p>
          </table:table-cell>
          <table:table-cell office:value-type="float" office:value="984.416" calcext:value-type="float">
            <text:p>984.416</text:p>
          </table:table-cell>
          <table:table-cell office:value-type="float" office:value="197" calcext:value-type="float">
            <text:p>197</text:p>
          </table:table-cell>
          <table:table-cell office:value-type="float" office:value="546.818" calcext:value-type="float">
            <text:p>546.818</text:p>
          </table:table-cell>
          <table:table-cell office:value-type="float" office:value="651.842" calcext:value-type="float">
            <text:p>651.842</text:p>
          </table:table-cell>
          <table:table-cell office:value-type="float" office:value="721.857" calcext:value-type="float">
            <text:p>721.857</text:p>
          </table:table-cell>
          <table:table-cell office:value-type="float" office:value="791.873" calcext:value-type="float">
            <text:p>791.873</text:p>
          </table:table-cell>
          <table:table-cell office:value-type="float" office:value="861.889" calcext:value-type="float">
            <text:p>861.889</text:p>
          </table:table-cell>
          <table:table-cell office:value-type="float" office:value="914.4" calcext:value-type="float">
            <text:p>914.4</text:p>
          </table:table-cell>
          <table:table-cell office:value-type="float" office:value="949.408" calcext:value-type="float">
            <text:p>949.408</text:p>
          </table:table-cell>
          <table:table-cell office:value-type="float" office:value="966.912" calcext:value-type="float">
            <text:p>966.912</text:p>
          </table:table-cell>
          <table:table-cell table:number-columns-repeated="2" office:value-type="float" office:value="984.416" calcext:value-type="float">
            <text:p>984.416</text:p>
          </table:table-cell>
          <table:table-cell office:value-type="float" office:value="1001.92" calcext:value-type="float">
            <text:p>1001.92</text:p>
          </table:table-cell>
          <table:table-cell table:number-columns-repeated="3" office:value-type="float" office:value="1019.42" calcext:value-type="float">
            <text:p>1019.42</text:p>
          </table:table-cell>
          <table:table-cell table:number-columns-repeated="2" office:value-type="float" office:value="1036.93" calcext:value-type="float">
            <text:p>1036.93</text:p>
          </table:table-cell>
          <table:table-cell table:number-columns-repeated="2" office:value-type="float" office:value="1054.43" calcext:value-type="float">
            <text:p>1054.43</text:p>
          </table:table-cell>
          <table:table-cell office:value-type="float" office:value="1071.94" calcext:value-type="float">
            <text:p>1071.94</text:p>
          </table:table-cell>
          <table:table-cell office:value-type="float" office:value="1168" calcext:value-type="float">
            <text:p>1168</text:p>
          </table:table-cell>
          <table:table-cell office:value-type="float" office:value="175.039" calcext:value-type="float">
            <text:p>175.039</text:p>
          </table:table-cell>
          <table:table-cell office:value-type="float" office:value="971" calcext:value-type="float">
            <text:p>971</text:p>
          </table:table-cell>
          <table:table-cell office:value-type="float" office:value="131.603" calcext:value-type="float">
            <text:p>131.603</text:p>
          </table:table-cell>
          <table:table-cell office:value-type="float" office:value="83.1356" calcext:value-type="float">
            <text:p>83.1356</text:p>
          </table:table-cell>
          <table:table-cell office:value-type="float" office:value="115.245" calcext:value-type="float">
            <text:p>115.245</text:p>
          </table:table-cell>
          <table:table-cell office:value-type="float" office:value="0.182811" calcext:value-type="float">
            <text:p>0.182811</text:p>
          </table:table-cell>
          <table:table-cell office:value-type="float" office:value="0.0921832" calcext:value-type="float">
            <text:p>0.0921832</text:p>
          </table:table-cell>
          <table:table-cell office:value-type="float" office:value="1848280000" calcext:value-type="float">
            <text:p>1848280000</text:p>
          </table:table-cell>
          <table:table-cell office:value-type="float" office:value="938.602" calcext:value-type="float">
            <text:p>938.602</text:p>
          </table:table-cell>
          <table:table-cell office:value-type="float" office:value="168.789" calcext:value-type="float">
            <text:p>168.789</text:p>
          </table:table-cell>
          <table:table-cell office:value-type="float" office:value="4.58393" calcext:value-type="float">
            <text:p>4.58393</text:p>
          </table:table-cell>
          <table:table-cell office:value-type="float" office:value="948.824" calcext:value-type="float">
            <text:p>948.824</text:p>
          </table:table-cell>
          <table:table-cell office:value-type="float" office:value="10974.1" calcext:value-type="float">
            <text:p>10974.1</text:p>
          </table:table-cell>
          <table:table-cell office:value-type="float" office:value="0.306503" calcext:value-type="float">
            <text:p>0.306503</text:p>
          </table:table-cell>
          <table:table-cell office:value-type="float" office:value="172" calcext:value-type="float">
            <text:p>172</text:p>
          </table:table-cell>
          <table:table-cell office:value-type="float" office:value="1019.42" calcext:value-type="float">
            <text:p>1019.42</text:p>
          </table:table-cell>
          <table:table-cell office:value-type="float" office:value="0.120591" calcext:value-type="float">
            <text:p>0.120591</text:p>
          </table:table-cell>
          <table:table-cell office:value-type="float" office:value="-4.65468" calcext:value-type="float">
            <text:p>-4.65468</text:p>
          </table:table-cell>
          <table:table-cell office:value-type="float" office:value="0.0598132" calcext:value-type="float">
            <text:p>0.0598132</text:p>
          </table:table-cell>
          <table:table-cell office:value-type="float" office:value="2098" calcext:value-type="float">
            <text:p>2098</text:p>
          </table:table-cell>
          <table:table-cell office:value-type="float" office:value="1937090" calcext:value-type="float">
            <text:p>1937090</text:p>
          </table:table-cell>
          <table:table-cell table:number-columns-repeated="2" office:value-type="float" office:value="0.504494" calcext:value-type="float">
            <text:p>0.504494</text:p>
          </table:table-cell>
          <table:table-cell office:value-type="float" office:value="3" calcext:value-type="float">
            <text:p>3</text:p>
          </table:table-cell>
          <table:table-cell office:value-type="float" office:value="923.119" calcext:value-type="float">
            <text:p>923.119</text:p>
          </table:table-cell>
          <table:table-cell office:value-type="float" office:value="28511.9" calcext:value-type="float">
            <text:p>28511.9</text:p>
          </table:table-cell>
          <table:table-cell office:value-type="float" office:value="-1.50275" calcext:value-type="float">
            <text:p>-1.50275</text:p>
          </table:table-cell>
          <table:table-cell office:value-type="float" office:value="1.57759" calcext:value-type="float">
            <text:p>1.57759</text:p>
          </table:table-cell>
          <table:table-cell office:value-type="float" office:value="984.416" calcext:value-type="float">
            <text:p>984.416</text:p>
          </table:table-cell>
          <table:table-cell office:value-type="float" office:value="197" calcext:value-type="float">
            <text:p>197</text:p>
          </table:table-cell>
          <table:table-cell office:value-type="float" office:value="649.014" calcext:value-type="float">
            <text:p>649.014</text:p>
          </table:table-cell>
          <table:table-cell office:value-type="float" office:value="1061.93" calcext:value-type="float">
            <text:p>1061.93</text:p>
          </table:table-cell>
          <table:table-cell office:value-type="float" office:value="1168" calcext:value-type="float">
            <text:p>1168</text:p>
          </table:table-cell>
          <table:table-cell office:value-type="float" office:value="1019.42" calcext:value-type="float">
            <text:p>1019.42</text:p>
          </table:table-cell>
          <table:table-cell office:value-type="float" office:value="174.912" calcext:value-type="float">
            <text:p>174.912</text:p>
          </table:table-cell>
          <table:table-cell office:value-type="float" office:value="971" calcext:value-type="float">
            <text:p>971</text:p>
          </table:table-cell>
          <table:table-cell office:value-type="float" office:value="131.7" calcext:value-type="float">
            <text:p>131.7</text:p>
          </table:table-cell>
          <table:table-cell office:value-type="float" office:value="84.941" calcext:value-type="float">
            <text:p>84.941</text:p>
          </table:table-cell>
          <table:table-cell office:value-type="float" office:value="115.144" calcext:value-type="float">
            <text:p>115.144</text:p>
          </table:table-cell>
          <table:table-cell office:value-type="float" office:value="0.182917" calcext:value-type="float">
            <text:p>0.182917</text:p>
          </table:table-cell>
          <table:table-cell office:value-type="float" office:value="0.0923169" calcext:value-type="float">
            <text:p>0.0923169</text:p>
          </table:table-cell>
          <table:table-cell office:value-type="float" office:value="4.65468" calcext:value-type="float">
            <text:p>4.65468</text:p>
          </table:table-cell>
          <table:table-cell office:value-type="float" office:value="0.0598132" calcext:value-type="float">
            <text:p>0.0598132</text:p>
          </table:table-cell>
          <table:table-cell office:value-type="float" office:value="951.549" calcext:value-type="float">
            <text:p>951.549</text:p>
          </table:table-cell>
          <table:table-cell office:value-type="float" office:value="167.498" calcext:value-type="float">
            <text:p>167.498</text:p>
          </table:table-cell>
          <table:table-cell office:value-type="float" office:value="93.0584" calcext:value-type="float">
            <text:p>93.0584</text:p>
          </table:table-cell>
          <table:table-cell office:value-type="float" office:value="-1.50275" calcext:value-type="float">
            <text:p>-1.50275</text:p>
          </table:table-cell>
          <table:table-cell office:value-type="float" office:value="1.57759" calcext:value-type="float">
            <text:p>1.57759</text:p>
          </table:table-cell>
          <table:table-cell office:value-type="float" office:value="171" calcext:value-type="float">
            <text:p>171</text:p>
          </table:table-cell>
          <table:table-cell office:value-type="float" office:value="126" calcext:value-type="float">
            <text:p>126</text:p>
          </table:table-cell>
          <table:table-cell office:value-type="float" office:value="152" calcext:value-type="float">
            <text:p>152</text:p>
          </table:table-cell>
          <table:table-cell office:value-type="float" office:value="175" calcext:value-type="float">
            <text:p>175</text:p>
          </table:table-cell>
          <table:table-cell office:value-type="float" office:value="181" calcext:value-type="float">
            <text:p>181</text:p>
          </table:table-cell>
          <table:table-cell office:value-type="float" office:value="173" calcext:value-type="float">
            <text:p>173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7.52406" calcext:value-type="float">
            <text:p>7.52406</text:p>
          </table:table-cell>
          <table:table-cell office:value-type="float" office:value="4.85269" calcext:value-type="float">
            <text:p>4.85269</text:p>
          </table:table-cell>
          <table:table-cell office:value-type="float" office:value="6.57817" calcext:value-type="float">
            <text:p>6.57817</text:p>
          </table:table-cell>
          <table:table-cell office:value-type="float" office:value="0.0575928" calcext:value-type="float">
            <text:p>0.0575928</text:p>
          </table:table-cell>
          <table:table-cell office:value-type="float" office:value="0.0295858" calcext:value-type="float">
            <text:p>0.0295858</text:p>
          </table:table-cell>
          <table:table-cell office:value-type="float" office:value="4.65468" calcext:value-type="float">
            <text:p>4.65468</text:p>
          </table:table-cell>
          <table:table-cell office:value-type="float" office:value="0.0598132" calcext:value-type="float">
            <text:p>0.0598132</text:p>
          </table:table-cell>
          <table:table-cell office:value-type="float" office:value="55" calcext:value-type="float">
            <text:p>55</text:p>
          </table:table-cell>
          <table:table-cell office:value-type="float" office:value="170" calcext:value-type="float">
            <text:p>170</text:p>
          </table:table-cell>
          <table:table-cell office:value-type="float" office:value="-65.5" calcext:value-type="float">
            <text:p>-65.5</text:p>
          </table:table-cell>
          <table:table-cell office:value-type="float" office:value="176" calcext:value-type="float">
            <text:p>176</text:p>
          </table:table-cell>
          <table:table-cell office:value-type="float" office:value="168.122" calcext:value-type="float">
            <text:p>168.122</text:p>
          </table:table-cell>
          <table:table-cell office:value-type="float" office:value="256" calcext:value-type="float">
            <text:p>256</text:p>
          </table:table-cell>
          <table:table-cell office:value-type="float" office:value="17.5039" calcext:value-type="float">
            <text:p>17.50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71.94" calcext:value-type="float">
            <text:p>1071.94</text:p>
          </table:table-cell>
          <table:table-cell office:value-type="float" office:value="669.346" calcext:value-type="float">
            <text:p>669.346</text:p>
          </table:table-cell>
          <table:table-cell office:value-type="float" office:value="1" calcext:value-type="float">
            <text:p>1</text:p>
          </table:table-cell>
          <table:table-cell office:value-type="float" office:value="402.59" calcext:value-type="float">
            <text:p>402.59</text:p>
          </table:table-cell>
          <table:table-cell office:value-type="float" office:value="0.654894" calcext:value-type="float">
            <text:p>0.654894</text:p>
          </table:table-cell>
          <table:table-cell office:value-type="float" office:value="814.513" calcext:value-type="float">
            <text:p>814.513</text:p>
          </table:table-cell>
          <table:table-cell office:value-type="float" office:value="889.369" calcext:value-type="float">
            <text:p>889.369</text:p>
          </table:table-cell>
          <table:table-cell office:value-type="float" office:value="0.0216959" calcext:value-type="float">
            <text:p>0.0216959</text:p>
          </table:table-cell>
          <table:table-cell office:value-type="float" office:value="169.45" calcext:value-type="float">
            <text:p>169.45</text:p>
          </table:table-cell>
          <table:table-cell office:value-type="float" office:value="64.8305" calcext:value-type="float">
            <text:p>64.8305</text:p>
          </table:table-cell>
          <table:table-cell office:value-type="float" office:value="8.49706" calcext:value-type="float">
            <text:p>8.49706</text:p>
          </table:table-cell>
          <table:table-cell office:value-type="float" office:value="5.8377" calcext:value-type="float">
            <text:p>5.8377</text:p>
          </table:table-cell>
          <table:table-cell office:value-type="float" office:value="45.2244" calcext:value-type="float">
            <text:p>45.2244</text:p>
          </table:table-cell>
          <table:table-cell office:value-type="float" office:value="4.0254" calcext:value-type="float">
            <text:p>4.0254</text:p>
          </table:table-cell>
          <table:table-cell office:value-type="float" office:value="338.9" calcext:value-type="float">
            <text:p>338.9</text:p>
          </table:table-cell>
          <table:table-cell office:value-type="float" office:value="180.019" calcext:value-type="float">
            <text:p>180.019</text:p>
          </table:table-cell>
          <table:table-cell office:value-type="float" office:value="5.13386" calcext:value-type="float">
            <text:p>5.13386</text:p>
          </table:table-cell>
          <table:table-cell office:value-type="float" office:value="0.00719797" calcext:value-type="float">
            <text:p>0.00719797</text:p>
          </table:table-cell>
          <table:table-cell office:value-type="float" office:value="79.3031" calcext:value-type="float">
            <text:p>79.3031</text:p>
          </table:table-cell>
          <table:table-cell office:value-type="float" office:value="5.8377" calcext:value-type="float">
            <text:p>5.8377</text:p>
          </table:table-cell>
          <table:table-cell office:value-type="float" office:value="0.306934" calcext:value-type="float">
            <text:p>0.306934</text:p>
          </table:table-cell>
          <table:table-cell office:value-type="float" office:value="0.97832" calcext:value-type="float">
            <text:p>0.97832</text:p>
          </table:table-cell>
          <table:table-cell office:value-type="float" office:value="0.223977" calcext:value-type="float">
            <text:p>0.223977</text:p>
          </table:table-cell>
          <table:table-cell office:value-type="float" office:value="0.998799" calcext:value-type="float">
            <text:p>0.998799</text:p>
          </table:table-cell>
          <table:table-cell office:value-type="float" office:value="0.228226" calcext:value-type="float">
            <text:p>0.228226</text:p>
          </table:table-cell>
          <table:table-cell office:value-type="float" office:value="0.388381" calcext:value-type="float">
            <text:p>0.388381</text:p>
          </table:table-cell>
          <table:table-cell office:value-type="float" office:value="28738.6" calcext:value-type="float">
            <text:p>28738.6</text:p>
          </table:table-cell>
          <table:table-cell office:value-type="float" office:value="180.019" calcext:value-type="float">
            <text:p>180.019</text:p>
          </table:table-cell>
          <table:table-cell office:value-type="float" office:value="-4285.55" calcext:value-type="float">
            <text:p>-4285.55</text:p>
          </table:table-cell>
          <table:table-cell office:value-type="float" office:value="196994" calcext:value-type="float">
            <text:p>196994</text:p>
          </table:table-cell>
          <table:table-cell office:value-type="float" office:value="-0.0370345" calcext:value-type="float">
            <text:p>-0.0370345</text:p>
          </table:table-cell>
          <table:table-cell office:value-type="float" office:value="0.523739" calcext:value-type="float">
            <text:p>0.523739</text:p>
          </table:table-cell>
          <table:table-cell office:value-type="float" office:value="0.138637" calcext:value-type="float">
            <text:p>0.138637</text:p>
          </table:table-cell>
          <table:table-cell office:value-type="float" office:value="169.45" calcext:value-type="float">
            <text:p>169.45</text:p>
          </table:table-cell>
          <table:table-cell office:value-type="float" office:value="64.8305" calcext:value-type="float">
            <text:p>64.8305</text:p>
          </table:table-cell>
          <table:table-cell office:value-type="float" office:value="4.32868" calcext:value-type="float">
            <text:p>4.32868</text:p>
          </table:table-cell>
          <table:table-cell table:number-columns-repeated="2" office:value-type="float" office:value="8.65737" calcext:value-type="float">
            <text:p>8.65737</text:p>
          </table:table-cell>
          <table:table-cell office:value-type="float" office:value="0.0235959" calcext:value-type="float">
            <text:p>0.0235959</text:p>
          </table:table-cell>
          <table:table-cell office:value-type="float" office:value="169.46" calcext:value-type="float">
            <text:p>169.46</text:p>
          </table:table-cell>
          <table:table-cell office:value-type="float" office:value="64.6561" calcext:value-type="float">
            <text:p>64.6561</text:p>
          </table:table-cell>
          <table:table-cell office:value-type="float" office:value="8.16068" calcext:value-type="float">
            <text:p>8.16068</text:p>
          </table:table-cell>
          <table:table-cell office:value-type="float" office:value="5.8582" calcext:value-type="float">
            <text:p>5.8582</text:p>
          </table:table-cell>
          <table:table-cell office:value-type="float" office:value="45.2663" calcext:value-type="float">
            <text:p>45.2663</text:p>
          </table:table-cell>
          <table:table-cell office:value-type="float" office:value="4.00274" calcext:value-type="float">
            <text:p>4.00274</text:p>
          </table:table-cell>
          <table:table-cell office:value-type="float" office:value="338.921" calcext:value-type="float">
            <text:p>338.921</text:p>
          </table:table-cell>
          <table:table-cell office:value-type="float" office:value="178.743" calcext:value-type="float">
            <text:p>178.743</text:p>
          </table:table-cell>
          <table:table-cell office:value-type="float" office:value="5.08805" calcext:value-type="float">
            <text:p>5.08805</text:p>
          </table:table-cell>
          <table:table-cell office:value-type="float" office:value="0.00752689" calcext:value-type="float">
            <text:p>0.00752689</text:p>
          </table:table-cell>
          <table:table-cell office:value-type="float" office:value="79.882" calcext:value-type="float">
            <text:p>79.882</text:p>
          </table:table-cell>
          <table:table-cell office:value-type="float" office:value="5.8582" calcext:value-type="float">
            <text:p>5.8582</text:p>
          </table:table-cell>
          <table:table-cell office:value-type="float" office:value="0.306382" calcext:value-type="float">
            <text:p>0.306382</text:p>
          </table:table-cell>
          <table:table-cell office:value-type="float" office:value="0.978248" calcext:value-type="float">
            <text:p>0.978248</text:p>
          </table:table-cell>
          <table:table-cell office:value-type="float" office:value="0.223412" calcext:value-type="float">
            <text:p>0.223412</text:p>
          </table:table-cell>
          <table:table-cell office:value-type="float" office:value="0.99879" calcext:value-type="float">
            <text:p>0.99879</text:p>
          </table:table-cell>
          <table:table-cell office:value-type="float" office:value="0.227914" calcext:value-type="float">
            <text:p>0.227914</text:p>
          </table:table-cell>
          <table:table-cell office:value-type="float" office:value="0.377733" calcext:value-type="float">
            <text:p>0.377733</text:p>
          </table:table-cell>
          <table:table-cell office:value-type="float" office:value="28741.6" calcext:value-type="float">
            <text:p>28741.6</text:p>
          </table:table-cell>
          <table:table-cell office:value-type="float" office:value="178.743" calcext:value-type="float">
            <text:p>178.743</text:p>
          </table:table-cell>
          <table:table-cell office:value-type="float" office:value="-4213.12" calcext:value-type="float">
            <text:p>-4213.12</text:p>
          </table:table-cell>
          <table:table-cell office:value-type="float" office:value="193038" calcext:value-type="float">
            <text:p>193038</text:p>
          </table:table-cell>
          <table:table-cell office:value-type="float" office:value="-0.112457" calcext:value-type="float">
            <text:p>-0.112457</text:p>
          </table:table-cell>
          <table:table-cell office:value-type="float" office:value="0.7835" calcext:value-type="float">
            <text:p>0.7835</text:p>
          </table:table-cell>
          <table:table-cell office:value-type="float" office:value="0.138781" calcext:value-type="float">
            <text:p>0.138781</text:p>
          </table:table-cell>
          <table:table-cell office:value-type="float" office:value="169.46" calcext:value-type="float">
            <text:p>169.46</text:p>
          </table:table-cell>
          <table:table-cell office:value-type="float" office:value="64.6561" calcext:value-type="float">
            <text:p>64.6561</text:p>
          </table:table-cell>
          <table:table-cell office:value-type="float" office:value="4.32396" calcext:value-type="float">
            <text:p>4.32396</text:p>
          </table:table-cell>
          <table:table-cell table:number-columns-repeated="2" office:value-type="float" office:value="8.64793" calcext:value-type="float">
            <text:p>8.64793</text:p>
          </table:table-cell>
          <table:table-cell office:value-type="float" office:value="0.00249626" calcext:value-type="float">
            <text:p>0.00249626</text:p>
          </table:table-cell>
          <table:table-cell office:value-type="float" office:value="0.24671" calcext:value-type="float">
            <text:p>0.24671</text:p>
          </table:table-cell>
          <table:table-cell office:value-type="float" office:value="3.22623" calcext:value-type="float">
            <text:p>3.22623</text:p>
          </table:table-cell>
          <table:table-cell office:value-type="float" office:value="0.0393144" calcext:value-type="float">
            <text:p>0.0393144</text:p>
          </table:table-cell>
          <table:table-cell office:value-type="float" office:value="0.545132" calcext:value-type="float">
            <text:p>0.545132</text:p>
          </table:table-cell>
          <table:table-cell office:value-type="float" office:value="8.86597" calcext:value-type="float">
            <text:p>8.86597</text:p>
          </table:table-cell>
          <table:table-cell office:value-type="float" office:value="0.121255" calcext:value-type="float">
            <text:p>0.121255</text:p>
          </table:table-cell>
          <table:table-cell office:value-type="float" office:value="0.493421" calcext:value-type="float">
            <text:p>0.493421</text:p>
          </table:table-cell>
          <table:table-cell office:value-type="float" office:value="24.6468" calcext:value-type="float">
            <text:p>24.6468</text:p>
          </table:table-cell>
          <table:table-cell office:value-type="float" office:value="0.0861798" calcext:value-type="float">
            <text:p>0.0861798</text:p>
          </table:table-cell>
          <table:table-cell office:value-type="float" office:value="0.000213852" calcext:value-type="float">
            <text:p>0.000213852</text:p>
          </table:table-cell>
          <table:table-cell office:value-type="float" office:value="15.0056" calcext:value-type="float">
            <text:p>15.0056</text:p>
          </table:table-cell>
          <table:table-cell office:value-type="float" office:value="0.545132" calcext:value-type="float">
            <text:p>0.545132</text:p>
          </table:table-cell>
          <table:table-cell office:value-type="float" office:value="0.0209617" calcext:value-type="float">
            <text:p>0.0209617</text:p>
          </table:table-cell>
          <table:table-cell office:value-type="float" office:value="0.00192881" calcext:value-type="float">
            <text:p>0.00192881</text:p>
          </table:table-cell>
          <table:table-cell office:value-type="float" office:value="0.0235698" calcext:value-type="float">
            <text:p>0.0235698</text:p>
          </table:table-cell>
          <table:table-cell office:value-type="float" office:value="0.000225752" calcext:value-type="float">
            <text:p>0.000225752</text:p>
          </table:table-cell>
          <table:table-cell office:value-type="float" office:value="0.0176271" calcext:value-type="float">
            <text:p>0.0176271</text:p>
          </table:table-cell>
          <table:table-cell office:value-type="float" office:value="0.132281" calcext:value-type="float">
            <text:p>0.132281</text:p>
          </table:table-cell>
          <table:table-cell office:value-type="float" office:value="75.1042" calcext:value-type="float">
            <text:p>75.1042</text:p>
          </table:table-cell>
          <table:table-cell office:value-type="float" office:value="24.6468" calcext:value-type="float">
            <text:p>24.6468</text:p>
          </table:table-cell>
          <table:table-cell office:value-type="float" office:value="930.018" calcext:value-type="float">
            <text:p>930.018</text:p>
          </table:table-cell>
          <table:table-cell office:value-type="float" office:value="52839.1" calcext:value-type="float">
            <text:p>52839.1</text:p>
          </table:table-cell>
          <table:table-cell office:value-type="float" office:value="0.0212065" calcext:value-type="float">
            <text:p>0.0212065</text:p>
          </table:table-cell>
          <table:table-cell office:value-type="float" office:value="0.0433611" calcext:value-type="float">
            <text:p>0.0433611</text:p>
          </table:table-cell>
          <table:table-cell office:value-type="float" office:value="0.00340858" calcext:value-type="float">
            <text:p>0.00340858</text:p>
          </table:table-cell>
          <table:table-cell office:value-type="float" office:value="0.24671" calcext:value-type="float">
            <text:p>0.24671</text:p>
          </table:table-cell>
          <table:table-cell office:value-type="float" office:value="3.22623" calcext:value-type="float">
            <text:p>3.22623</text:p>
          </table:table-cell>
          <table:table-cell office:value-type="float" office:value="0.0508986" calcext:value-type="float">
            <text:p>0.0508986</text:p>
          </table:table-cell>
          <table:table-cell table:number-columns-repeated="2" office:value-type="float" office:value="0.101797" calcext:value-type="float">
            <text:p>0.101797</text:p>
          </table:table-cell>
          <table:table-cell office:value-type="float" office:value="0.401963" calcext:value-type="float">
            <text:p>0.401963</text:p>
          </table:table-cell>
          <table:table-cell office:value-type="float" office:value="12.3003" calcext:value-type="float">
            <text:p>12.3003</text:p>
          </table:table-cell>
          <table:table-cell office:value-type="float" office:value="0.0000360502" calcext:value-type="float">
            <text:p>3.60502E-05</text:p>
          </table:table-cell>
          <table:table-cell office:value-type="float" office:value="28148.7" calcext:value-type="float">
            <text:p>28148.7</text:p>
          </table:table-cell>
          <table:table-cell office:value-type="float" office:value="0.0000155744" calcext:value-type="float">
            <text:p>1.55744E-05</text:p>
          </table:table-cell>
          <table:table-cell office:value-type="float" office:value="10591" calcext:value-type="float">
            <text:p>10591</text:p>
          </table:table-cell>
          <table:table-cell office:value-type="float" office:value="0.000415008" calcext:value-type="float">
            <text:p>0.000415008</text:p>
          </table:table-cell>
          <table:table-cell office:value-type="float" office:value="365654" calcext:value-type="float">
            <text:p>365654</text:p>
          </table:table-cell>
          <table:table-cell office:value-type="float" office:value="125.488" calcext:value-type="float">
            <text:p>125.488</text:p>
          </table:table-cell>
          <table:table-cell office:value-type="float" office:value="0.0598132" calcext:value-type="float">
            <text:p>0.0598132</text:p>
          </table:table-cell>
          <table:table-cell office:value-type="float" office:value="408.824" calcext:value-type="float">
            <text:p>408.824</text:p>
          </table:table-cell>
          <table:table-cell office:value-type="float" office:value="0.194864" calcext:value-type="float">
            <text:p>0.194864</text:p>
          </table:table-cell>
          <table:table-cell office:value-type="float" office:value="1" calcext:value-type="float">
            <text:p>1</text:p>
          </table:table-cell>
          <table:table-cell office:value-type="float" office:value="167.498" calcext:value-type="float">
            <text:p>167.498</text:p>
          </table:table-cell>
          <table:table-cell office:value-type="float" office:value="93.0584" calcext:value-type="float">
            <text:p>93.0584</text:p>
          </table:table-cell>
          <table:table-cell office:value-type="float" office:value="2.89514" calcext:value-type="float">
            <text:p>2.89514</text:p>
          </table:table-cell>
          <table:table-cell office:value-type="float" office:value="3.91846" calcext:value-type="float">
            <text:p>3.91846</text:p>
          </table:table-cell>
          <table:table-cell office:value-type="float" office:value="6.70967" calcext:value-type="float">
            <text:p>6.70967</text:p>
          </table:table-cell>
          <table:table-cell office:value-type="float" office:value="0.0117035" calcext:value-type="float">
            <text:p>0.0117035</text:p>
          </table:table-cell>
          <table:table-cell office:value-type="float" office:value="26" calcext:value-type="float">
            <text:p>26</text:p>
          </table:table-cell>
          <table:table-cell office:value-type="float" office:value="21.5739" calcext:value-type="float">
            <text:p>21.5739</text:p>
          </table:table-cell>
          <table:table-cell office:value-type="float" office:value="18.2745" calcext:value-type="float">
            <text:p>18.2745</text:p>
          </table:table-cell>
          <table:table-cell office:value-type="float" office:value="0.427073" calcext:value-type="float">
            <text:p>0.427073</text:p>
          </table:table-cell>
          <table:table-cell office:value-type="float" office:value="0.0878441" calcext:value-type="float">
            <text:p>0.0878441</text:p>
          </table:table-cell>
          <table:table-cell office:value-type="float" office:value="0.946854" calcext:value-type="float">
            <text:p>0.946854</text:p>
          </table:table-cell>
          <table:table-cell office:value-type="float" office:value="0.0104702" calcext:value-type="float">
            <text:p>0.0104702</text:p>
          </table:table-cell>
          <table:table-cell office:value-type="float" office:value="0.94703" calcext:value-type="float">
            <text:p>0.94703</text:p>
          </table:table-cell>
          <table:table-cell office:value-type="float" office:value="1.25991" calcext:value-type="float">
            <text:p>1.25991</text:p>
          </table:table-cell>
          <table:table-cell office:value-type="float" office:value="0.0707994" calcext:value-type="float">
            <text:p>0.0707994</text:p>
          </table:table-cell>
          <table:table-cell office:value-type="float" office:value="1.25872" calcext:value-type="float">
            <text:p>1.25872</text:p>
          </table:table-cell>
          <table:table-cell office:value-type="float" office:value="107.812" calcext:value-type="float">
            <text:p>107.812</text:p>
          </table:table-cell>
          <table:table-cell office:value-type="float" office:value="3.3898" calcext:value-type="float">
            <text:p>3.3898</text:p>
          </table:table-cell>
          <table:table-cell office:value-type="float" office:value="1400.78" calcext:value-type="float">
            <text:p>1400.78</text:p>
          </table:table-cell>
          <table:table-cell office:value-type="float" office:value="0.0554145" calcext:value-type="float">
            <text:p>0.0554145</text:p>
          </table:table-cell>
          <table:table-cell office:value-type="float" office:value="0.000843788" calcext:value-type="float">
            <text:p>0.000843788</text:p>
          </table:table-cell>
          <table:table-cell office:value-type="float" office:value="0.0553973" calcext:value-type="float">
            <text:p>0.0553973</text:p>
          </table:table-cell>
          <table:table-cell office:value-type="float" office:value="1693.6" calcext:value-type="float">
            <text:p>1693.6</text:p>
          </table:table-cell>
          <table:table-cell office:value-type="float" office:value="73.14" calcext:value-type="float">
            <text:p>73.14</text:p>
          </table:table-cell>
          <table:table-cell office:value-type="float" office:value="22009.9" calcext:value-type="float">
            <text:p>22009.9</text:p>
          </table:table-cell>
          <table:table-cell office:value-type="float" office:value="0.870322" calcext:value-type="float">
            <text:p>0.870322</text:p>
          </table:table-cell>
          <table:table-cell office:value-type="float" office:value="0.0231991" calcext:value-type="float">
            <text:p>0.0231991</text:p>
          </table:table-cell>
          <table:table-cell office:value-type="float" office:value="0.870438" calcext:value-type="float">
            <text:p>0.870438</text:p>
          </table:table-cell>
          <table:table-cell office:value-type="float" office:value="0.000036232" calcext:value-type="float">
            <text:p>3.6232E-05</text:p>
          </table:table-cell>
          <table:table-cell office:value-type="float" office:value="0.0000000460242" calcext:value-type="float">
            <text:p>4.60242E-08</text:p>
          </table:table-cell>
          <table:table-cell office:value-type="float" office:value="0.0000362313" calcext:value-type="float">
            <text:p>3.62313E-05</text:p>
          </table:table-cell>
          <table:table-cell office:value-type="float" office:value="28025.3" calcext:value-type="float">
            <text:p>28025.3</text:p>
          </table:table-cell>
          <table:table-cell office:value-type="float" office:value="31.3919" calcext:value-type="float">
            <text:p>31.3919</text:p>
          </table:table-cell>
          <table:table-cell office:value-type="float" office:value="28025.8" calcext:value-type="float">
            <text:p>28025.8</text:p>
          </table:table-cell>
          <table:table-cell office:value-type="float" office:value="0.0000344356" calcext:value-type="float">
            <text:p>3.44356E-05</text:p>
          </table:table-cell>
          <table:table-cell office:value-type="float" office:value="0.00000031654" calcext:value-type="float">
            <text:p>3.1654E-07</text:p>
          </table:table-cell>
          <table:table-cell office:value-type="float" office:value="0.0000344409" calcext:value-type="float">
            <text:p>3.44409E-05</text:p>
          </table:table-cell>
          <table:table-cell office:value-type="float" office:value="26448.3" calcext:value-type="float">
            <text:p>26448.3</text:p>
          </table:table-cell>
          <table:table-cell office:value-type="float" office:value="337.908" calcext:value-type="float">
            <text:p>337.908</text:p>
          </table:table-cell>
          <table:table-cell office:value-type="float" office:value="26454" calcext:value-type="float">
            <text:p>26454</text:p>
          </table:table-cell>
          <table:table-cell office:value-type="float" office:value="0.0000449922" calcext:value-type="float">
            <text:p>4.49922E-05</text:p>
          </table:table-cell>
          <table:table-cell office:value-type="float" office:value="0.00000242678" calcext:value-type="float">
            <text:p>2.42678E-06</text:p>
          </table:table-cell>
          <table:table-cell office:value-type="float" office:value="0.0000449512" calcext:value-type="float">
            <text:p>4.49512E-05</text:p>
          </table:table-cell>
          <table:table-cell office:value-type="float" office:value="35756.2" calcext:value-type="float">
            <text:p>35756.2</text:p>
          </table:table-cell>
          <table:table-cell office:value-type="float" office:value="2078.75" calcext:value-type="float">
            <text:p>2078.75</text:p>
          </table:table-cell>
          <table:table-cell office:value-type="float" office:value="35721.1" calcext:value-type="float">
            <text:p>35721.1</text:p>
          </table:table-cell>
          <table:table-cell office:value-type="float" office:value="0.92711" calcext:value-type="float">
            <text:p>0.92711</text:p>
          </table:table-cell>
          <table:table-cell office:value-type="float" office:value="0.0156936" calcext:value-type="float">
            <text:p>0.0156936</text:p>
          </table:table-cell>
          <table:table-cell office:value-type="float" office:value="0.92711" calcext:value-type="float">
            <text:p>0.92711</text:p>
          </table:table-cell>
          <table:table-cell office:value-type="float" office:value="1945.08" calcext:value-type="float">
            <text:p>1945.08</text:p>
          </table:table-cell>
          <table:table-cell office:value-type="float" office:value="32.9252" calcext:value-type="float">
            <text:p>32.9252</text:p>
          </table:table-cell>
          <table:table-cell office:value-type="float" office:value="25286" calcext:value-type="float">
            <text:p>25286</text:p>
          </table:table-cell>
          <table:table-cell office:value-type="float" office:value="97.0042" calcext:value-type="float">
            <text:p>97.0042</text:p>
          </table:table-cell>
          <table:table-cell office:value-type="float" office:value="0.963597" calcext:value-type="float">
            <text:p>0.963597</text:p>
          </table:table-cell>
          <table:table-cell office:value-type="float" office:value="96.9984" calcext:value-type="float">
            <text:p>96.9984</text:p>
          </table:table-cell>
          <table:table-cell office:value-type="float" office:value="0.0954723" calcext:value-type="float">
            <text:p>0.0954723</text:p>
          </table:table-cell>
          <table:table-cell office:value-type="float" office:value="0.0307192" calcext:value-type="float">
            <text:p>0.0307192</text:p>
          </table:table-cell>
          <table:table-cell office:value-type="float" office:value="0.0952979" calcext:value-type="float">
            <text:p>0.0952979</text:p>
          </table:table-cell>
          <table:table-cell office:value-type="float" office:value="5.08157" calcext:value-type="float">
            <text:p>5.08157</text:p>
          </table:table-cell>
          <table:table-cell office:value-type="float" office:value="0.0723386" calcext:value-type="float">
            <text:p>0.0723386</text:p>
          </table:table-cell>
          <table:table-cell office:value-type="float" office:value="5.08711" calcext:value-type="float">
            <text:p>5.08711</text:p>
          </table:table-cell>
          <table:table-cell office:value-type="float" office:value="0.795308" calcext:value-type="float">
            <text:p>0.795308</text:p>
          </table:table-cell>
          <table:table-cell office:value-type="float" office:value="137.971" calcext:value-type="float">
            <text:p>137.971</text:p>
          </table:table-cell>
          <table:table-cell office:value-type="float" office:value="0.0000388489" calcext:value-type="float">
            <text:p>3.88489E-05</text:p>
          </table:table-cell>
          <table:table-cell office:value-type="float" office:value="26263.8" calcext:value-type="float">
            <text:p>26263.8</text:p>
          </table:table-cell>
          <table:table-cell office:value-type="float" office:value="0.0000314437" calcext:value-type="float">
            <text:p>3.14437E-05</text:p>
          </table:table-cell>
          <table:table-cell office:value-type="float" office:value="20537.6" calcext:value-type="float">
            <text:p>20537.6</text:p>
          </table:table-cell>
          <table:table-cell office:value-type="float" office:value="0.00458861" calcext:value-type="float">
            <text:p>0.00458861</text:p>
          </table:table-cell>
          <table:table-cell office:value-type="float" office:value="4150870" calcext:value-type="float">
            <text:p>4150870</text:p>
          </table:table-cell>
          <table:table-cell office:value-type="float" office:value="25.0225" calcext:value-type="float">
            <text:p>25.0225</text:p>
          </table:table-cell>
          <table:table-cell office:value-type="float" office:value="0.0282103" calcext:value-type="float">
            <text:p>0.0282103</text:p>
          </table:table-cell>
          <table:table-cell office:value-type="float" office:value="523.081" calcext:value-type="float">
            <text:p>523.081</text:p>
          </table:table-cell>
          <table:table-cell office:value-type="float" office:value="0.589719" calcext:value-type="float">
            <text:p>0.589719</text:p>
          </table:table-cell>
          <table:table-cell office:value-type="float" office:value="0.422784" calcext:value-type="float">
            <text:p>0.422784</text:p>
          </table:table-cell>
          <table:table-cell office:value-type="float" office:value="161.674" calcext:value-type="float">
            <text:p>161.674</text:p>
          </table:table-cell>
          <table:table-cell office:value-type="float" office:value="125.239" calcext:value-type="float">
            <text:p>125.239</text:p>
          </table:table-cell>
          <table:table-cell office:value-type="float" office:value="2.36528" calcext:value-type="float">
            <text:p>2.36528</text:p>
          </table:table-cell>
          <table:table-cell office:value-type="float" office:value="132.376" calcext:value-type="float">
            <text:p>132.376</text:p>
          </table:table-cell>
          <table:table-cell office:value-type="float" office:value="6.41754" calcext:value-type="float">
            <text:p>6.41754</text:p>
          </table:table-cell>
          <table:table-cell office:value-type="float" office:value="0.898331" calcext:value-type="float">
            <text:p>0.898331</text:p>
          </table:table-cell>
          <table:table-cell office:value-type="float" office:value="1.58737" calcext:value-type="float">
            <text:p>1.58737</text:p>
          </table:table-cell>
          <table:table-cell office:value-type="float" office:value="0.0000388489" calcext:value-type="float">
            <text:p>3.88489E-05</text:p>
          </table:table-cell>
          <table:table-cell office:value-type="float" office:value="26263.8" calcext:value-type="float">
            <text:p>26263.8</text:p>
          </table:table-cell>
          <table:table-cell office:value-type="float" office:value="0.0000354393" calcext:value-type="float">
            <text:p>3.54393E-05</text:p>
          </table:table-cell>
          <table:table-cell office:value-type="float" office:value="23222.8" calcext:value-type="float">
            <text:p>23222.8</text:p>
          </table:table-cell>
          <table:table-cell office:value-type="float" office:value="0.000058478" calcext:value-type="float">
            <text:p>5.8478E-05</text:p>
          </table:table-cell>
          <table:table-cell office:value-type="float" office:value="43887.3" calcext:value-type="float">
            <text:p>43887.3</text:p>
          </table:table-cell>
          <table:table-cell office:value-type="float" office:value="25.0225" calcext:value-type="float">
            <text:p>25.0225</text:p>
          </table:table-cell>
          <table:table-cell office:value-type="float" office:value="0.0282103" calcext:value-type="float">
            <text:p>0.0282103</text:p>
          </table:table-cell>
          <table:table-cell office:value-type="float" office:value="682.136" calcext:value-type="float">
            <text:p>682.136</text:p>
          </table:table-cell>
          <table:table-cell office:value-type="float" office:value="0.769038" calcext:value-type="float">
            <text:p>0.769038</text:p>
          </table:table-cell>
          <table:table-cell office:value-type="float" office:value="0.422784" calcext:value-type="float">
            <text:p>0.422784</text:p>
          </table:table-cell>
          <table:table-cell office:value-type="float" office:value="161.674" calcext:value-type="float">
            <text:p>161.674</text:p>
          </table:table-cell>
          <table:table-cell office:value-type="float" office:value="125.239" calcext:value-type="float">
            <text:p>125.239</text:p>
          </table:table-cell>
          <table:table-cell office:value-type="float" office:value="1.16798" calcext:value-type="float">
            <text:p>1.16798</text:p>
          </table:table-cell>
          <table:table-cell office:value-type="float" office:value="0.223191" calcext:value-type="float">
            <text:p>0.223191</text:p>
          </table:table-cell>
          <table:table-cell table:number-columns-repeated="2" office:value-type="float" office:value="5.80256" calcext:value-type="float">
            <text:p>5.80256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898438" calcext:value-type="float">
            <text:p>0.898438</text:p>
          </table:table-cell>
          <table:table-cell office:value-type="float" office:value="0.625" calcext:value-type="float">
            <text:p>0.625</text:p>
          </table:table-cell>
          <table:table-cell office:value-type="float" office:value="-55.2652" calcext:value-type="float">
            <text:p>-55.2652</text:p>
          </table:table-cell>
          <table:table-cell office:value-type="float" office:value="-2000" calcext:value-type="float">
            <text:p>-2000</text:p>
          </table:table-cell>
          <table:table-cell office:value-type="float" office:value="2481" calcext:value-type="float">
            <text:p>2481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898438" calcext:value-type="float">
            <text:p>0.898438</text:p>
          </table:table-cell>
          <table:table-cell office:value-type="float" office:value="0.625" calcext:value-type="float">
            <text:p>0.625</text:p>
          </table:table-cell>
          <table:table-cell office:value-type="float" office:value="2098" calcext:value-type="float">
            <text:p>2098</text:p>
          </table:table-cell>
          <table:table-cell office:value-type="float" office:value="923.301" calcext:value-type="float">
            <text:p>923.301</text:p>
          </table:table-cell>
          <table:table-cell office:value-type="float" office:value="197" calcext:value-type="float">
            <text:p>197</text:p>
          </table:table-cell>
          <table:table-cell office:value-type="float" office:value="1168" calcext:value-type="float">
            <text:p>1168</text:p>
          </table:table-cell>
          <table:table-cell office:value-type="float" office:value="0.00264554" calcext:value-type="float">
            <text:p>0.00264554</text:p>
          </table:table-cell>
          <table:table-cell office:value-type="float" office:value="0.318341" calcext:value-type="float">
            <text:p>0.318341</text:p>
          </table:table-cell>
          <table:table-cell office:value-type="float" office:value="0.0327088" calcext:value-type="float">
            <text:p>0.0327088</text:p>
          </table:table-cell>
          <table:table-cell office:value-type="float" office:value="6028.96" calcext:value-type="float">
            <text:p>6028.96</text:p>
          </table:table-cell>
          <table:table-cell office:value-type="float" office:value="5.35107" calcext:value-type="float">
            <text:p>5.35107</text:p>
          </table:table-cell>
        </table:table-row>
        <table:table-row table:style-name="ro1">
          <table:table-cell office:value-type="string" calcext:value-type="string">
            <text:p>R01-003</text:p>
          </table:table-cell>
          <table:table-cell office:value-type="string" calcext:value-type="string">
            <text:p>R01-003_roi-labels</text:p>
          </table:table-cell>
          <table:table-cell office:value-type="float" office:value="0.549316" calcext:value-type="float">
            <text:p>0.549316</text:p>
          </table:table-cell>
          <table:table-cell office:value-type="float" office:value="727.295" calcext:value-type="float">
            <text:p>727.295</text:p>
          </table:table-cell>
          <table:table-cell office:value-type="float" office:value="20.6463" calcext:value-type="float">
            <text:p>20.6463</text:p>
          </table:table-cell>
          <table:table-cell office:value-type="float" office:value="765.234" calcext:value-type="float">
            <text:p>765.234</text:p>
          </table:table-cell>
          <table:table-cell table:number-columns-repeated="2" office:value-type="float" office:value="0.0339058" calcext:value-type="float">
            <text:p>0.0339058</text:p>
          </table:table-cell>
          <table:table-cell office:value-type="float" office:value="1483.15" calcext:value-type="float">
            <text:p>1483.15</text:p>
          </table:table-cell>
          <table:table-cell office:value-type="float" office:value="580.339" calcext:value-type="float">
            <text:p>580.339</text:p>
          </table:table-cell>
          <table:table-cell office:value-type="float" office:value="513.157" calcext:value-type="float">
            <text:p>513.157</text:p>
          </table:table-cell>
          <table:table-cell office:value-type="float" office:value="0.884237" calcext:value-type="float">
            <text:p>0.884237</text:p>
          </table:table-cell>
          <table:table-cell office:value-type="float" office:value="0.762151" calcext:value-type="float">
            <text:p>0.762151</text:p>
          </table:table-cell>
          <table:table-cell office:value-type="float" office:value="0.655675" calcext:value-type="float">
            <text:p>0.655675</text:p>
          </table:table-cell>
          <table:table-cell office:value-type="float" office:value="0.312076" calcext:value-type="float">
            <text:p>0.312076</text:p>
          </table:table-cell>
          <table:table-cell office:value-type="float" office:value="0.525146" calcext:value-type="float">
            <text:p>0.525146</text:p>
          </table:table-cell>
          <table:table-cell office:value-type="float" office:value="0.0352989" calcext:value-type="float">
            <text:p>0.0352989</text:p>
          </table:table-cell>
          <table:table-cell office:value-type="float" office:value="6.4018" calcext:value-type="float">
            <text:p>6.4018</text:p>
          </table:table-cell>
          <table:table-cell office:value-type="float" office:value="0.442714" calcext:value-type="float">
            <text:p>0.442714</text:p>
          </table:table-cell>
          <table:table-cell office:value-type="float" office:value="0.0281664" calcext:value-type="float">
            <text:p>0.0281664</text:p>
          </table:table-cell>
          <table:table-cell office:value-type="float" office:value="0.281881" calcext:value-type="float">
            <text:p>0.281881</text:p>
          </table:table-cell>
          <table:table-cell office:value-type="float" office:value="1.31208" calcext:value-type="float">
            <text:p>1.31208</text:p>
          </table:table-cell>
          <table:table-cell office:value-type="float" office:value="1.52515" calcext:value-type="float">
            <text:p>1.52515</text:p>
          </table:table-cell>
          <table:table-cell office:value-type="float" office:value="1.05217" calcext:value-type="float">
            <text:p>1.05217</text:p>
          </table:table-cell>
          <table:table-cell office:value-type="float" office:value="0.511089" calcext:value-type="float">
            <text:p>0.511089</text:p>
          </table:table-cell>
          <table:table-cell office:value-type="float" office:value="0.956606" calcext:value-type="float">
            <text:p>0.956606</text:p>
          </table:table-cell>
          <table:table-cell office:value-type="float" office:value="0.019384" calcext:value-type="float">
            <text:p>0.019384</text:p>
          </table:table-cell>
          <table:table-cell office:value-type="float" office:value="4.90463" calcext:value-type="float">
            <text:p>4.90463</text:p>
          </table:table-cell>
          <table:table-cell office:value-type="float" office:value="0.133503" calcext:value-type="float">
            <text:p>0.133503</text:p>
          </table:table-cell>
          <table:table-cell office:value-type="float" office:value="1.95661" calcext:value-type="float">
            <text:p>1.95661</text:p>
          </table:table-cell>
          <table:table-cell office:value-type="float" office:value="16.6825" calcext:value-type="float">
            <text:p>16.6825</text:p>
          </table:table-cell>
          <table:table-cell office:value-type="float" office:value="11.706" calcext:value-type="float">
            <text:p>11.706</text:p>
          </table:table-cell>
          <table:table-cell office:value-type="float" office:value="5.71907" calcext:value-type="float">
            <text:p>5.71907</text:p>
          </table:table-cell>
          <table:table-cell office:value-type="float" office:value="0.701691" calcext:value-type="float">
            <text:p>0.701691</text:p>
          </table:table-cell>
          <table:table-cell office:value-type="float" office:value="0.342818" calcext:value-type="float">
            <text:p>0.342818</text:p>
          </table:table-cell>
          <table:table-cell office:value-type="float" office:value="16.6825" calcext:value-type="float">
            <text:p>16.6825</text:p>
          </table:table-cell>
          <table:table-cell office:value-type="float" office:value="11.706" calcext:value-type="float">
            <text:p>11.706</text:p>
          </table:table-cell>
          <table:table-cell office:value-type="float" office:value="5.71907" calcext:value-type="float">
            <text:p>5.71907</text:p>
          </table:table-cell>
          <table:table-cell office:value-type="float" office:value="0.701691" calcext:value-type="float">
            <text:p>0.701691</text:p>
          </table:table-cell>
          <table:table-cell office:value-type="float" office:value="0.342818" calcext:value-type="float">
            <text:p>0.342818</text:p>
          </table:table-cell>
          <table:table-cell office:value-type="float" office:value="569332" calcext:value-type="float">
            <text:p>569332</text:p>
          </table:table-cell>
          <table:table-cell office:value-type="float" office:value="0.0182995" calcext:value-type="float">
            <text:p>0.0182995</text:p>
          </table:table-cell>
          <table:table-cell office:value-type="float" office:value="0.882494" calcext:value-type="float">
            <text:p>0.882494</text:p>
          </table:table-cell>
          <table:table-cell office:value-type="float" office:value="0.314427" calcext:value-type="float">
            <text:p>0.314427</text:p>
          </table:table-cell>
          <table:table-cell office:value-type="float" office:value="0.501023" calcext:value-type="float">
            <text:p>0.501023</text:p>
          </table:table-cell>
          <table:table-cell office:value-type="float" office:value="0.349363" calcext:value-type="float">
            <text:p>0.349363</text:p>
          </table:table-cell>
          <table:table-cell office:value-type="float" office:value="0.398266" calcext:value-type="float">
            <text:p>0.398266</text:p>
          </table:table-cell>
          <table:table-cell office:value-type="float" office:value="0.992402" calcext:value-type="float">
            <text:p>0.992402</text:p>
          </table:table-cell>
          <table:table-cell office:value-type="float" office:value="1.09937" calcext:value-type="float">
            <text:p>1.09937</text:p>
          </table:table-cell>
          <table:table-cell office:value-type="float" office:value="0.00665714" calcext:value-type="float">
            <text:p>0.00665714</text:p>
          </table:table-cell>
          <table:table-cell office:value-type="float" office:value="0.0127113" calcext:value-type="float">
            <text:p>0.0127113</text:p>
          </table:table-cell>
          <table:table-cell office:value-type="float" office:value="0.669944" calcext:value-type="float">
            <text:p>0.669944</text:p>
          </table:table-cell>
          <table:table-cell office:value-type="float" office:value="0.907687" calcext:value-type="float">
            <text:p>0.907687</text:p>
          </table:table-cell>
          <table:table-cell office:value-type="float" office:value="-2.53235" calcext:value-type="float">
            <text:p>-2.53235</text:p>
          </table:table-cell>
          <table:table-cell office:value-type="float" office:value="3.16543" calcext:value-type="float">
            <text:p>3.16543</text:p>
          </table:table-cell>
          <table:table-cell office:value-type="float" office:value="0.221546" calcext:value-type="float">
            <text:p>0.221546</text:p>
          </table:table-cell>
          <table:table-cell office:value-type="float" office:value="0.749631" calcext:value-type="float">
            <text:p>0.749631</text:p>
          </table:table-cell>
          <table:table-cell office:value-type="float" office:value="0.704267" calcext:value-type="float">
            <text:p>0.704267</text:p>
          </table:table-cell>
          <table:table-cell office:value-type="float" office:value="0.800433" calcext:value-type="float">
            <text:p>0.800433</text:p>
          </table:table-cell>
          <table:table-cell office:value-type="float" office:value="0.640048" calcext:value-type="float">
            <text:p>0.640048</text:p>
          </table:table-cell>
          <table:table-cell office:value-type="float" office:value="1.34753" calcext:value-type="float">
            <text:p>1.34753</text:p>
          </table:table-cell>
          <table:table-cell office:value-type="float" office:value="-0.602323" calcext:value-type="float">
            <text:p>-0.602323</text:p>
          </table:table-cell>
          <table:table-cell office:value-type="float" office:value="0.441477" calcext:value-type="float">
            <text:p>0.441477</text:p>
          </table:table-cell>
          <table:table-cell office:value-type="float" office:value="-1.27787" calcext:value-type="float">
            <text:p>-1.27787</text:p>
          </table:table-cell>
          <table:table-cell office:value-type="float" office:value="-2.7031" calcext:value-type="float">
            <text:p>-2.7031</text:p>
          </table:table-cell>
          <table:table-cell office:value-type="float" office:value="31.2094" calcext:value-type="float">
            <text:p>31.2094</text:p>
          </table:table-cell>
          <table:table-cell office:value-type="float" office:value="0.919711" calcext:value-type="float">
            <text:p>0.919711</text:p>
          </table:table-cell>
          <table:table-cell office:value-type="float" office:value="3.80108" calcext:value-type="float">
            <text:p>3.80108</text:p>
          </table:table-cell>
          <table:table-cell office:value-type="float" office:value="5.02312" calcext:value-type="float">
            <text:p>5.02312</text:p>
          </table:table-cell>
          <table:table-cell office:value-type="float" office:value="4.38659" calcext:value-type="float">
            <text:p>4.38659</text:p>
          </table:table-cell>
          <table:table-cell office:value-type="float" office:value="6.72568" calcext:value-type="float">
            <text:p>6.72568</text:p>
          </table:table-cell>
          <table:table-cell office:value-type="float" office:value="2.18483" calcext:value-type="float">
            <text:p>2.18483</text:p>
          </table:table-cell>
          <table:table-cell office:value-type="float" office:value="-0.166207" calcext:value-type="float">
            <text:p>-0.166207</text:p>
          </table:table-cell>
          <table:table-cell office:value-type="float" office:value="0.359916" calcext:value-type="float">
            <text:p>0.359916</text:p>
          </table:table-cell>
          <table:table-cell office:value-type="float" office:value="-3.16826" calcext:value-type="float">
            <text:p>-3.16826</text:p>
          </table:table-cell>
          <table:table-cell office:value-type="float" office:value="-4.25388" calcext:value-type="float">
            <text:p>-4.25388</text:p>
          </table:table-cell>
          <table:table-cell office:value-type="float" office:value="0.853623" calcext:value-type="float">
            <text:p>0.853623</text:p>
          </table:table-cell>
          <table:table-cell office:value-type="float" office:value="-0.295536" calcext:value-type="float">
            <text:p>-0.295536</text:p>
          </table:table-cell>
          <table:table-cell office:value-type="float" office:value="0.714069" calcext:value-type="float">
            <text:p>0.714069</text:p>
          </table:table-cell>
          <table:table-cell office:value-type="float" office:value="-1.95344" calcext:value-type="float">
            <text:p>-1.95344</text:p>
          </table:table-cell>
          <table:table-cell office:value-type="float" office:value="0.462098" calcext:value-type="float">
            <text:p>0.462098</text:p>
          </table:table-cell>
          <table:table-cell office:value-type="float" office:value="0.270604" calcext:value-type="float">
            <text:p>0.270604</text:p>
          </table:table-cell>
          <table:table-cell office:value-type="float" office:value="-0.127477" calcext:value-type="float">
            <text:p>-0.127477</text:p>
          </table:table-cell>
          <table:table-cell office:value-type="float" office:value="-0.489921" calcext:value-type="float">
            <text:p>-0.489921</text:p>
          </table:table-cell>
          <table:table-cell office:value-type="float" office:value="0.732804" calcext:value-type="float">
            <text:p>0.732804</text:p>
          </table:table-cell>
          <table:table-cell office:value-type="float" office:value="-1.9679" calcext:value-type="float">
            <text:p>-1.9679</text:p>
          </table:table-cell>
          <table:table-cell office:value-type="float" office:value="-0.853623" calcext:value-type="float">
            <text:p>-0.853623</text:p>
          </table:table-cell>
          <table:table-cell office:value-type="float" office:value="5.50502" calcext:value-type="float">
            <text:p>5.50502</text:p>
          </table:table-cell>
          <table:table-cell office:value-type="float" office:value="0.719221" calcext:value-type="float">
            <text:p>0.719221</text:p>
          </table:table-cell>
          <table:table-cell office:value-type="float" office:value="1.06316" calcext:value-type="float">
            <text:p>1.06316</text:p>
          </table:table-cell>
          <table:table-cell office:value-type="float" office:value="1.7857" calcext:value-type="float">
            <text:p>1.7857</text:p>
          </table:table-cell>
          <table:table-cell office:value-type="float" office:value="0.869282" calcext:value-type="float">
            <text:p>0.869282</text:p>
          </table:table-cell>
          <table:table-cell office:value-type="float" office:value="1.088" calcext:value-type="float">
            <text:p>1.088</text:p>
          </table:table-cell>
          <table:table-cell office:value-type="float" office:value="1.65276" calcext:value-type="float">
            <text:p>1.65276</text:p>
          </table:table-cell>
          <table:table-cell office:value-type="float" office:value="-0.381195" calcext:value-type="float">
            <text:p>-0.381195</text:p>
          </table:table-cell>
          <table:table-cell office:value-type="float" office:value="0.26605" calcext:value-type="float">
            <text:p>0.26605</text:p>
          </table:table-cell>
          <table:table-cell office:value-type="float" office:value="-0.456824" calcext:value-type="float">
            <text:p>-0.456824</text:p>
          </table:table-cell>
          <table:table-cell office:value-type="float" office:value="981.035" calcext:value-type="float">
            <text:p>981.035</text:p>
          </table:table-cell>
          <table:table-cell office:value-type="float" office:value="29707.1" calcext:value-type="float">
            <text:p>29707.1</text:p>
          </table:table-cell>
          <table:table-cell office:value-type="float" office:value="29657" calcext:value-type="float">
            <text:p>29657</text:p>
          </table:table-cell>
          <table:table-cell office:value-type="float" office:value="-1.4733" calcext:value-type="float">
            <text:p>-1.4733</text:p>
          </table:table-cell>
          <table:table-cell office:value-type="float" office:value="4.75917" calcext:value-type="float">
            <text:p>4.75917</text:p>
          </table:table-cell>
          <table:table-cell office:value-type="float" office:value="1050.99" calcext:value-type="float">
            <text:p>1050.99</text:p>
          </table:table-cell>
          <table:table-cell office:value-type="float" office:value="209" calcext:value-type="float">
            <text:p>209</text:p>
          </table:table-cell>
          <table:table-cell office:value-type="float" office:value="1314" calcext:value-type="float">
            <text:p>1314</text:p>
          </table:table-cell>
          <table:table-cell office:value-type="float" office:value="1105" calcext:value-type="float">
            <text:p>1105</text:p>
          </table:table-cell>
          <table:table-cell office:value-type="float" office:value="129.371" calcext:value-type="float">
            <text:p>129.371</text:p>
          </table:table-cell>
          <table:table-cell office:value-type="float" office:value="79.6531" calcext:value-type="float">
            <text:p>79.6531</text:p>
          </table:table-cell>
          <table:table-cell office:value-type="float" office:value="115.715" calcext:value-type="float">
            <text:p>115.715</text:p>
          </table:table-cell>
          <table:table-cell office:value-type="float" office:value="0.175541" calcext:value-type="float">
            <text:p>0.175541</text:p>
          </table:table-cell>
          <table:table-cell office:value-type="float" office:value="0.0736864" calcext:value-type="float">
            <text:p>0.0736864</text:p>
          </table:table-cell>
          <table:table-cell office:value-type="float" office:value="1313270000" calcext:value-type="float">
            <text:p>1313270000</text:p>
          </table:table-cell>
          <table:table-cell office:value-type="float" office:value="995.939" calcext:value-type="float">
            <text:p>995.939</text:p>
          </table:table-cell>
          <table:table-cell office:value-type="float" office:value="1007.28" calcext:value-type="float">
            <text:p>1007.28</text:p>
          </table:table-cell>
          <table:table-cell office:value-type="float" office:value="0.0457086" calcext:value-type="float">
            <text:p>0.0457086</text:p>
          </table:table-cell>
          <table:table-cell office:value-type="float" office:value="5.00446" calcext:value-type="float">
            <text:p>5.00446</text:p>
          </table:table-cell>
          <table:table-cell office:value-type="float" office:value="1.75917" calcext:value-type="float">
            <text:p>1.75917</text:p>
          </table:table-cell>
          <table:table-cell office:value-type="float" office:value="0.277708" calcext:value-type="float">
            <text:p>0.277708</text:p>
          </table:table-cell>
          <table:table-cell office:value-type="float" office:value="1298890" calcext:value-type="float">
            <text:p>1298890</text:p>
          </table:table-cell>
          <table:table-cell office:value-type="float" office:value="1066.53" calcext:value-type="float">
            <text:p>1066.53</text:p>
          </table:table-cell>
          <table:table-cell office:value-type="float" office:value="120" calcext:value-type="float">
            <text:p>120</text:p>
          </table:table-cell>
          <table:table-cell office:value-type="float" office:value="172.357" calcext:value-type="float">
            <text:p>172.357</text:p>
          </table:table-cell>
          <table:table-cell office:value-type="float" office:value="172.212" calcext:value-type="float">
            <text:p>172.212</text:p>
          </table:table-cell>
          <table:table-cell office:value-type="float" office:value="1324" calcext:value-type="float">
            <text:p>1324</text:p>
          </table:table-cell>
          <table:table-cell office:value-type="float" office:value="596.199" calcext:value-type="float">
            <text:p>596.199</text:p>
          </table:table-cell>
          <table:table-cell office:value-type="float" office:value="699.197" calcext:value-type="float">
            <text:p>699.197</text:p>
          </table:table-cell>
          <table:table-cell office:value-type="float" office:value="784.943" calcext:value-type="float">
            <text:p>784.943</text:p>
          </table:table-cell>
          <table:table-cell office:value-type="float" office:value="869.963" calcext:value-type="float">
            <text:p>869.963</text:p>
          </table:table-cell>
          <table:table-cell office:value-type="float" office:value="936.868" calcext:value-type="float">
            <text:p>936.868</text:p>
          </table:table-cell>
          <table:table-cell office:value-type="float" office:value="977.132" calcext:value-type="float">
            <text:p>977.132</text:p>
          </table:table-cell>
          <table:table-cell office:value-type="float" office:value="1002.67" calcext:value-type="float">
            <text:p>1002.67</text:p>
          </table:table-cell>
          <table:table-cell office:value-type="float" office:value="1016.44" calcext:value-type="float">
            <text:p>1016.44</text:p>
          </table:table-cell>
          <table:table-cell office:value-type="float" office:value="1028.38" calcext:value-type="float">
            <text:p>1028.38</text:p>
          </table:table-cell>
          <table:table-cell office:value-type="float" office:value="1038.08" calcext:value-type="float">
            <text:p>1038.08</text:p>
          </table:table-cell>
          <table:table-cell office:value-type="float" office:value="1048.11" calcext:value-type="float">
            <text:p>1048.11</text:p>
          </table:table-cell>
          <table:table-cell office:value-type="float" office:value="1058.51" calcext:value-type="float">
            <text:p>1058.51</text:p>
          </table:table-cell>
          <table:table-cell office:value-type="float" office:value="1067.13" calcext:value-type="float">
            <text:p>1067.13</text:p>
          </table:table-cell>
          <table:table-cell office:value-type="float" office:value="1075.93" calcext:value-type="float">
            <text:p>1075.93</text:p>
          </table:table-cell>
          <table:table-cell office:value-type="float" office:value="1085.92" calcext:value-type="float">
            <text:p>1085.92</text:p>
          </table:table-cell>
          <table:table-cell office:value-type="float" office:value="1097.85" calcext:value-type="float">
            <text:p>1097.85</text:p>
          </table:table-cell>
          <table:table-cell office:value-type="float" office:value="1112.51" calcext:value-type="float">
            <text:p>1112.51</text:p>
          </table:table-cell>
          <table:table-cell office:value-type="float" office:value="1130.14" calcext:value-type="float">
            <text:p>1130.14</text:p>
          </table:table-cell>
          <table:table-cell office:value-type="float" office:value="1163.08" calcext:value-type="float">
            <text:p>1163.08</text:p>
          </table:table-cell>
          <table:table-cell office:value-type="float" office:value="149.052" calcext:value-type="float">
            <text:p>149.05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549316" calcext:value-type="float">
            <text:p>0.549316</text:p>
          </table:table-cell>
          <table:table-cell office:value-type="float" office:value="981.035" calcext:value-type="float">
            <text:p>981.035</text:p>
          </table:table-cell>
          <table:table-cell office:value-type="float" office:value="29684.6" calcext:value-type="float">
            <text:p>29684.6</text:p>
          </table:table-cell>
          <table:table-cell office:value-type="float" office:value="-1.47373" calcext:value-type="float">
            <text:p>-1.47373</text:p>
          </table:table-cell>
          <table:table-cell office:value-type="float" office:value="1.75852" calcext:value-type="float">
            <text:p>1.75852</text:p>
          </table:table-cell>
          <table:table-cell office:value-type="float" office:value="1035.44" calcext:value-type="float">
            <text:p>1035.44</text:p>
          </table:table-cell>
          <table:table-cell office:value-type="float" office:value="209" calcext:value-type="float">
            <text:p>209</text:p>
          </table:table-cell>
          <table:table-cell office:value-type="float" office:value="600.24" calcext:value-type="float">
            <text:p>600.24</text:p>
          </table:table-cell>
          <table:table-cell office:value-type="float" office:value="693.498" calcext:value-type="float">
            <text:p>693.498</text:p>
          </table:table-cell>
          <table:table-cell office:value-type="float" office:value="786.756" calcext:value-type="float">
            <text:p>786.756</text:p>
          </table:table-cell>
          <table:table-cell office:value-type="float" office:value="864.471" calcext:value-type="float">
            <text:p>864.471</text:p>
          </table:table-cell>
          <table:table-cell office:value-type="float" office:value="942.186" calcext:value-type="float">
            <text:p>942.186</text:p>
          </table:table-cell>
          <table:table-cell office:value-type="float" office:value="973.271" calcext:value-type="float">
            <text:p>973.271</text:p>
          </table:table-cell>
          <table:table-cell office:value-type="float" office:value="1004.36" calcext:value-type="float">
            <text:p>1004.36</text:p>
          </table:table-cell>
          <table:table-cell office:value-type="float" office:value="1019.9" calcext:value-type="float">
            <text:p>1019.9</text:p>
          </table:table-cell>
          <table:table-cell table:number-columns-repeated="2" office:value-type="float" office:value="1035.44" calcext:value-type="float">
            <text:p>1035.44</text:p>
          </table:table-cell>
          <table:table-cell table:number-columns-repeated="2" office:value-type="float" office:value="1050.99" calcext:value-type="float">
            <text:p>1050.99</text:p>
          </table:table-cell>
          <table:table-cell office:value-type="float" office:value="1066.53" calcext:value-type="float">
            <text:p>1066.53</text:p>
          </table:table-cell>
          <table:table-cell table:number-columns-repeated="2" office:value-type="float" office:value="1082.07" calcext:value-type="float">
            <text:p>1082.07</text:p>
          </table:table-cell>
          <table:table-cell office:value-type="float" office:value="1097.62" calcext:value-type="float">
            <text:p>1097.62</text:p>
          </table:table-cell>
          <table:table-cell office:value-type="float" office:value="1113.16" calcext:value-type="float">
            <text:p>1113.16</text:p>
          </table:table-cell>
          <table:table-cell office:value-type="float" office:value="1128.7" calcext:value-type="float">
            <text:p>1128.7</text:p>
          </table:table-cell>
          <table:table-cell office:value-type="float" office:value="1159.79" calcext:value-type="float">
            <text:p>1159.79</text:p>
          </table:table-cell>
          <table:table-cell office:value-type="float" office:value="1314" calcext:value-type="float">
            <text:p>1314</text:p>
          </table:table-cell>
          <table:table-cell office:value-type="float" office:value="139.887" calcext:value-type="float">
            <text:p>139.887</text:p>
          </table:table-cell>
          <table:table-cell office:value-type="float" office:value="1105" calcext:value-type="float">
            <text:p>1105</text:p>
          </table:table-cell>
          <table:table-cell office:value-type="float" office:value="129.547" calcext:value-type="float">
            <text:p>129.547</text:p>
          </table:table-cell>
          <table:table-cell office:value-type="float" office:value="76.7896" calcext:value-type="float">
            <text:p>76.7896</text:p>
          </table:table-cell>
          <table:table-cell office:value-type="float" office:value="115.977" calcext:value-type="float">
            <text:p>115.977</text:p>
          </table:table-cell>
          <table:table-cell office:value-type="float" office:value="0.175623" calcext:value-type="float">
            <text:p>0.175623</text:p>
          </table:table-cell>
          <table:table-cell office:value-type="float" office:value="0.0691052" calcext:value-type="float">
            <text:p>0.0691052</text:p>
          </table:table-cell>
          <table:table-cell office:value-type="float" office:value="1313560000" calcext:value-type="float">
            <text:p>1313560000</text:p>
          </table:table-cell>
          <table:table-cell office:value-type="float" office:value="996.049" calcext:value-type="float">
            <text:p>996.049</text:p>
          </table:table-cell>
          <table:table-cell office:value-type="float" office:value="172.292" calcext:value-type="float">
            <text:p>172.292</text:p>
          </table:table-cell>
          <table:table-cell office:value-type="float" office:value="4.75852" calcext:value-type="float">
            <text:p>4.75852</text:p>
          </table:table-cell>
          <table:table-cell office:value-type="float" office:value="1007.16" calcext:value-type="float">
            <text:p>1007.16</text:p>
          </table:table-cell>
          <table:table-cell office:value-type="float" office:value="10329.3" calcext:value-type="float">
            <text:p>10329.3</text:p>
          </table:table-cell>
          <table:table-cell office:value-type="float" office:value="0.472626" calcext:value-type="float">
            <text:p>0.472626</text:p>
          </table:table-cell>
          <table:table-cell office:value-type="float" office:value="134" calcext:value-type="float">
            <text:p>134</text:p>
          </table:table-cell>
          <table:table-cell office:value-type="float" office:value="1066.53" calcext:value-type="float">
            <text:p>1066.53</text:p>
          </table:table-cell>
          <table:table-cell office:value-type="float" office:value="0.0906344" calcext:value-type="float">
            <text:p>0.0906344</text:p>
          </table:table-cell>
          <table:table-cell office:value-type="float" office:value="-5.00446" calcext:value-type="float">
            <text:p>-5.00446</text:p>
          </table:table-cell>
          <table:table-cell office:value-type="float" office:value="0.0457086" calcext:value-type="float">
            <text:p>0.0457086</text:p>
          </table:table-cell>
          <table:table-cell office:value-type="float" office:value="1324" calcext:value-type="float">
            <text:p>1324</text:p>
          </table:table-cell>
          <table:table-cell office:value-type="float" office:value="1298890" calcext:value-type="float">
            <text:p>1298890</text:p>
          </table:table-cell>
          <table:table-cell table:number-columns-repeated="2" office:value-type="float" office:value="0.549316" calcext:value-type="float">
            <text:p>0.549316</text:p>
          </table:table-cell>
          <table:table-cell office:value-type="float" office:value="3" calcext:value-type="float">
            <text:p>3</text:p>
          </table:table-cell>
          <table:table-cell office:value-type="float" office:value="980.937" calcext:value-type="float">
            <text:p>980.937</text:p>
          </table:table-cell>
          <table:table-cell office:value-type="float" office:value="29657" calcext:value-type="float">
            <text:p>29657</text:p>
          </table:table-cell>
          <table:table-cell office:value-type="float" office:value="-1.4716" calcext:value-type="float">
            <text:p>-1.4716</text:p>
          </table:table-cell>
          <table:table-cell office:value-type="float" office:value="1.75584" calcext:value-type="float">
            <text:p>1.75584</text:p>
          </table:table-cell>
          <table:table-cell office:value-type="float" office:value="1035.44" calcext:value-type="float">
            <text:p>1035.44</text:p>
          </table:table-cell>
          <table:table-cell office:value-type="float" office:value="209" calcext:value-type="float">
            <text:p>209</text:p>
          </table:table-cell>
          <table:table-cell office:value-type="float" office:value="699.197" calcext:value-type="float">
            <text:p>699.197</text:p>
          </table:table-cell>
          <table:table-cell office:value-type="float" office:value="1130.14" calcext:value-type="float">
            <text:p>1130.14</text:p>
          </table:table-cell>
          <table:table-cell office:value-type="float" office:value="1314" calcext:value-type="float">
            <text:p>1314</text:p>
          </table:table-cell>
          <table:table-cell office:value-type="float" office:value="1066.53" calcext:value-type="float">
            <text:p>1066.53</text:p>
          </table:table-cell>
          <table:table-cell office:value-type="float" office:value="149.052" calcext:value-type="float">
            <text:p>149.052</text:p>
          </table:table-cell>
          <table:table-cell office:value-type="float" office:value="1105" calcext:value-type="float">
            <text:p>1105</text:p>
          </table:table-cell>
          <table:table-cell office:value-type="float" office:value="129.409" calcext:value-type="float">
            <text:p>129.409</text:p>
          </table:table-cell>
          <table:table-cell office:value-type="float" office:value="79.6531" calcext:value-type="float">
            <text:p>79.6531</text:p>
          </table:table-cell>
          <table:table-cell office:value-type="float" office:value="115.715" calcext:value-type="float">
            <text:p>115.715</text:p>
          </table:table-cell>
          <table:table-cell office:value-type="float" office:value="0.175559" calcext:value-type="float">
            <text:p>0.175559</text:p>
          </table:table-cell>
          <table:table-cell office:value-type="float" office:value="0.0736864" calcext:value-type="float">
            <text:p>0.0736864</text:p>
          </table:table-cell>
          <table:table-cell office:value-type="float" office:value="5.00446" calcext:value-type="float">
            <text:p>5.00446</text:p>
          </table:table-cell>
          <table:table-cell office:value-type="float" office:value="0.0457086" calcext:value-type="float">
            <text:p>0.0457086</text:p>
          </table:table-cell>
          <table:table-cell office:value-type="float" office:value="1007.28" calcext:value-type="float">
            <text:p>1007.28</text:p>
          </table:table-cell>
          <table:table-cell office:value-type="float" office:value="129.493" calcext:value-type="float">
            <text:p>129.493</text:p>
          </table:table-cell>
          <table:table-cell office:value-type="float" office:value="122.761" calcext:value-type="float">
            <text:p>122.761</text:p>
          </table:table-cell>
          <table:table-cell office:value-type="float" office:value="-1.4716" calcext:value-type="float">
            <text:p>-1.4716</text:p>
          </table:table-cell>
          <table:table-cell office:value-type="float" office:value="1.75584" calcext:value-type="float">
            <text:p>1.75584</text:p>
          </table:table-cell>
          <table:table-cell office:value-type="float" office:value="133" calcext:value-type="float">
            <text:p>133</text:p>
          </table:table-cell>
          <table:table-cell office:value-type="float" office:value="80" calcext:value-type="float">
            <text:p>80</text:p>
          </table:table-cell>
          <table:table-cell office:value-type="float" office:value="111" calcext:value-type="float">
            <text:p>111</text:p>
          </table:table-cell>
          <table:table-cell office:value-type="float" office:value="139" calcext:value-type="float">
            <text:p>139</text:p>
          </table:table-cell>
          <table:table-cell office:value-type="float" office:value="151" calcext:value-type="float">
            <text:p>151</text:p>
          </table:table-cell>
          <table:table-cell office:value-type="float" office:value="135" calcext:value-type="float">
            <text:p>135</text:p>
          </table:table-cell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office:value-type="float" office:value="8.3259" calcext:value-type="float">
            <text:p>8.3259</text:p>
          </table:table-cell>
          <table:table-cell office:value-type="float" office:value="5.1247" calcext:value-type="float">
            <text:p>5.1247</text:p>
          </table:table-cell>
          <table:table-cell office:value-type="float" office:value="7.44486" calcext:value-type="float">
            <text:p>7.44486</text:p>
          </table:table-cell>
          <table:table-cell office:value-type="float" office:value="0.0855623" calcext:value-type="float">
            <text:p>0.0855623</text:p>
          </table:table-cell>
          <table:table-cell office:value-type="float" office:value="0.0342205" calcext:value-type="float">
            <text:p>0.0342205</text:p>
          </table:table-cell>
          <table:table-cell office:value-type="float" office:value="5.00446" calcext:value-type="float">
            <text:p>5.00446</text:p>
          </table:table-cell>
          <table:table-cell office:value-type="float" office:value="0.0457086" calcext:value-type="float">
            <text:p>0.0457086</text:p>
          </table:table-cell>
          <table:table-cell office:value-type="float" office:value="27" calcext:value-type="float">
            <text:p>27</text:p>
          </table:table-cell>
          <table:table-cell office:value-type="float" office:value="131" calcext:value-type="float">
            <text:p>131</text:p>
          </table:table-cell>
          <table:table-cell office:value-type="float" office:value="-21" calcext:value-type="float">
            <text:p>-21</text:p>
          </table:table-cell>
          <table:table-cell office:value-type="float" office:value="136" calcext:value-type="float">
            <text:p>136</text:p>
          </table:table-cell>
          <table:table-cell office:value-type="float" office:value="130.188" calcext:value-type="float">
            <text:p>130.188</text:p>
          </table:table-cell>
          <table:table-cell office:value-type="float" office:value="256" calcext:value-type="float">
            <text:p>256</text:p>
          </table:table-cell>
          <table:table-cell office:value-type="float" office:value="15.543" calcext:value-type="float">
            <text:p>15.5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44.24" calcext:value-type="float">
            <text:p>1144.24</text:p>
          </table:table-cell>
          <table:table-cell office:value-type="float" office:value="709.041" calcext:value-type="float">
            <text:p>709.041</text:p>
          </table:table-cell>
          <table:table-cell office:value-type="float" office:value="1" calcext:value-type="float">
            <text:p>1</text:p>
          </table:table-cell>
          <table:table-cell office:value-type="float" office:value="435.203" calcext:value-type="float">
            <text:p>435.203</text:p>
          </table:table-cell>
          <table:table-cell office:value-type="float" office:value="0.505856" calcext:value-type="float">
            <text:p>0.505856</text:p>
          </table:table-cell>
          <table:table-cell office:value-type="float" office:value="469.37" calcext:value-type="float">
            <text:p>469.37</text:p>
          </table:table-cell>
          <table:table-cell office:value-type="float" office:value="917.69" calcext:value-type="float">
            <text:p>917.69</text:p>
          </table:table-cell>
          <table:table-cell office:value-type="float" office:value="0.0127816" calcext:value-type="float">
            <text:p>0.0127816</text:p>
          </table:table-cell>
          <table:table-cell office:value-type="float" office:value="131.317" calcext:value-type="float">
            <text:p>131.317</text:p>
          </table:table-cell>
          <table:table-cell office:value-type="float" office:value="89.3287" calcext:value-type="float">
            <text:p>89.3287</text:p>
          </table:table-cell>
          <table:table-cell office:value-type="float" office:value="9.25507" calcext:value-type="float">
            <text:p>9.25507</text:p>
          </table:table-cell>
          <table:table-cell office:value-type="float" office:value="7.69425" calcext:value-type="float">
            <text:p>7.69425</text:p>
          </table:table-cell>
          <table:table-cell office:value-type="float" office:value="79.4618" calcext:value-type="float">
            <text:p>79.4618</text:p>
          </table:table-cell>
          <table:table-cell office:value-type="float" office:value="4.39868" calcext:value-type="float">
            <text:p>4.39868</text:p>
          </table:table-cell>
          <table:table-cell office:value-type="float" office:value="262.635" calcext:value-type="float">
            <text:p>262.635</text:p>
          </table:table-cell>
          <table:table-cell office:value-type="float" office:value="218.651" calcext:value-type="float">
            <text:p>218.651</text:p>
          </table:table-cell>
          <table:table-cell office:value-type="float" office:value="5.48914" calcext:value-type="float">
            <text:p>5.48914</text:p>
          </table:table-cell>
          <table:table-cell office:value-type="float" office:value="0.0039643" calcext:value-type="float">
            <text:p>0.0039643</text:p>
          </table:table-cell>
          <table:table-cell office:value-type="float" office:value="138.663" calcext:value-type="float">
            <text:p>138.663</text:p>
          </table:table-cell>
          <table:table-cell office:value-type="float" office:value="7.69425" calcext:value-type="float">
            <text:p>7.69425</text:p>
          </table:table-cell>
          <table:table-cell office:value-type="float" office:value="0.269056" calcext:value-type="float">
            <text:p>0.269056</text:p>
          </table:table-cell>
          <table:table-cell office:value-type="float" office:value="0.971868" calcext:value-type="float">
            <text:p>0.971868</text:p>
          </table:table-cell>
          <table:table-cell office:value-type="float" office:value="0.187339" calcext:value-type="float">
            <text:p>0.187339</text:p>
          </table:table-cell>
          <table:table-cell office:value-type="float" office:value="0.99791" calcext:value-type="float">
            <text:p>0.99791</text:p>
          </table:table-cell>
          <table:table-cell office:value-type="float" office:value="0.192142" calcext:value-type="float">
            <text:p>0.192142</text:p>
          </table:table-cell>
          <table:table-cell office:value-type="float" office:value="0.223859" calcext:value-type="float">
            <text:p>0.223859</text:p>
          </table:table-cell>
          <table:table-cell office:value-type="float" office:value="17264.3" calcext:value-type="float">
            <text:p>17264.3</text:p>
          </table:table-cell>
          <table:table-cell office:value-type="float" office:value="218.651" calcext:value-type="float">
            <text:p>218.651</text:p>
          </table:table-cell>
          <table:table-cell office:value-type="float" office:value="-5397.46" calcext:value-type="float">
            <text:p>-5397.46</text:p>
          </table:table-cell>
          <table:table-cell office:value-type="float" office:value="291574" calcext:value-type="float">
            <text:p>291574</text:p>
          </table:table-cell>
          <table:table-cell office:value-type="float" office:value="-0.0360052" calcext:value-type="float">
            <text:p>-0.0360052</text:p>
          </table:table-cell>
          <table:table-cell office:value-type="float" office:value="0.536432" calcext:value-type="float">
            <text:p>0.536432</text:p>
          </table:table-cell>
          <table:table-cell office:value-type="float" office:value="0.105466" calcext:value-type="float">
            <text:p>0.105466</text:p>
          </table:table-cell>
          <table:table-cell office:value-type="float" office:value="131.317" calcext:value-type="float">
            <text:p>131.317</text:p>
          </table:table-cell>
          <table:table-cell office:value-type="float" office:value="89.3287" calcext:value-type="float">
            <text:p>89.3287</text:p>
          </table:table-cell>
          <table:table-cell office:value-type="float" office:value="4.71237" calcext:value-type="float">
            <text:p>4.71237</text:p>
          </table:table-cell>
          <table:table-cell table:number-columns-repeated="2" office:value-type="float" office:value="9.42474" calcext:value-type="float">
            <text:p>9.42474</text:p>
          </table:table-cell>
          <table:table-cell office:value-type="float" office:value="0.0145043" calcext:value-type="float">
            <text:p>0.0145043</text:p>
          </table:table-cell>
          <table:table-cell office:value-type="float" office:value="131.333" calcext:value-type="float">
            <text:p>131.333</text:p>
          </table:table-cell>
          <table:table-cell office:value-type="float" office:value="88.968" calcext:value-type="float">
            <text:p>88.968</text:p>
          </table:table-cell>
          <table:table-cell office:value-type="float" office:value="8.65717" calcext:value-type="float">
            <text:p>8.65717</text:p>
          </table:table-cell>
          <table:table-cell office:value-type="float" office:value="7.71432" calcext:value-type="float">
            <text:p>7.71432</text:p>
          </table:table-cell>
          <table:table-cell office:value-type="float" office:value="79.5302" calcext:value-type="float">
            <text:p>79.5302</text:p>
          </table:table-cell>
          <table:table-cell office:value-type="float" office:value="4.36732" calcext:value-type="float">
            <text:p>4.36732</text:p>
          </table:table-cell>
          <table:table-cell office:value-type="float" office:value="262.665" calcext:value-type="float">
            <text:p>262.665</text:p>
          </table:table-cell>
          <table:table-cell office:value-type="float" office:value="216.545" calcext:value-type="float">
            <text:p>216.545</text:p>
          </table:table-cell>
          <table:table-cell office:value-type="float" office:value="5.41431" calcext:value-type="float">
            <text:p>5.41431</text:p>
          </table:table-cell>
          <table:table-cell office:value-type="float" office:value="0.00437343" calcext:value-type="float">
            <text:p>0.00437343</text:p>
          </table:table-cell>
          <table:table-cell office:value-type="float" office:value="139.327" calcext:value-type="float">
            <text:p>139.327</text:p>
          </table:table-cell>
          <table:table-cell office:value-type="float" office:value="7.71432" calcext:value-type="float">
            <text:p>7.71432</text:p>
          </table:table-cell>
          <table:table-cell office:value-type="float" office:value="0.26869" calcext:value-type="float">
            <text:p>0.26869</text:p>
          </table:table-cell>
          <table:table-cell office:value-type="float" office:value="0.971798" calcext:value-type="float">
            <text:p>0.971798</text:p>
          </table:table-cell>
          <table:table-cell office:value-type="float" office:value="0.18699" calcext:value-type="float">
            <text:p>0.18699</text:p>
          </table:table-cell>
          <table:table-cell office:value-type="float" office:value="0.9979" calcext:value-type="float">
            <text:p>0.9979</text:p>
          </table:table-cell>
          <table:table-cell office:value-type="float" office:value="0.191832" calcext:value-type="float">
            <text:p>0.191832</text:p>
          </table:table-cell>
          <table:table-cell office:value-type="float" office:value="0.214595" calcext:value-type="float">
            <text:p>0.214595</text:p>
          </table:table-cell>
          <table:table-cell office:value-type="float" office:value="17267.7" calcext:value-type="float">
            <text:p>17267.7</text:p>
          </table:table-cell>
          <table:table-cell office:value-type="float" office:value="216.545" calcext:value-type="float">
            <text:p>216.545</text:p>
          </table:table-cell>
          <table:table-cell office:value-type="float" office:value="-5292.95" calcext:value-type="float">
            <text:p>-5292.95</text:p>
          </table:table-cell>
          <table:table-cell office:value-type="float" office:value="285347" calcext:value-type="float">
            <text:p>285347</text:p>
          </table:table-cell>
          <table:table-cell office:value-type="float" office:value="-0.159532" calcext:value-type="float">
            <text:p>-0.159532</text:p>
          </table:table-cell>
          <table:table-cell office:value-type="float" office:value="0.880521" calcext:value-type="float">
            <text:p>0.880521</text:p>
          </table:table-cell>
          <table:table-cell office:value-type="float" office:value="0.105631" calcext:value-type="float">
            <text:p>0.105631</text:p>
          </table:table-cell>
          <table:table-cell office:value-type="float" office:value="131.333" calcext:value-type="float">
            <text:p>131.333</text:p>
          </table:table-cell>
          <table:table-cell office:value-type="float" office:value="88.968" calcext:value-type="float">
            <text:p>88.968</text:p>
          </table:table-cell>
          <table:table-cell office:value-type="float" office:value="4.70413" calcext:value-type="float">
            <text:p>4.70413</text:p>
          </table:table-cell>
          <table:table-cell table:number-columns-repeated="2" office:value-type="float" office:value="9.40827" calcext:value-type="float">
            <text:p>9.40827</text:p>
          </table:table-cell>
          <table:table-cell office:value-type="float" office:value="0.00138691" calcext:value-type="float">
            <text:p>0.00138691</text:p>
          </table:table-cell>
          <table:table-cell office:value-type="float" office:value="0.313751" calcext:value-type="float">
            <text:p>0.313751</text:p>
          </table:table-cell>
          <table:table-cell office:value-type="float" office:value="6.02941" calcext:value-type="float">
            <text:p>6.02941</text:p>
          </table:table-cell>
          <table:table-cell office:value-type="float" office:value="0.0727953" calcext:value-type="float">
            <text:p>0.0727953</text:p>
          </table:table-cell>
          <table:table-cell office:value-type="float" office:value="0.534422" calcext:value-type="float">
            <text:p>0.534422</text:p>
          </table:table-cell>
          <table:table-cell office:value-type="float" office:value="10.9986" calcext:value-type="float">
            <text:p>10.9986</text:p>
          </table:table-cell>
          <table:table-cell office:value-type="float" office:value="0.0935945" calcext:value-type="float">
            <text:p>0.0935945</text:p>
          </table:table-cell>
          <table:table-cell office:value-type="float" office:value="0.627502" calcext:value-type="float">
            <text:p>0.627502</text:p>
          </table:table-cell>
          <table:table-cell office:value-type="float" office:value="28.8657" calcext:value-type="float">
            <text:p>28.8657</text:p>
          </table:table-cell>
          <table:table-cell office:value-type="float" office:value="0.0751109" calcext:value-type="float">
            <text:p>0.0751109</text:p>
          </table:table-cell>
          <table:table-cell office:value-type="float" office:value="0.00015669" calcext:value-type="float">
            <text:p>0.00015669</text:p>
          </table:table-cell>
          <table:table-cell office:value-type="float" office:value="18.7963" calcext:value-type="float">
            <text:p>18.7963</text:p>
          </table:table-cell>
          <table:table-cell office:value-type="float" office:value="0.534422" calcext:value-type="float">
            <text:p>0.534422</text:p>
          </table:table-cell>
          <table:table-cell office:value-type="float" office:value="0.0140603" calcext:value-type="float">
            <text:p>0.0140603</text:p>
          </table:table-cell>
          <table:table-cell office:value-type="float" office:value="0.00184383" calcext:value-type="float">
            <text:p>0.00184383</text:p>
          </table:table-cell>
          <table:table-cell office:value-type="float" office:value="0.0149866" calcext:value-type="float">
            <text:p>0.0149866</text:p>
          </table:table-cell>
          <table:table-cell office:value-type="float" office:value="0.000280326" calcext:value-type="float">
            <text:p>0.000280326</text:p>
          </table:table-cell>
          <table:table-cell office:value-type="float" office:value="0.0123939" calcext:value-type="float">
            <text:p>0.0123939</text:p>
          </table:table-cell>
          <table:table-cell office:value-type="float" office:value="0.108188" calcext:value-type="float">
            <text:p>0.108188</text:p>
          </table:table-cell>
          <table:table-cell office:value-type="float" office:value="76.697" calcext:value-type="float">
            <text:p>76.697</text:p>
          </table:table-cell>
          <table:table-cell office:value-type="float" office:value="28.8657" calcext:value-type="float">
            <text:p>28.8657</text:p>
          </table:table-cell>
          <table:table-cell office:value-type="float" office:value="1001.6" calcext:value-type="float">
            <text:p>1001.6</text:p>
          </table:table-cell>
          <table:table-cell office:value-type="float" office:value="63317.3" calcext:value-type="float">
            <text:p>63317.3</text:p>
          </table:table-cell>
          <table:table-cell office:value-type="float" office:value="0.011688" calcext:value-type="float">
            <text:p>0.011688</text:p>
          </table:table-cell>
          <table:table-cell office:value-type="float" office:value="0.015615" calcext:value-type="float">
            <text:p>0.015615</text:p>
          </table:table-cell>
          <table:table-cell office:value-type="float" office:value="0.00300674" calcext:value-type="float">
            <text:p>0.00300674</text:p>
          </table:table-cell>
          <table:table-cell office:value-type="float" office:value="0.313751" calcext:value-type="float">
            <text:p>0.313751</text:p>
          </table:table-cell>
          <table:table-cell office:value-type="float" office:value="6.02941" calcext:value-type="float">
            <text:p>6.02941</text:p>
          </table:table-cell>
          <table:table-cell office:value-type="float" office:value="0.0629194" calcext:value-type="float">
            <text:p>0.0629194</text:p>
          </table:table-cell>
          <table:table-cell table:number-columns-repeated="2" office:value-type="float" office:value="0.125839" calcext:value-type="float">
            <text:p>0.125839</text:p>
          </table:table-cell>
          <table:table-cell office:value-type="float" office:value="0.461451" calcext:value-type="float">
            <text:p>0.461451</text:p>
          </table:table-cell>
          <table:table-cell office:value-type="float" office:value="9.0997" calcext:value-type="float">
            <text:p>9.0997</text:p>
          </table:table-cell>
          <table:table-cell office:value-type="float" office:value="0.0000612722" calcext:value-type="float">
            <text:p>6.12722E-05</text:p>
          </table:table-cell>
          <table:table-cell office:value-type="float" office:value="16891.3" calcext:value-type="float">
            <text:p>16891.3</text:p>
          </table:table-cell>
          <table:table-cell office:value-type="float" office:value="0.000030727" calcext:value-type="float">
            <text:p>3.0727E-05</text:p>
          </table:table-cell>
          <table:table-cell office:value-type="float" office:value="7305.83" calcext:value-type="float">
            <text:p>7305.83</text:p>
          </table:table-cell>
          <table:table-cell office:value-type="float" office:value="0.000512074" calcext:value-type="float">
            <text:p>0.000512074</text:p>
          </table:table-cell>
          <table:table-cell office:value-type="float" office:value="162925" calcext:value-type="float">
            <text:p>162925</text:p>
          </table:table-cell>
          <table:table-cell office:value-type="float" office:value="60.5181" calcext:value-type="float">
            <text:p>60.5181</text:p>
          </table:table-cell>
          <table:table-cell office:value-type="float" office:value="0.0457086" calcext:value-type="float">
            <text:p>0.0457086</text:p>
          </table:table-cell>
          <table:table-cell office:value-type="float" office:value="312.107" calcext:value-type="float">
            <text:p>312.107</text:p>
          </table:table-cell>
          <table:table-cell office:value-type="float" office:value="0.235731" calcext:value-type="float">
            <text:p>0.235731</text:p>
          </table:table-cell>
          <table:table-cell office:value-type="float" office:value="1" calcext:value-type="float">
            <text:p>1</text:p>
          </table:table-cell>
          <table:table-cell office:value-type="float" office:value="129.493" calcext:value-type="float">
            <text:p>129.493</text:p>
          </table:table-cell>
          <table:table-cell office:value-type="float" office:value="122.761" calcext:value-type="float">
            <text:p>122.761</text:p>
          </table:table-cell>
          <table:table-cell office:value-type="float" office:value="2.50302" calcext:value-type="float">
            <text:p>2.50302</text:p>
          </table:table-cell>
          <table:table-cell office:value-type="float" office:value="2.83458" calcext:value-type="float">
            <text:p>2.83458</text:p>
          </table:table-cell>
          <table:table-cell office:value-type="float" office:value="6.87048" calcext:value-type="float">
            <text:p>6.87048</text:p>
          </table:table-cell>
          <table:table-cell office:value-type="float" office:value="0.0103036" calcext:value-type="float">
            <text:p>0.0103036</text:p>
          </table:table-cell>
          <table:table-cell office:value-type="float" office:value="26" calcext:value-type="float">
            <text:p>26</text:p>
          </table:table-cell>
          <table:table-cell office:value-type="float" office:value="20.9184" calcext:value-type="float">
            <text:p>20.9184</text:p>
          </table:table-cell>
          <table:table-cell office:value-type="float" office:value="17.7448" calcext:value-type="float">
            <text:p>17.7448</text:p>
          </table:table-cell>
          <table:table-cell office:value-type="float" office:value="0.384441" calcext:value-type="float">
            <text:p>0.384441</text:p>
          </table:table-cell>
          <table:table-cell office:value-type="float" office:value="0.0718515" calcext:value-type="float">
            <text:p>0.0718515</text:p>
          </table:table-cell>
          <table:table-cell office:value-type="float" office:value="0.957265" calcext:value-type="float">
            <text:p>0.957265</text:p>
          </table:table-cell>
          <table:table-cell office:value-type="float" office:value="0.00774628" calcext:value-type="float">
            <text:p>0.00774628</text:p>
          </table:table-cell>
          <table:table-cell office:value-type="float" office:value="0.957348" calcext:value-type="float">
            <text:p>0.957348</text:p>
          </table:table-cell>
          <table:table-cell office:value-type="float" office:value="1.1967" calcext:value-type="float">
            <text:p>1.1967</text:p>
          </table:table-cell>
          <table:table-cell office:value-type="float" office:value="0.039528" calcext:value-type="float">
            <text:p>0.039528</text:p>
          </table:table-cell>
          <table:table-cell office:value-type="float" office:value="1.19628" calcext:value-type="float">
            <text:p>1.19628</text:p>
          </table:table-cell>
          <table:table-cell office:value-type="float" office:value="53.9364" calcext:value-type="float">
            <text:p>53.9364</text:p>
          </table:table-cell>
          <table:table-cell office:value-type="float" office:value="0.896888" calcext:value-type="float">
            <text:p>0.896888</text:p>
          </table:table-cell>
          <table:table-cell office:value-type="float" office:value="700.561" calcext:value-type="float">
            <text:p>700.561</text:p>
          </table:table-cell>
          <table:table-cell office:value-type="float" office:value="0.0432348" calcext:value-type="float">
            <text:p>0.0432348</text:p>
          </table:table-cell>
          <table:table-cell office:value-type="float" office:value="0.000335106" calcext:value-type="float">
            <text:p>0.000335106</text:p>
          </table:table-cell>
          <table:table-cell office:value-type="float" office:value="0.0431992" calcext:value-type="float">
            <text:p>0.0431992</text:p>
          </table:table-cell>
          <table:table-cell office:value-type="float" office:value="1115.34" calcext:value-type="float">
            <text:p>1115.34</text:p>
          </table:table-cell>
          <table:table-cell office:value-type="float" office:value="34.2445" calcext:value-type="float">
            <text:p>34.2445</text:p>
          </table:table-cell>
          <table:table-cell office:value-type="float" office:value="14496.2" calcext:value-type="float">
            <text:p>14496.2</text:p>
          </table:table-cell>
          <table:table-cell office:value-type="float" office:value="0.893894" calcext:value-type="float">
            <text:p>0.893894</text:p>
          </table:table-cell>
          <table:table-cell office:value-type="float" office:value="0.0180248" calcext:value-type="float">
            <text:p>0.0180248</text:p>
          </table:table-cell>
          <table:table-cell office:value-type="float" office:value="0.893892" calcext:value-type="float">
            <text:p>0.893892</text:p>
          </table:table-cell>
          <table:table-cell office:value-type="float" office:value="0.0000615994" calcext:value-type="float">
            <text:p>6.15994E-05</text:p>
          </table:table-cell>
          <table:table-cell office:value-type="float" office:value="0.0000000692402" calcext:value-type="float">
            <text:p>6.92402E-08</text:p>
          </table:table-cell>
          <table:table-cell office:value-type="float" office:value="0.0000615987" calcext:value-type="float">
            <text:p>6.15987E-05</text:p>
          </table:table-cell>
          <table:table-cell office:value-type="float" office:value="16825" calcext:value-type="float">
            <text:p>16825</text:p>
          </table:table-cell>
          <table:table-cell office:value-type="float" office:value="14.3974" calcext:value-type="float">
            <text:p>14.3974</text:p>
          </table:table-cell>
          <table:table-cell office:value-type="float" office:value="16825.1" calcext:value-type="float">
            <text:p>16825.1</text:p>
          </table:table-cell>
          <table:table-cell office:value-type="float" office:value="0.0000592065" calcext:value-type="float">
            <text:p>5.92065E-05</text:p>
          </table:table-cell>
          <table:table-cell office:value-type="float" office:value="0.000000372132" calcext:value-type="float">
            <text:p>3.72132E-07</text:p>
          </table:table-cell>
          <table:table-cell office:value-type="float" office:value="0.0000592104" calcext:value-type="float">
            <text:p>5.92104E-05</text:p>
          </table:table-cell>
          <table:table-cell office:value-type="float" office:value="16057.5" calcext:value-type="float">
            <text:p>16057.5</text:p>
          </table:table-cell>
          <table:table-cell office:value-type="float" office:value="152.583" calcext:value-type="float">
            <text:p>152.583</text:p>
          </table:table-cell>
          <table:table-cell office:value-type="float" office:value="16059.2" calcext:value-type="float">
            <text:p>16059.2</text:p>
          </table:table-cell>
          <table:table-cell office:value-type="float" office:value="0.0000725985" calcext:value-type="float">
            <text:p>7.25985E-05</text:p>
          </table:table-cell>
          <table:table-cell office:value-type="float" office:value="0.00000226107" calcext:value-type="float">
            <text:p>2.26107E-06</text:p>
          </table:table-cell>
          <table:table-cell office:value-type="float" office:value="0.0000725741" calcext:value-type="float">
            <text:p>7.25741E-05</text:p>
          </table:table-cell>
          <table:table-cell office:value-type="float" office:value="20361" calcext:value-type="float">
            <text:p>20361</text:p>
          </table:table-cell>
          <table:table-cell office:value-type="float" office:value="701.244" calcext:value-type="float">
            <text:p>701.244</text:p>
          </table:table-cell>
          <table:table-cell office:value-type="float" office:value="20353.4" calcext:value-type="float">
            <text:p>20353.4</text:p>
          </table:table-cell>
          <table:table-cell office:value-type="float" office:value="0.942191" calcext:value-type="float">
            <text:p>0.942191</text:p>
          </table:table-cell>
          <table:table-cell office:value-type="float" office:value="0.0102178" calcext:value-type="float">
            <text:p>0.0102178</text:p>
          </table:table-cell>
          <table:table-cell office:value-type="float" office:value="0.942191" calcext:value-type="float">
            <text:p>0.942191</text:p>
          </table:table-cell>
          <table:table-cell office:value-type="float" office:value="1247.46" calcext:value-type="float">
            <text:p>1247.46</text:p>
          </table:table-cell>
          <table:table-cell office:value-type="float" office:value="13.5284" calcext:value-type="float">
            <text:p>13.5284</text:p>
          </table:table-cell>
          <table:table-cell office:value-type="float" office:value="16217" calcext:value-type="float">
            <text:p>16217</text:p>
          </table:table-cell>
          <table:table-cell office:value-type="float" office:value="127.706" calcext:value-type="float">
            <text:p>127.706</text:p>
          </table:table-cell>
          <table:table-cell office:value-type="float" office:value="1.02152" calcext:value-type="float">
            <text:p>1.02152</text:p>
          </table:table-cell>
          <table:table-cell office:value-type="float" office:value="127.7" calcext:value-type="float">
            <text:p>127.7</text:p>
          </table:table-cell>
          <table:table-cell office:value-type="float" office:value="0.0698235" calcext:value-type="float">
            <text:p>0.0698235</text:p>
          </table:table-cell>
          <table:table-cell office:value-type="float" office:value="0.0150984" calcext:value-type="float">
            <text:p>0.0150984</text:p>
          </table:table-cell>
          <table:table-cell office:value-type="float" office:value="0.0698003" calcext:value-type="float">
            <text:p>0.0698003</text:p>
          </table:table-cell>
          <table:table-cell office:value-type="float" office:value="5.34758" calcext:value-type="float">
            <text:p>5.34758</text:p>
          </table:table-cell>
          <table:table-cell office:value-type="float" office:value="0.0497669" calcext:value-type="float">
            <text:p>0.0497669</text:p>
          </table:table-cell>
          <table:table-cell office:value-type="float" office:value="5.35959" calcext:value-type="float">
            <text:p>5.35959</text:p>
          </table:table-cell>
          <table:table-cell office:value-type="float" office:value="0.796287" calcext:value-type="float">
            <text:p>0.796287</text:p>
          </table:table-cell>
          <table:table-cell office:value-type="float" office:value="35.1294" calcext:value-type="float">
            <text:p>35.1294</text:p>
          </table:table-cell>
          <table:table-cell office:value-type="float" office:value="0.0000663012" calcext:value-type="float">
            <text:p>6.63012E-05</text:p>
          </table:table-cell>
          <table:table-cell office:value-type="float" office:value="15878.7" calcext:value-type="float">
            <text:p>15878.7</text:p>
          </table:table-cell>
          <table:table-cell office:value-type="float" office:value="0.0000542519" calcext:value-type="float">
            <text:p>5.42519E-05</text:p>
          </table:table-cell>
          <table:table-cell office:value-type="float" office:value="12364.9" calcext:value-type="float">
            <text:p>12364.9</text:p>
          </table:table-cell>
          <table:table-cell office:value-type="float" office:value="0.00195422" calcext:value-type="float">
            <text:p>0.00195422</text:p>
          </table:table-cell>
          <table:table-cell office:value-type="float" office:value="633512" calcext:value-type="float">
            <text:p>633512</text:p>
          </table:table-cell>
          <table:table-cell office:value-type="float" office:value="16.1872" calcext:value-type="float">
            <text:p>16.1872</text:p>
          </table:table-cell>
          <table:table-cell office:value-type="float" office:value="0.0246381" calcext:value-type="float">
            <text:p>0.0246381</text:p>
          </table:table-cell>
          <table:table-cell office:value-type="float" office:value="389.384" calcext:value-type="float">
            <text:p>389.384</text:p>
          </table:table-cell>
          <table:table-cell office:value-type="float" office:value="0.592669" calcext:value-type="float">
            <text:p>0.592669</text:p>
          </table:table-cell>
          <table:table-cell office:value-type="float" office:value="0.496224" calcext:value-type="float">
            <text:p>0.496224</text:p>
          </table:table-cell>
          <table:table-cell office:value-type="float" office:value="125.283" calcext:value-type="float">
            <text:p>125.283</text:p>
          </table:table-cell>
          <table:table-cell office:value-type="float" office:value="182.842" calcext:value-type="float">
            <text:p>182.842</text:p>
          </table:table-cell>
          <table:table-cell office:value-type="float" office:value="2.01522" calcext:value-type="float">
            <text:p>2.01522</text:p>
          </table:table-cell>
          <table:table-cell office:value-type="float" office:value="31.0683" calcext:value-type="float">
            <text:p>31.0683</text:p>
          </table:table-cell>
          <table:table-cell office:value-type="float" office:value="6.60033" calcext:value-type="float">
            <text:p>6.60033</text:p>
          </table:table-cell>
          <table:table-cell office:value-type="float" office:value="0.883815" calcext:value-type="float">
            <text:p>0.883815</text:p>
          </table:table-cell>
          <table:table-cell office:value-type="float" office:value="1.56621" calcext:value-type="float">
            <text:p>1.56621</text:p>
          </table:table-cell>
          <table:table-cell office:value-type="float" office:value="0.0000663012" calcext:value-type="float">
            <text:p>6.63012E-05</text:p>
          </table:table-cell>
          <table:table-cell office:value-type="float" office:value="15878.7" calcext:value-type="float">
            <text:p>15878.7</text:p>
          </table:table-cell>
          <table:table-cell office:value-type="float" office:value="0.0000598159" calcext:value-type="float">
            <text:p>5.98159E-05</text:p>
          </table:table-cell>
          <table:table-cell office:value-type="float" office:value="13782.4" calcext:value-type="float">
            <text:p>13782.4</text:p>
          </table:table-cell>
          <table:table-cell office:value-type="float" office:value="0.0000978307" calcext:value-type="float">
            <text:p>9.78307E-05</text:p>
          </table:table-cell>
          <table:table-cell office:value-type="float" office:value="26117.9" calcext:value-type="float">
            <text:p>26117.9</text:p>
          </table:table-cell>
          <table:table-cell office:value-type="float" office:value="16.1872" calcext:value-type="float">
            <text:p>16.1872</text:p>
          </table:table-cell>
          <table:table-cell office:value-type="float" office:value="0.0246381" calcext:value-type="float">
            <text:p>0.0246381</text:p>
          </table:table-cell>
          <table:table-cell office:value-type="float" office:value="485" calcext:value-type="float">
            <text:p>485</text:p>
          </table:table-cell>
          <table:table-cell office:value-type="float" office:value="0.738204" calcext:value-type="float">
            <text:p>0.738204</text:p>
          </table:table-cell>
          <table:table-cell office:value-type="float" office:value="0.496224" calcext:value-type="float">
            <text:p>0.496224</text:p>
          </table:table-cell>
          <table:table-cell office:value-type="float" office:value="125.283" calcext:value-type="float">
            <text:p>125.283</text:p>
          </table:table-cell>
          <table:table-cell office:value-type="float" office:value="182.842" calcext:value-type="float">
            <text:p>182.842</text:p>
          </table:table-cell>
          <table:table-cell office:value-type="float" office:value="1.17352" calcext:value-type="float">
            <text:p>1.17352</text:p>
          </table:table-cell>
          <table:table-cell office:value-type="float" office:value="0.18907" calcext:value-type="float">
            <text:p>0.18907</text:p>
          </table:table-cell>
          <table:table-cell table:number-columns-repeated="2" office:value-type="float" office:value="6.11888" calcext:value-type="float">
            <text:p>6.11888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9375" calcext:value-type="float">
            <text:p>0.9375</text:p>
          </table:table-cell>
          <table:table-cell office:value-type="float" office:value="0.625" calcext:value-type="float">
            <text:p>0.625</text:p>
          </table:table-cell>
          <table:table-cell office:value-type="float" office:value="157.219" calcext:value-type="float">
            <text:p>157.219</text:p>
          </table:table-cell>
          <table:table-cell office:value-type="float" office:value="-1024" calcext:value-type="float">
            <text:p>-1024</text:p>
          </table:table-cell>
          <table:table-cell office:value-type="float" office:value="2955" calcext:value-type="float">
            <text:p>2955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9375" calcext:value-type="float">
            <text:p>0.9375</text:p>
          </table:table-cell>
          <table:table-cell office:value-type="float" office:value="0.625" calcext:value-type="float">
            <text:p>0.625</text:p>
          </table:table-cell>
          <table:table-cell office:value-type="float" office:value="1324" calcext:value-type="float">
            <text:p>1324</text:p>
          </table:table-cell>
          <table:table-cell office:value-type="float" office:value="981.035" calcext:value-type="float">
            <text:p>981.035</text:p>
          </table:table-cell>
          <table:table-cell office:value-type="float" office:value="209" calcext:value-type="float">
            <text:p>209</text:p>
          </table:table-cell>
          <table:table-cell office:value-type="float" office:value="1314" calcext:value-type="float">
            <text:p>1314</text:p>
          </table:table-cell>
          <table:table-cell office:value-type="float" office:value="0.00453385" calcext:value-type="float">
            <text:p>0.00453385</text:p>
          </table:table-cell>
          <table:table-cell office:value-type="float" office:value="0.398317" calcext:value-type="float">
            <text:p>0.398317</text:p>
          </table:table-cell>
          <table:table-cell office:value-type="float" office:value="0.0212624" calcext:value-type="float">
            <text:p>0.0212624</text:p>
          </table:table-cell>
          <table:table-cell office:value-type="float" office:value="10438.1" calcext:value-type="float">
            <text:p>10438.1</text:p>
          </table:table-cell>
          <table:table-cell office:value-type="float" office:value="9.00404" calcext:value-type="float">
            <text:p>9.00404</text:p>
          </table:table-cell>
        </table:table-row>
        <table:table-row table:style-name="ro1">
          <table:table-cell office:value-type="string" calcext:value-type="string">
            <text:p>R01-004</text:p>
          </table:table-cell>
          <table:table-cell office:value-type="string" calcext:value-type="string">
            <text:p>R01-004_roi-labels</text:p>
          </table:table-cell>
          <table:table-cell office:value-type="float" office:value="0.428619" calcext:value-type="float">
            <text:p>0.428619</text:p>
          </table:table-cell>
          <table:table-cell office:value-type="float" office:value="663.074" calcext:value-type="float">
            <text:p>663.074</text:p>
          </table:table-cell>
          <table:table-cell office:value-type="float" office:value="19.2285" calcext:value-type="float">
            <text:p>19.2285</text:p>
          </table:table-cell>
          <table:table-cell office:value-type="float" office:value="928.147" calcext:value-type="float">
            <text:p>928.147</text:p>
          </table:table-cell>
          <table:table-cell table:number-columns-repeated="2" office:value-type="float" office:value="0.17718" calcext:value-type="float">
            <text:p>0.17718</text:p>
          </table:table-cell>
          <table:table-cell office:value-type="float" office:value="2508.28" calcext:value-type="float">
            <text:p>2508.28</text:p>
          </table:table-cell>
          <table:table-cell office:value-type="float" office:value="465.309" calcext:value-type="float">
            <text:p>465.309</text:p>
          </table:table-cell>
          <table:table-cell office:value-type="float" office:value="625.358" calcext:value-type="float">
            <text:p>625.358</text:p>
          </table:table-cell>
          <table:table-cell office:value-type="float" office:value="1.34396" calcext:value-type="float">
            <text:p>1.34396</text:p>
          </table:table-cell>
          <table:table-cell office:value-type="float" office:value="0.588026" calcext:value-type="float">
            <text:p>0.588026</text:p>
          </table:table-cell>
          <table:table-cell office:value-type="float" office:value="0.464354" calcext:value-type="float">
            <text:p>0.464354</text:p>
          </table:table-cell>
          <table:table-cell office:value-type="float" office:value="0.700605" calcext:value-type="float">
            <text:p>0.700605</text:p>
          </table:table-cell>
          <table:table-cell office:value-type="float" office:value="1.15353" calcext:value-type="float">
            <text:p>1.15353</text:p>
          </table:table-cell>
          <table:table-cell office:value-type="float" office:value="0.0239218" calcext:value-type="float">
            <text:p>0.0239218</text:p>
          </table:table-cell>
          <table:table-cell office:value-type="float" office:value="5.11565" calcext:value-type="float">
            <text:p>5.11565</text:p>
          </table:table-cell>
          <table:table-cell office:value-type="float" office:value="0.203325" calcext:value-type="float">
            <text:p>0.203325</text:p>
          </table:table-cell>
          <table:table-cell office:value-type="float" office:value="0.016787" calcext:value-type="float">
            <text:p>0.016787</text:p>
          </table:table-cell>
          <table:table-cell office:value-type="float" office:value="0.100126" calcext:value-type="float">
            <text:p>0.100126</text:p>
          </table:table-cell>
          <table:table-cell office:value-type="float" office:value="1.7006" calcext:value-type="float">
            <text:p>1.7006</text:p>
          </table:table-cell>
          <table:table-cell office:value-type="float" office:value="2.15353" calcext:value-type="float">
            <text:p>2.15353</text:p>
          </table:table-cell>
          <table:table-cell office:value-type="float" office:value="1.39976" calcext:value-type="float">
            <text:p>1.39976</text:p>
          </table:table-cell>
          <table:table-cell office:value-type="float" office:value="0.396195" calcext:value-type="float">
            <text:p>0.396195</text:p>
          </table:table-cell>
          <table:table-cell office:value-type="float" office:value="1.52401" calcext:value-type="float">
            <text:p>1.52401</text:p>
          </table:table-cell>
          <table:table-cell office:value-type="float" office:value="0.0132301" calcext:value-type="float">
            <text:p>0.0132301</text:p>
          </table:table-cell>
          <table:table-cell office:value-type="float" office:value="3.93166" calcext:value-type="float">
            <text:p>3.93166</text:p>
          </table:table-cell>
          <table:table-cell office:value-type="float" office:value="0.0621908" calcext:value-type="float">
            <text:p>0.0621908</text:p>
          </table:table-cell>
          <table:table-cell office:value-type="float" office:value="2.52401" calcext:value-type="float">
            <text:p>2.52401</text:p>
          </table:table-cell>
          <table:table-cell office:value-type="float" office:value="16.886" calcext:value-type="float">
            <text:p>16.886</text:p>
          </table:table-cell>
          <table:table-cell office:value-type="float" office:value="13.4448" calcext:value-type="float">
            <text:p>13.4448</text:p>
          </table:table-cell>
          <table:table-cell office:value-type="float" office:value="5.3558" calcext:value-type="float">
            <text:p>5.3558</text:p>
          </table:table-cell>
          <table:table-cell office:value-type="float" office:value="0.796207" calcext:value-type="float">
            <text:p>0.796207</text:p>
          </table:table-cell>
          <table:table-cell office:value-type="float" office:value="0.317173" calcext:value-type="float">
            <text:p>0.317173</text:p>
          </table:table-cell>
          <table:table-cell office:value-type="float" office:value="16.886" calcext:value-type="float">
            <text:p>16.886</text:p>
          </table:table-cell>
          <table:table-cell office:value-type="float" office:value="13.4448" calcext:value-type="float">
            <text:p>13.4448</text:p>
          </table:table-cell>
          <table:table-cell office:value-type="float" office:value="5.3558" calcext:value-type="float">
            <text:p>5.3558</text:p>
          </table:table-cell>
          <table:table-cell office:value-type="float" office:value="0.796207" calcext:value-type="float">
            <text:p>0.796207</text:p>
          </table:table-cell>
          <table:table-cell office:value-type="float" office:value="0.317173" calcext:value-type="float">
            <text:p>0.317173</text:p>
          </table:table-cell>
          <table:table-cell office:value-type="float" office:value="441727" calcext:value-type="float">
            <text:p>441727</text:p>
          </table:table-cell>
          <table:table-cell office:value-type="float" office:value="0.0424531" calcext:value-type="float">
            <text:p>0.0424531</text:p>
          </table:table-cell>
          <table:table-cell office:value-type="float" office:value="0.861058" calcext:value-type="float">
            <text:p>0.861058</text:p>
          </table:table-cell>
          <table:table-cell office:value-type="float" office:value="0.157333" calcext:value-type="float">
            <text:p>0.157333</text:p>
          </table:table-cell>
          <table:table-cell office:value-type="float" office:value="0.481562" calcext:value-type="float">
            <text:p>0.481562</text:p>
          </table:table-cell>
          <table:table-cell office:value-type="float" office:value="0.190393" calcext:value-type="float">
            <text:p>0.190393</text:p>
          </table:table-cell>
          <table:table-cell office:value-type="float" office:value="0.433067" calcext:value-type="float">
            <text:p>0.433067</text:p>
          </table:table-cell>
          <table:table-cell office:value-type="float" office:value="0.730866" calcext:value-type="float">
            <text:p>0.730866</text:p>
          </table:table-cell>
          <table:table-cell office:value-type="float" office:value="1.02121" calcext:value-type="float">
            <text:p>1.02121</text:p>
          </table:table-cell>
          <table:table-cell office:value-type="float" office:value="0.00549258" calcext:value-type="float">
            <text:p>0.00549258</text:p>
          </table:table-cell>
          <table:table-cell office:value-type="float" office:value="0.0184782" calcext:value-type="float">
            <text:p>0.0184782</text:p>
          </table:table-cell>
          <table:table-cell office:value-type="float" office:value="0.415169" calcext:value-type="float">
            <text:p>0.415169</text:p>
          </table:table-cell>
          <table:table-cell office:value-type="float" office:value="0.93942" calcext:value-type="float">
            <text:p>0.93942</text:p>
          </table:table-cell>
          <table:table-cell office:value-type="float" office:value="-4.3195" calcext:value-type="float">
            <text:p>-4.3195</text:p>
          </table:table-cell>
          <table:table-cell office:value-type="float" office:value="4.3195" calcext:value-type="float">
            <text:p>4.3195</text:p>
          </table:table-cell>
          <table:table-cell office:value-type="float" office:value="0.220445" calcext:value-type="float">
            <text:p>0.220445</text:p>
          </table:table-cell>
          <table:table-cell office:value-type="float" office:value="0.890503" calcext:value-type="float">
            <text:p>0.890503</text:p>
          </table:table-cell>
          <table:table-cell office:value-type="float" office:value="0.267188" calcext:value-type="float">
            <text:p>0.267188</text:p>
          </table:table-cell>
          <table:table-cell office:value-type="float" office:value="0.874989" calcext:value-type="float">
            <text:p>0.874989</text:p>
          </table:table-cell>
          <table:table-cell office:value-type="float" office:value="0.66231" calcext:value-type="float">
            <text:p>0.66231</text:p>
          </table:table-cell>
          <table:table-cell office:value-type="float" office:value="1.73979" calcext:value-type="float">
            <text:p>1.73979</text:p>
          </table:table-cell>
          <table:table-cell office:value-type="float" office:value="-0.72779" calcext:value-type="float">
            <text:p>-0.72779</text:p>
          </table:table-cell>
          <table:table-cell office:value-type="float" office:value="0.565078" calcext:value-type="float">
            <text:p>0.565078</text:p>
          </table:table-cell>
          <table:table-cell office:value-type="float" office:value="-2.10322" calcext:value-type="float">
            <text:p>-2.10322</text:p>
          </table:table-cell>
          <table:table-cell office:value-type="float" office:value="-3.35894" calcext:value-type="float">
            <text:p>-3.35894</text:p>
          </table:table-cell>
          <table:table-cell office:value-type="float" office:value="51.9345" calcext:value-type="float">
            <text:p>51.9345</text:p>
          </table:table-cell>
          <table:table-cell office:value-type="float" office:value="1.29067" calcext:value-type="float">
            <text:p>1.29067</text:p>
          </table:table-cell>
          <table:table-cell office:value-type="float" office:value="5.70856" calcext:value-type="float">
            <text:p>5.70856</text:p>
          </table:table-cell>
          <table:table-cell office:value-type="float" office:value="5.18639" calcext:value-type="float">
            <text:p>5.18639</text:p>
          </table:table-cell>
          <table:table-cell office:value-type="float" office:value="5.31069" calcext:value-type="float">
            <text:p>5.31069</text:p>
          </table:table-cell>
          <table:table-cell office:value-type="float" office:value="9.57464" calcext:value-type="float">
            <text:p>9.57464</text:p>
          </table:table-cell>
          <table:table-cell office:value-type="float" office:value="2.56433" calcext:value-type="float">
            <text:p>2.56433</text:p>
          </table:table-cell>
          <table:table-cell office:value-type="float" office:value="-0.477046" calcext:value-type="float">
            <text:p>-0.477046</text:p>
          </table:table-cell>
          <table:table-cell office:value-type="float" office:value="0.659077" calcext:value-type="float">
            <text:p>0.659077</text:p>
          </table:table-cell>
          <table:table-cell office:value-type="float" office:value="-2.01413" calcext:value-type="float">
            <text:p>-2.01413</text:p>
          </table:table-cell>
          <table:table-cell office:value-type="float" office:value="-6.39522" calcext:value-type="float">
            <text:p>-6.39522</text:p>
          </table:table-cell>
          <table:table-cell office:value-type="float" office:value="2.24379" calcext:value-type="float">
            <text:p>2.24379</text:p>
          </table:table-cell>
          <table:table-cell office:value-type="float" office:value="-0.423316" calcext:value-type="float">
            <text:p>-0.423316</text:p>
          </table:table-cell>
          <table:table-cell office:value-type="float" office:value="0.911845" calcext:value-type="float">
            <text:p>0.911845</text:p>
          </table:table-cell>
          <table:table-cell office:value-type="float" office:value="-1.61182" calcext:value-type="float">
            <text:p>-1.61182</text:p>
          </table:table-cell>
          <table:table-cell office:value-type="float" office:value="0.552205" calcext:value-type="float">
            <text:p>0.552205</text:p>
          </table:table-cell>
          <table:table-cell office:value-type="float" office:value="0.33701" calcext:value-type="float">
            <text:p>0.33701</text:p>
          </table:table-cell>
          <table:table-cell office:value-type="float" office:value="1.49096" calcext:value-type="float">
            <text:p>1.49096</text:p>
          </table:table-cell>
          <table:table-cell office:value-type="float" office:value="-0.926046" calcext:value-type="float">
            <text:p>-0.926046</text:p>
          </table:table-cell>
          <table:table-cell office:value-type="float" office:value="0.916643" calcext:value-type="float">
            <text:p>0.916643</text:p>
          </table:table-cell>
          <table:table-cell office:value-type="float" office:value="-1.60456" calcext:value-type="float">
            <text:p>-1.60456</text:p>
          </table:table-cell>
          <table:table-cell office:value-type="float" office:value="-2.24379" calcext:value-type="float">
            <text:p>-2.24379</text:p>
          </table:table-cell>
          <table:table-cell office:value-type="float" office:value="6.39522" calcext:value-type="float">
            <text:p>6.39522</text:p>
          </table:table-cell>
          <table:table-cell office:value-type="float" office:value="0.844306" calcext:value-type="float">
            <text:p>0.844306</text:p>
          </table:table-cell>
          <table:table-cell office:value-type="float" office:value="1.10874" calcext:value-type="float">
            <text:p>1.10874</text:p>
          </table:table-cell>
          <table:table-cell office:value-type="float" office:value="1.60813" calcext:value-type="float">
            <text:p>1.60813</text:p>
          </table:table-cell>
          <table:table-cell office:value-type="float" office:value="1.24687" calcext:value-type="float">
            <text:p>1.24687</text:p>
          </table:table-cell>
          <table:table-cell office:value-type="float" office:value="1.09551" calcext:value-type="float">
            <text:p>1.09551</text:p>
          </table:table-cell>
          <table:table-cell office:value-type="float" office:value="1.56671" calcext:value-type="float">
            <text:p>1.56671</text:p>
          </table:table-cell>
          <table:table-cell office:value-type="float" office:value="-0.430562" calcext:value-type="float">
            <text:p>-0.430562</text:p>
          </table:table-cell>
          <table:table-cell office:value-type="float" office:value="0.347025" calcext:value-type="float">
            <text:p>0.347025</text:p>
          </table:table-cell>
          <table:table-cell office:value-type="float" office:value="-1.76506" calcext:value-type="float">
            <text:p>-1.76506</text:p>
          </table:table-cell>
          <table:table-cell office:value-type="float" office:value="949.321" calcext:value-type="float">
            <text:p>949.321</text:p>
          </table:table-cell>
          <table:table-cell office:value-type="float" office:value="64590.9" calcext:value-type="float">
            <text:p>64590.9</text:p>
          </table:table-cell>
          <table:table-cell office:value-type="float" office:value="64539.6" calcext:value-type="float">
            <text:p>64539.6</text:p>
          </table:table-cell>
          <table:table-cell office:value-type="float" office:value="-1.39752" calcext:value-type="float">
            <text:p>-1.39752</text:p>
          </table:table-cell>
          <table:table-cell office:value-type="float" office:value="4.17709" calcext:value-type="float">
            <text:p>4.17709</text:p>
          </table:table-cell>
          <table:table-cell office:value-type="float" office:value="1072.16" calcext:value-type="float">
            <text:p>1072.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90" calcext:value-type="float">
            <text:p>1390</text:p>
          </table:table-cell>
          <table:table-cell office:value-type="float" office:value="195.517" calcext:value-type="float">
            <text:p>195.517</text:p>
          </table:table-cell>
          <table:table-cell office:value-type="float" office:value="121.662" calcext:value-type="float">
            <text:p>121.662</text:p>
          </table:table-cell>
          <table:table-cell office:value-type="float" office:value="173.258" calcext:value-type="float">
            <text:p>173.258</text:p>
          </table:table-cell>
          <table:table-cell office:value-type="float" office:value="0.267609" calcext:value-type="float">
            <text:p>0.267609</text:p>
          </table:table-cell>
          <table:table-cell office:value-type="float" office:value="0.123858" calcext:value-type="float">
            <text:p>0.123858</text:p>
          </table:table-cell>
          <table:table-cell office:value-type="float" office:value="1493830000" calcext:value-type="float">
            <text:p>1493830000</text:p>
          </table:table-cell>
          <table:table-cell office:value-type="float" office:value="982.666" calcext:value-type="float">
            <text:p>982.666</text:p>
          </table:table-cell>
          <table:table-cell office:value-type="float" office:value="991.225" calcext:value-type="float">
            <text:p>991.225</text:p>
          </table:table-cell>
          <table:table-cell office:value-type="float" office:value="0.0337459" calcext:value-type="float">
            <text:p>0.0337459</text:p>
          </table:table-cell>
          <table:table-cell office:value-type="float" office:value="5.43551" calcext:value-type="float">
            <text:p>5.43551</text:p>
          </table:table-cell>
          <table:table-cell office:value-type="float" office:value="1.17709" calcext:value-type="float">
            <text:p>1.17709</text:p>
          </table:table-cell>
          <table:table-cell office:value-type="float" office:value="0.332854" calcext:value-type="float">
            <text:p>0.332854</text:p>
          </table:table-cell>
          <table:table-cell office:value-type="float" office:value="1468600" calcext:value-type="float">
            <text:p>1468600</text:p>
          </table:table-cell>
          <table:table-cell office:value-type="float" office:value="1072.16" calcext:value-type="float">
            <text:p>1072.16</text:p>
          </table:table-cell>
          <table:table-cell office:value-type="float" office:value="111" calcext:value-type="float">
            <text:p>111</text:p>
          </table:table-cell>
          <table:table-cell office:value-type="float" office:value="254.147" calcext:value-type="float">
            <text:p>254.147</text:p>
          </table:table-cell>
          <table:table-cell office:value-type="float" office:value="254.046" calcext:value-type="float">
            <text:p>254.046</text:p>
          </table:table-cell>
          <table:table-cell office:value-type="float" office:value="1547" calcext:value-type="float">
            <text:p>1547</text:p>
          </table:table-cell>
          <table:table-cell office:value-type="float" office:value="353.081" calcext:value-type="float">
            <text:p>353.081</text:p>
          </table:table-cell>
          <table:table-cell office:value-type="float" office:value="521.519" calcext:value-type="float">
            <text:p>521.519</text:p>
          </table:table-cell>
          <table:table-cell office:value-type="float" office:value="666.732" calcext:value-type="float">
            <text:p>666.732</text:p>
          </table:table-cell>
          <table:table-cell office:value-type="float" office:value="782.12" calcext:value-type="float">
            <text:p>782.12</text:p>
          </table:table-cell>
          <table:table-cell office:value-type="float" office:value="864.172" calcext:value-type="float">
            <text:p>864.172</text:p>
          </table:table-cell>
          <table:table-cell office:value-type="float" office:value="932.833" calcext:value-type="float">
            <text:p>932.833</text:p>
          </table:table-cell>
          <table:table-cell office:value-type="float" office:value="980.952" calcext:value-type="float">
            <text:p>980.952</text:p>
          </table:table-cell>
          <table:table-cell office:value-type="float" office:value="1012.71" calcext:value-type="float">
            <text:p>1012.71</text:p>
          </table:table-cell>
          <table:table-cell office:value-type="float" office:value="1030.96" calcext:value-type="float">
            <text:p>1030.96</text:p>
          </table:table-cell>
          <table:table-cell office:value-type="float" office:value="1045.06" calcext:value-type="float">
            <text:p>1045.06</text:p>
          </table:table-cell>
          <table:table-cell office:value-type="float" office:value="1057.64" calcext:value-type="float">
            <text:p>1057.64</text:p>
          </table:table-cell>
          <table:table-cell office:value-type="float" office:value="1069.47" calcext:value-type="float">
            <text:p>1069.47</text:p>
          </table:table-cell>
          <table:table-cell office:value-type="float" office:value="1080.89" calcext:value-type="float">
            <text:p>1080.89</text:p>
          </table:table-cell>
          <table:table-cell office:value-type="float" office:value="1093.51" calcext:value-type="float">
            <text:p>1093.51</text:p>
          </table:table-cell>
          <table:table-cell office:value-type="float" office:value="1108.5" calcext:value-type="float">
            <text:p>1108.5</text:p>
          </table:table-cell>
          <table:table-cell office:value-type="float" office:value="1125.53" calcext:value-type="float">
            <text:p>1125.53</text:p>
          </table:table-cell>
          <table:table-cell office:value-type="float" office:value="1145.29" calcext:value-type="float">
            <text:p>1145.29</text:p>
          </table:table-cell>
          <table:table-cell office:value-type="float" office:value="1170.31" calcext:value-type="float">
            <text:p>1170.31</text:p>
          </table:table-cell>
          <table:table-cell office:value-type="float" office:value="1207.02" calcext:value-type="float">
            <text:p>1207.02</text:p>
          </table:table-cell>
          <table:table-cell office:value-type="float" office:value="244.331" calcext:value-type="float">
            <text:p>244.33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428619" calcext:value-type="float">
            <text:p>0.428619</text:p>
          </table:table-cell>
          <table:table-cell office:value-type="float" office:value="949.321" calcext:value-type="float">
            <text:p>949.321</text:p>
          </table:table-cell>
          <table:table-cell office:value-type="float" office:value="64549.2" calcext:value-type="float">
            <text:p>64549.2</text:p>
          </table:table-cell>
          <table:table-cell office:value-type="float" office:value="-1.39834" calcext:value-type="float">
            <text:p>-1.39834</text:p>
          </table:table-cell>
          <table:table-cell office:value-type="float" office:value="1.17993" calcext:value-type="float">
            <text:p>1.17993</text:p>
          </table:table-cell>
          <table:table-cell office:value-type="float" office:value="1039.53" calcext:value-type="float">
            <text:p>1039.53</text:p>
          </table:table-cell>
          <table:table-cell office:value-type="float" office:value="0" calcext:value-type="float">
            <text:p>0</text:p>
          </table:table-cell>
          <table:table-cell office:value-type="float" office:value="354.406" calcext:value-type="float">
            <text:p>354.406</text:p>
          </table:table-cell>
          <table:table-cell office:value-type="float" office:value="517.531" calcext:value-type="float">
            <text:p>517.531</text:p>
          </table:table-cell>
          <table:table-cell office:value-type="float" office:value="664.344" calcext:value-type="float">
            <text:p>664.344</text:p>
          </table:table-cell>
          <table:table-cell office:value-type="float" office:value="778.531" calcext:value-type="float">
            <text:p>778.531</text:p>
          </table:table-cell>
          <table:table-cell office:value-type="float" office:value="860.094" calcext:value-type="float">
            <text:p>860.094</text:p>
          </table:table-cell>
          <table:table-cell office:value-type="float" office:value="925.344" calcext:value-type="float">
            <text:p>925.344</text:p>
          </table:table-cell>
          <table:table-cell office:value-type="float" office:value="974.281" calcext:value-type="float">
            <text:p>974.281</text:p>
          </table:table-cell>
          <table:table-cell office:value-type="float" office:value="1006.91" calcext:value-type="float">
            <text:p>1006.91</text:p>
          </table:table-cell>
          <table:table-cell office:value-type="float" office:value="1023.22" calcext:value-type="float">
            <text:p>1023.22</text:p>
          </table:table-cell>
          <table:table-cell office:value-type="float" office:value="1039.53" calcext:value-type="float">
            <text:p>1039.53</text:p>
          </table:table-cell>
          <table:table-cell office:value-type="float" office:value="1055.84" calcext:value-type="float">
            <text:p>1055.84</text:p>
          </table:table-cell>
          <table:table-cell office:value-type="float" office:value="1072.16" calcext:value-type="float">
            <text:p>1072.16</text:p>
          </table:table-cell>
          <table:table-cell table:number-columns-repeated="2" office:value-type="float" office:value="1088.47" calcext:value-type="float">
            <text:p>1088.47</text:p>
          </table:table-cell>
          <table:table-cell office:value-type="float" office:value="1104.78" calcext:value-type="float">
            <text:p>1104.78</text:p>
          </table:table-cell>
          <table:table-cell office:value-type="float" office:value="1121.09" calcext:value-type="float">
            <text:p>1121.09</text:p>
          </table:table-cell>
          <table:table-cell office:value-type="float" office:value="1137.41" calcext:value-type="float">
            <text:p>1137.41</text:p>
          </table:table-cell>
          <table:table-cell office:value-type="float" office:value="1170.03" calcext:value-type="float">
            <text:p>1170.03</text:p>
          </table:table-cell>
          <table:table-cell office:value-type="float" office:value="1202.66" calcext:value-type="float">
            <text:p>1202.66</text:p>
          </table:table-cell>
          <table:table-cell office:value-type="float" office:value="1390" calcext:value-type="float">
            <text:p>1390</text:p>
          </table:table-cell>
          <table:table-cell office:value-type="float" office:value="244.688" calcext:value-type="float">
            <text:p>244.688</text:p>
          </table:table-cell>
          <table:table-cell office:value-type="float" office:value="1390" calcext:value-type="float">
            <text:p>1390</text:p>
          </table:table-cell>
          <table:table-cell office:value-type="float" office:value="195.486" calcext:value-type="float">
            <text:p>195.486</text:p>
          </table:table-cell>
          <table:table-cell office:value-type="float" office:value="120.018" calcext:value-type="float">
            <text:p>120.018</text:p>
          </table:table-cell>
          <table:table-cell office:value-type="float" office:value="173.397" calcext:value-type="float">
            <text:p>173.397</text:p>
          </table:table-cell>
          <table:table-cell office:value-type="float" office:value="0.267629" calcext:value-type="float">
            <text:p>0.267629</text:p>
          </table:table-cell>
          <table:table-cell office:value-type="float" office:value="0.124531" calcext:value-type="float">
            <text:p>0.124531</text:p>
          </table:table-cell>
          <table:table-cell office:value-type="float" office:value="1494030000" calcext:value-type="float">
            <text:p>1494030000</text:p>
          </table:table-cell>
          <table:table-cell office:value-type="float" office:value="982.73" calcext:value-type="float">
            <text:p>982.73</text:p>
          </table:table-cell>
          <table:table-cell office:value-type="float" office:value="254.065" calcext:value-type="float">
            <text:p>254.065</text:p>
          </table:table-cell>
          <table:table-cell office:value-type="float" office:value="4.17993" calcext:value-type="float">
            <text:p>4.17993</text:p>
          </table:table-cell>
          <table:table-cell office:value-type="float" office:value="989.39" calcext:value-type="float">
            <text:p>989.39</text:p>
          </table:table-cell>
          <table:table-cell office:value-type="float" office:value="23663.4" calcext:value-type="float">
            <text:p>23663.4</text:p>
          </table:table-cell>
          <table:table-cell office:value-type="float" office:value="0.575808" calcext:value-type="float">
            <text:p>0.575808</text:p>
          </table:table-cell>
          <table:table-cell office:value-type="float" office:value="128" calcext:value-type="float">
            <text:p>128</text:p>
          </table:table-cell>
          <table:table-cell office:value-type="float" office:value="1072.16" calcext:value-type="float">
            <text:p>1072.16</text:p>
          </table:table-cell>
          <table:table-cell office:value-type="float" office:value="0.0717518" calcext:value-type="float">
            <text:p>0.0717518</text:p>
          </table:table-cell>
          <table:table-cell office:value-type="float" office:value="-5.43551" calcext:value-type="float">
            <text:p>-5.43551</text:p>
          </table:table-cell>
          <table:table-cell office:value-type="float" office:value="0.0337459" calcext:value-type="float">
            <text:p>0.0337459</text:p>
          </table:table-cell>
          <table:table-cell office:value-type="float" office:value="1547" calcext:value-type="float">
            <text:p>1547</text:p>
          </table:table-cell>
          <table:table-cell office:value-type="float" office:value="1468600" calcext:value-type="float">
            <text:p>1468600</text:p>
          </table:table-cell>
          <table:table-cell table:number-columns-repeated="2" office:value-type="float" office:value="0.428619" calcext:value-type="float">
            <text:p>0.428619</text:p>
          </table:table-cell>
          <table:table-cell office:value-type="float" office:value="3" calcext:value-type="float">
            <text:p>3</text:p>
          </table:table-cell>
          <table:table-cell office:value-type="float" office:value="949.259" calcext:value-type="float">
            <text:p>949.259</text:p>
          </table:table-cell>
          <table:table-cell office:value-type="float" office:value="64539.6" calcext:value-type="float">
            <text:p>64539.6</text:p>
          </table:table-cell>
          <table:table-cell office:value-type="float" office:value="-1.39679" calcext:value-type="float">
            <text:p>-1.39679</text:p>
          </table:table-cell>
          <table:table-cell office:value-type="float" office:value="1.17573" calcext:value-type="float">
            <text:p>1.17573</text:p>
          </table:table-cell>
          <table:table-cell office:value-type="float" office:value="1039.53" calcext:value-type="float">
            <text:p>1039.53</text:p>
          </table:table-cell>
          <table:table-cell office:value-type="float" office:value="0" calcext:value-type="float">
            <text:p>0</text:p>
          </table:table-cell>
          <table:table-cell office:value-type="float" office:value="521.519" calcext:value-type="float">
            <text:p>521.519</text:p>
          </table:table-cell>
          <table:table-cell office:value-type="float" office:value="1170.31" calcext:value-type="float">
            <text:p>1170.31</text:p>
          </table:table-cell>
          <table:table-cell office:value-type="float" office:value="1390" calcext:value-type="float">
            <text:p>1390</text:p>
          </table:table-cell>
          <table:table-cell office:value-type="float" office:value="1072.16" calcext:value-type="float">
            <text:p>1072.16</text:p>
          </table:table-cell>
          <table:table-cell office:value-type="float" office:value="244.331" calcext:value-type="float">
            <text:p>244.331</text:p>
          </table:table-cell>
          <table:table-cell office:value-type="float" office:value="1390" calcext:value-type="float">
            <text:p>1390</text:p>
          </table:table-cell>
          <table:table-cell office:value-type="float" office:value="195.54" calcext:value-type="float">
            <text:p>195.54</text:p>
          </table:table-cell>
          <table:table-cell office:value-type="float" office:value="121.662" calcext:value-type="float">
            <text:p>121.662</text:p>
          </table:table-cell>
          <table:table-cell office:value-type="float" office:value="173.258" calcext:value-type="float">
            <text:p>173.258</text:p>
          </table:table-cell>
          <table:table-cell office:value-type="float" office:value="0.267626" calcext:value-type="float">
            <text:p>0.267626</text:p>
          </table:table-cell>
          <table:table-cell office:value-type="float" office:value="0.123858" calcext:value-type="float">
            <text:p>0.123858</text:p>
          </table:table-cell>
          <table:table-cell office:value-type="float" office:value="5.43551" calcext:value-type="float">
            <text:p>5.43551</text:p>
          </table:table-cell>
          <table:table-cell office:value-type="float" office:value="0.0337459" calcext:value-type="float">
            <text:p>0.0337459</text:p>
          </table:table-cell>
          <table:table-cell office:value-type="float" office:value="991.225" calcext:value-type="float">
            <text:p>991.225</text:p>
          </table:table-cell>
          <table:table-cell office:value-type="float" office:value="121.466" calcext:value-type="float">
            <text:p>121.466</text:p>
          </table:table-cell>
          <table:table-cell office:value-type="float" office:value="242.541" calcext:value-type="float">
            <text:p>242.541</text:p>
          </table:table-cell>
          <table:table-cell office:value-type="float" office:value="-1.39679" calcext:value-type="float">
            <text:p>-1.39679</text:p>
          </table:table-cell>
          <table:table-cell office:value-type="float" office:value="1.17573" calcext:value-type="float">
            <text:p>1.17573</text:p>
          </table:table-cell>
          <table:table-cell office:value-type="float" office:value="127" calcext:value-type="float">
            <text:p>127</text:p>
          </table:table-cell>
          <table:table-cell office:value-type="float" office:value="63" calcext:value-type="float">
            <text:p>63</text:p>
          </table:table-cell>
          <table:table-cell office:value-type="float" office:value="95" calcext:value-type="float">
            <text:p>95</text:p>
          </table:table-cell>
          <table:table-cell office:value-type="float" office:value="135" calcext:value-type="float">
            <text:p>135</text:p>
          </table:table-cell>
          <table:table-cell office:value-type="float" office:value="148" calcext:value-type="float">
            <text:p>148</text:p>
          </table:table-cell>
          <table:table-cell office:value-type="float" office:value="129" calcext:value-type="float">
            <text:p>129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11.9871" calcext:value-type="float">
            <text:p>11.9871</text:p>
          </table:table-cell>
          <table:table-cell office:value-type="float" office:value="7.45822" calcext:value-type="float">
            <text:p>7.45822</text:p>
          </table:table-cell>
          <table:table-cell office:value-type="float" office:value="10.6212" calcext:value-type="float">
            <text:p>10.6212</text:p>
          </table:table-cell>
          <table:table-cell office:value-type="float" office:value="0.128215" calcext:value-type="float">
            <text:p>0.128215</text:p>
          </table:table-cell>
          <table:table-cell office:value-type="float" office:value="0.0607287" calcext:value-type="float">
            <text:p>0.0607287</text:p>
          </table:table-cell>
          <table:table-cell office:value-type="float" office:value="5.43551" calcext:value-type="float">
            <text:p>5.43551</text:p>
          </table:table-cell>
          <table:table-cell office:value-type="float" office:value="0.0337459" calcext:value-type="float">
            <text:p>0.0337459</text:p>
          </table:table-cell>
          <table:table-cell office:value-type="float" office:value="23.5" calcext:value-type="float">
            <text:p>23.5</text:p>
          </table:table-cell>
          <table:table-cell office:value-type="float" office:value="126" calcext:value-type="float">
            <text:p>126</text:p>
          </table:table-cell>
          <table:table-cell office:value-type="float" office:value="-15.5" calcext:value-type="float">
            <text:p>-15.5</text:p>
          </table:table-cell>
          <table:table-cell office:value-type="float" office:value="130" calcext:value-type="float">
            <text:p>130</text:p>
          </table:table-cell>
          <table:table-cell office:value-type="float" office:value="123.039" calcext:value-type="float">
            <text:p>123.039</text:p>
          </table:table-cell>
          <table:table-cell office:value-type="float" office:value="256" calcext:value-type="float">
            <text:p>256</text:p>
          </table:table-cell>
          <table:table-cell office:value-type="float" office:value="16.3125" calcext:value-type="float">
            <text:p>16.31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86.34" calcext:value-type="float">
            <text:p>1186.34</text:p>
          </table:table-cell>
          <table:table-cell office:value-type="float" office:value="533.844" calcext:value-type="float">
            <text:p>533.844</text:p>
          </table:table-cell>
          <table:table-cell office:value-type="float" office:value="1" calcext:value-type="float">
            <text:p>1</text:p>
          </table:table-cell>
          <table:table-cell office:value-type="float" office:value="652.5" calcext:value-type="float">
            <text:p>652.5</text:p>
          </table:table-cell>
          <table:table-cell office:value-type="float" office:value="0.474377" calcext:value-type="float">
            <text:p>0.474377</text:p>
          </table:table-cell>
          <table:table-cell office:value-type="float" office:value="573.471" calcext:value-type="float">
            <text:p>573.471</text:p>
          </table:table-cell>
          <table:table-cell office:value-type="float" office:value="1022.54" calcext:value-type="float">
            <text:p>1022.54</text:p>
          </table:table-cell>
          <table:table-cell office:value-type="float" office:value="0.00897302" calcext:value-type="float">
            <text:p>0.00897302</text:p>
          </table:table-cell>
          <table:table-cell office:value-type="float" office:value="124.304" calcext:value-type="float">
            <text:p>124.304</text:p>
          </table:table-cell>
          <table:table-cell office:value-type="float" office:value="174.219" calcext:value-type="float">
            <text:p>174.219</text:p>
          </table:table-cell>
          <table:table-cell office:value-type="float" office:value="10.0041" calcext:value-type="float">
            <text:p>10.0041</text:p>
          </table:table-cell>
          <table:table-cell office:value-type="float" office:value="9.32205" calcext:value-type="float">
            <text:p>9.32205</text:p>
          </table:table-cell>
          <table:table-cell office:value-type="float" office:value="112.98" calcext:value-type="float">
            <text:p>112.98</text:p>
          </table:table-cell>
          <table:table-cell office:value-type="float" office:value="4.67089" calcext:value-type="float">
            <text:p>4.67089</text:p>
          </table:table-cell>
          <table:table-cell office:value-type="float" office:value="248.607" calcext:value-type="float">
            <text:p>248.607</text:p>
          </table:table-cell>
          <table:table-cell office:value-type="float" office:value="496.996" calcext:value-type="float">
            <text:p>496.996</text:p>
          </table:table-cell>
          <table:table-cell office:value-type="float" office:value="5.96028" calcext:value-type="float">
            <text:p>5.96028</text:p>
          </table:table-cell>
          <table:table-cell office:value-type="float" office:value="0.00247234" calcext:value-type="float">
            <text:p>0.00247234</text:p>
          </table:table-cell>
          <table:table-cell office:value-type="float" office:value="199.881" calcext:value-type="float">
            <text:p>199.881</text:p>
          </table:table-cell>
          <table:table-cell office:value-type="float" office:value="9.32205" calcext:value-type="float">
            <text:p>9.32205</text:p>
          </table:table-cell>
          <table:table-cell office:value-type="float" office:value="0.240217" calcext:value-type="float">
            <text:p>0.240217</text:p>
          </table:table-cell>
          <table:table-cell office:value-type="float" office:value="0.966313" calcext:value-type="float">
            <text:p>0.966313</text:p>
          </table:table-cell>
          <table:table-cell office:value-type="float" office:value="0.159686" calcext:value-type="float">
            <text:p>0.159686</text:p>
          </table:table-cell>
          <table:table-cell office:value-type="float" office:value="0.997002" calcext:value-type="float">
            <text:p>0.997002</text:p>
          </table:table-cell>
          <table:table-cell office:value-type="float" office:value="0.164854" calcext:value-type="float">
            <text:p>0.164854</text:p>
          </table:table-cell>
          <table:table-cell office:value-type="float" office:value="0.426353" calcext:value-type="float">
            <text:p>0.426353</text:p>
          </table:table-cell>
          <table:table-cell office:value-type="float" office:value="15525.7" calcext:value-type="float">
            <text:p>15525.7</text:p>
          </table:table-cell>
          <table:table-cell office:value-type="float" office:value="496.996" calcext:value-type="float">
            <text:p>496.996</text:p>
          </table:table-cell>
          <table:table-cell office:value-type="float" office:value="-20151.7" calcext:value-type="float">
            <text:p>-20151.7</text:p>
          </table:table-cell>
          <table:table-cell office:value-type="float" office:value="1555970" calcext:value-type="float">
            <text:p>1555970</text:p>
          </table:table-cell>
          <table:table-cell office:value-type="float" office:value="-0.0611172" calcext:value-type="float">
            <text:p>-0.0611172</text:p>
          </table:table-cell>
          <table:table-cell office:value-type="float" office:value="0.683944" calcext:value-type="float">
            <text:p>0.683944</text:p>
          </table:table-cell>
          <table:table-cell office:value-type="float" office:value="0.0827548" calcext:value-type="float">
            <text:p>0.0827548</text:p>
          </table:table-cell>
          <table:table-cell office:value-type="float" office:value="124.304" calcext:value-type="float">
            <text:p>124.304</text:p>
          </table:table-cell>
          <table:table-cell office:value-type="float" office:value="174.219" calcext:value-type="float">
            <text:p>174.219</text:p>
          </table:table-cell>
          <table:table-cell office:value-type="float" office:value="5.15974" calcext:value-type="float">
            <text:p>5.15974</text:p>
          </table:table-cell>
          <table:table-cell table:number-columns-repeated="2" office:value-type="float" office:value="10.3195" calcext:value-type="float">
            <text:p>10.3195</text:p>
          </table:table-cell>
          <table:table-cell office:value-type="float" office:value="0.0108829" calcext:value-type="float">
            <text:p>0.0108829</text:p>
          </table:table-cell>
          <table:table-cell office:value-type="float" office:value="124.35" calcext:value-type="float">
            <text:p>124.35</text:p>
          </table:table-cell>
          <table:table-cell office:value-type="float" office:value="172.358" calcext:value-type="float">
            <text:p>172.358</text:p>
          </table:table-cell>
          <table:table-cell office:value-type="float" office:value="9.22904" calcext:value-type="float">
            <text:p>9.22904</text:p>
          </table:table-cell>
          <table:table-cell office:value-type="float" office:value="9.39665" calcext:value-type="float">
            <text:p>9.39665</text:p>
          </table:table-cell>
          <table:table-cell office:value-type="float" office:value="113.801" calcext:value-type="float">
            <text:p>113.801</text:p>
          </table:table-cell>
          <table:table-cell office:value-type="float" office:value="4.63225" calcext:value-type="float">
            <text:p>4.63225</text:p>
          </table:table-cell>
          <table:table-cell office:value-type="float" office:value="248.699" calcext:value-type="float">
            <text:p>248.699</text:p>
          </table:table-cell>
          <table:table-cell office:value-type="float" office:value="486.401" calcext:value-type="float">
            <text:p>486.401</text:p>
          </table:table-cell>
          <table:table-cell office:value-type="float" office:value="5.86281" calcext:value-type="float">
            <text:p>5.86281</text:p>
          </table:table-cell>
          <table:table-cell office:value-type="float" office:value="0.00285993" calcext:value-type="float">
            <text:p>0.00285993</text:p>
          </table:table-cell>
          <table:table-cell office:value-type="float" office:value="203.032" calcext:value-type="float">
            <text:p>203.032</text:p>
          </table:table-cell>
          <table:table-cell office:value-type="float" office:value="9.39665" calcext:value-type="float">
            <text:p>9.39665</text:p>
          </table:table-cell>
          <table:table-cell office:value-type="float" office:value="0.239475" calcext:value-type="float">
            <text:p>0.239475</text:p>
          </table:table-cell>
          <table:table-cell office:value-type="float" office:value="0.966063" calcext:value-type="float">
            <text:p>0.966063</text:p>
          </table:table-cell>
          <table:table-cell office:value-type="float" office:value="0.159133" calcext:value-type="float">
            <text:p>0.159133</text:p>
          </table:table-cell>
          <table:table-cell office:value-type="float" office:value="0.996955" calcext:value-type="float">
            <text:p>0.996955</text:p>
          </table:table-cell>
          <table:table-cell office:value-type="float" office:value="0.164366" calcext:value-type="float">
            <text:p>0.164366</text:p>
          </table:table-cell>
          <table:table-cell office:value-type="float" office:value="0.393437" calcext:value-type="float">
            <text:p>0.393437</text:p>
          </table:table-cell>
          <table:table-cell office:value-type="float" office:value="15534.1" calcext:value-type="float">
            <text:p>15534.1</text:p>
          </table:table-cell>
          <table:table-cell office:value-type="float" office:value="486.401" calcext:value-type="float">
            <text:p>486.401</text:p>
          </table:table-cell>
          <table:table-cell office:value-type="float" office:value="-19108.6" calcext:value-type="float">
            <text:p>-19108.6</text:p>
          </table:table-cell>
          <table:table-cell office:value-type="float" office:value="1457550" calcext:value-type="float">
            <text:p>1457550</text:p>
          </table:table-cell>
          <table:table-cell office:value-type="float" office:value="-0.207035" calcext:value-type="float">
            <text:p>-0.207035</text:p>
          </table:table-cell>
          <table:table-cell office:value-type="float" office:value="0.93802" calcext:value-type="float">
            <text:p>0.93802</text:p>
          </table:table-cell>
          <table:table-cell office:value-type="float" office:value="0.0829446" calcext:value-type="float">
            <text:p>0.0829446</text:p>
          </table:table-cell>
          <table:table-cell office:value-type="float" office:value="124.35" calcext:value-type="float">
            <text:p>124.35</text:p>
          </table:table-cell>
          <table:table-cell office:value-type="float" office:value="172.358" calcext:value-type="float">
            <text:p>172.358</text:p>
          </table:table-cell>
          <table:table-cell office:value-type="float" office:value="5.14783" calcext:value-type="float">
            <text:p>5.14783</text:p>
          </table:table-cell>
          <table:table-cell table:number-columns-repeated="2" office:value-type="float" office:value="10.2957" calcext:value-type="float">
            <text:p>10.2957</text:p>
          </table:table-cell>
          <table:table-cell office:value-type="float" office:value="0.00124118" calcext:value-type="float">
            <text:p>0.00124118</text:p>
          </table:table-cell>
          <table:table-cell office:value-type="float" office:value="0.675618" calcext:value-type="float">
            <text:p>0.675618</text:p>
          </table:table-cell>
          <table:table-cell office:value-type="float" office:value="19.6964" calcext:value-type="float">
            <text:p>19.6964</text:p>
          </table:table-cell>
          <table:table-cell office:value-type="float" office:value="0.062504" calcext:value-type="float">
            <text:p>0.062504</text:p>
          </table:table-cell>
          <table:table-cell office:value-type="float" office:value="0.966326" calcext:value-type="float">
            <text:p>0.966326</text:p>
          </table:table-cell>
          <table:table-cell office:value-type="float" office:value="24.2405" calcext:value-type="float">
            <text:p>24.2405</text:p>
          </table:table-cell>
          <table:table-cell office:value-type="float" office:value="0.138185" calcext:value-type="float">
            <text:p>0.138185</text:p>
          </table:table-cell>
          <table:table-cell office:value-type="float" office:value="1.35124" calcext:value-type="float">
            <text:p>1.35124</text:p>
          </table:table-cell>
          <table:table-cell office:value-type="float" office:value="115.995" calcext:value-type="float">
            <text:p>115.995</text:p>
          </table:table-cell>
          <table:table-cell office:value-type="float" office:value="0.0881606" calcext:value-type="float">
            <text:p>0.0881606</text:p>
          </table:table-cell>
          <table:table-cell office:value-type="float" office:value="0.000112802" calcext:value-type="float">
            <text:p>0.000112802</text:p>
          </table:table-cell>
          <table:table-cell office:value-type="float" office:value="41.6042" calcext:value-type="float">
            <text:p>41.6042</text:p>
          </table:table-cell>
          <table:table-cell office:value-type="float" office:value="0.966326" calcext:value-type="float">
            <text:p>0.966326</text:p>
          </table:table-cell>
          <table:table-cell office:value-type="float" office:value="0.0115176" calcext:value-type="float">
            <text:p>0.0115176</text:p>
          </table:table-cell>
          <table:table-cell office:value-type="float" office:value="0.00323382" calcext:value-type="float">
            <text:p>0.00323382</text:p>
          </table:table-cell>
          <table:table-cell office:value-type="float" office:value="0.0104892" calcext:value-type="float">
            <text:p>0.0104892</text:p>
          </table:table-cell>
          <table:table-cell office:value-type="float" office:value="0.00061642" calcext:value-type="float">
            <text:p>0.00061642</text:p>
          </table:table-cell>
          <table:table-cell office:value-type="float" office:value="0.00951205" calcext:value-type="float">
            <text:p>0.00951205</text:p>
          </table:table-cell>
          <table:table-cell office:value-type="float" office:value="0.166563" calcext:value-type="float">
            <text:p>0.166563</text:p>
          </table:table-cell>
          <table:table-cell office:value-type="float" office:value="131.704" calcext:value-type="float">
            <text:p>131.704</text:p>
          </table:table-cell>
          <table:table-cell office:value-type="float" office:value="115.995" calcext:value-type="float">
            <text:p>115.995</text:p>
          </table:table-cell>
          <table:table-cell office:value-type="float" office:value="7493.3" calcext:value-type="float">
            <text:p>7493.3</text:p>
          </table:table-cell>
          <table:table-cell office:value-type="float" office:value="672860" calcext:value-type="float">
            <text:p>672860</text:p>
          </table:table-cell>
          <table:table-cell office:value-type="float" office:value="0.0135029" calcext:value-type="float">
            <text:p>0.0135029</text:p>
          </table:table-cell>
          <table:table-cell office:value-type="float" office:value="0.009832" calcext:value-type="float">
            <text:p>0.009832</text:p>
          </table:table-cell>
          <table:table-cell office:value-type="float" office:value="0.00304169" calcext:value-type="float">
            <text:p>0.00304169</text:p>
          </table:table-cell>
          <table:table-cell office:value-type="float" office:value="0.675618" calcext:value-type="float">
            <text:p>0.675618</text:p>
          </table:table-cell>
          <table:table-cell office:value-type="float" office:value="19.6964" calcext:value-type="float">
            <text:p>19.6964</text:p>
          </table:table-cell>
          <table:table-cell office:value-type="float" office:value="0.0670184" calcext:value-type="float">
            <text:p>0.0670184</text:p>
          </table:table-cell>
          <table:table-cell table:number-columns-repeated="2" office:value-type="float" office:value="0.134037" calcext:value-type="float">
            <text:p>0.134037</text:p>
          </table:table-cell>
          <table:table-cell office:value-type="float" office:value="0.528824" calcext:value-type="float">
            <text:p>0.528824</text:p>
          </table:table-cell>
          <table:table-cell office:value-type="float" office:value="6.83969" calcext:value-type="float">
            <text:p>6.83969</text:p>
          </table:table-cell>
          <table:table-cell office:value-type="float" office:value="0.0000725406" calcext:value-type="float">
            <text:p>7.25406E-05</text:p>
          </table:table-cell>
          <table:table-cell office:value-type="float" office:value="14996.5" calcext:value-type="float">
            <text:p>14996.5</text:p>
          </table:table-cell>
          <table:table-cell office:value-type="float" office:value="0.0000423702" calcext:value-type="float">
            <text:p>4.23702E-05</text:p>
          </table:table-cell>
          <table:table-cell office:value-type="float" office:value="7376.25" calcext:value-type="float">
            <text:p>7376.25</text:p>
          </table:table-cell>
          <table:table-cell office:value-type="float" office:value="0.000434094" calcext:value-type="float">
            <text:p>0.000434094</text:p>
          </table:table-cell>
          <table:table-cell office:value-type="float" office:value="111091" calcext:value-type="float">
            <text:p>111091</text:p>
          </table:table-cell>
          <table:table-cell office:value-type="float" office:value="52.2049" calcext:value-type="float">
            <text:p>52.2049</text:p>
          </table:table-cell>
          <table:table-cell office:value-type="float" office:value="0.0337459" calcext:value-type="float">
            <text:p>0.0337459</text:p>
          </table:table-cell>
          <table:table-cell office:value-type="float" office:value="446.396" calcext:value-type="float">
            <text:p>446.396</text:p>
          </table:table-cell>
          <table:table-cell office:value-type="float" office:value="0.288556" calcext:value-type="float">
            <text:p>0.288556</text:p>
          </table:table-cell>
          <table:table-cell office:value-type="float" office:value="1" calcext:value-type="float">
            <text:p>1</text:p>
          </table:table-cell>
          <table:table-cell office:value-type="float" office:value="121.466" calcext:value-type="float">
            <text:p>121.466</text:p>
          </table:table-cell>
          <table:table-cell office:value-type="float" office:value="242.541" calcext:value-type="float">
            <text:p>242.541</text:p>
          </table:table-cell>
          <table:table-cell office:value-type="float" office:value="2.17518" calcext:value-type="float">
            <text:p>2.17518</text:p>
          </table:table-cell>
          <table:table-cell office:value-type="float" office:value="2.10829" calcext:value-type="float">
            <text:p>2.10829</text:p>
          </table:table-cell>
          <table:table-cell office:value-type="float" office:value="7.11609" calcext:value-type="float">
            <text:p>7.11609</text:p>
          </table:table-cell>
          <table:table-cell office:value-type="float" office:value="0.00877274" calcext:value-type="float">
            <text:p>0.00877274</text:p>
          </table:table-cell>
          <table:table-cell office:value-type="float" office:value="26" calcext:value-type="float">
            <text:p>26</text:p>
          </table:table-cell>
          <table:table-cell office:value-type="float" office:value="19.7388" calcext:value-type="float">
            <text:p>19.7388</text:p>
          </table:table-cell>
          <table:table-cell office:value-type="float" office:value="17.5554" calcext:value-type="float">
            <text:p>17.5554</text:p>
          </table:table-cell>
          <table:table-cell office:value-type="float" office:value="0.258565" calcext:value-type="float">
            <text:p>0.258565</text:p>
          </table:table-cell>
          <table:table-cell office:value-type="float" office:value="0.0595363" calcext:value-type="float">
            <text:p>0.0595363</text:p>
          </table:table-cell>
          <table:table-cell office:value-type="float" office:value="0.966345" calcext:value-type="float">
            <text:p>0.966345</text:p>
          </table:table-cell>
          <table:table-cell office:value-type="float" office:value="0.00618405" calcext:value-type="float">
            <text:p>0.00618405</text:p>
          </table:table-cell>
          <table:table-cell office:value-type="float" office:value="0.966398" calcext:value-type="float">
            <text:p>0.966398</text:p>
          </table:table-cell>
          <table:table-cell office:value-type="float" office:value="1.14905" calcext:value-type="float">
            <text:p>1.14905</text:p>
          </table:table-cell>
          <table:table-cell office:value-type="float" office:value="0.0300285" calcext:value-type="float">
            <text:p>0.0300285</text:p>
          </table:table-cell>
          <table:table-cell office:value-type="float" office:value="1.14879" calcext:value-type="float">
            <text:p>1.14879</text:p>
          </table:table-cell>
          <table:table-cell office:value-type="float" office:value="47.6173" calcext:value-type="float">
            <text:p>47.6173</text:p>
          </table:table-cell>
          <table:table-cell office:value-type="float" office:value="0.73027" calcext:value-type="float">
            <text:p>0.73027</text:p>
          </table:table-cell>
          <table:table-cell office:value-type="float" office:value="618.613" calcext:value-type="float">
            <text:p>618.613</text:p>
          </table:table-cell>
          <table:table-cell office:value-type="float" office:value="0.0322363" calcext:value-type="float">
            <text:p>0.0322363</text:p>
          </table:table-cell>
          <table:table-cell office:value-type="float" office:value="0.000292376" calcext:value-type="float">
            <text:p>0.000292376</text:p>
          </table:table-cell>
          <table:table-cell office:value-type="float" office:value="0.032216" calcext:value-type="float">
            <text:p>0.032216</text:p>
          </table:table-cell>
          <table:table-cell office:value-type="float" office:value="1351.92" calcext:value-type="float">
            <text:p>1351.92</text:p>
          </table:table-cell>
          <table:table-cell office:value-type="float" office:value="33.1931" calcext:value-type="float">
            <text:p>33.1931</text:p>
          </table:table-cell>
          <table:table-cell office:value-type="float" office:value="17572.8" calcext:value-type="float">
            <text:p>17572.8</text:p>
          </table:table-cell>
          <table:table-cell office:value-type="float" office:value="0.915145" calcext:value-type="float">
            <text:p>0.915145</text:p>
          </table:table-cell>
          <table:table-cell office:value-type="float" office:value="0.0146993" calcext:value-type="float">
            <text:p>0.0146993</text:p>
          </table:table-cell>
          <table:table-cell office:value-type="float" office:value="0.915152" calcext:value-type="float">
            <text:p>0.915152</text:p>
          </table:table-cell>
          <table:table-cell office:value-type="float" office:value="0.0000730088" calcext:value-type="float">
            <text:p>7.30088E-05</text:p>
          </table:table-cell>
          <table:table-cell office:value-type="float" office:value="0.000000106319" calcext:value-type="float">
            <text:p>1.06319E-07</text:p>
          </table:table-cell>
          <table:table-cell office:value-type="float" office:value="0.0000730083" calcext:value-type="float">
            <text:p>7.30083E-05</text:p>
          </table:table-cell>
          <table:table-cell office:value-type="float" office:value="14931.8" calcext:value-type="float">
            <text:p>14931.8</text:p>
          </table:table-cell>
          <table:table-cell office:value-type="float" office:value="15.5365" calcext:value-type="float">
            <text:p>15.5365</text:p>
          </table:table-cell>
          <table:table-cell office:value-type="float" office:value="14931.9" calcext:value-type="float">
            <text:p>14931.9</text:p>
          </table:table-cell>
          <table:table-cell office:value-type="float" office:value="0.0000708943" calcext:value-type="float">
            <text:p>7.08943E-05</text:p>
          </table:table-cell>
          <table:table-cell office:value-type="float" office:value="0.000000407092" calcext:value-type="float">
            <text:p>4.07092E-07</text:p>
          </table:table-cell>
          <table:table-cell office:value-type="float" office:value="0.0000708974" calcext:value-type="float">
            <text:p>7.08974E-05</text:p>
          </table:table-cell>
          <table:table-cell office:value-type="float" office:value="14381.9" calcext:value-type="float">
            <text:p>14381.9</text:p>
          </table:table-cell>
          <table:table-cell office:value-type="float" office:value="107.05" calcext:value-type="float">
            <text:p>107.05</text:p>
          </table:table-cell>
          <table:table-cell office:value-type="float" office:value="14382.8" calcext:value-type="float">
            <text:p>14382.8</text:p>
          </table:table-cell>
          <table:table-cell office:value-type="float" office:value="0.0000823297" calcext:value-type="float">
            <text:p>8.23297E-05</text:p>
          </table:table-cell>
          <table:table-cell office:value-type="float" office:value="0.00000203963" calcext:value-type="float">
            <text:p>2.03963E-06</text:p>
          </table:table-cell>
          <table:table-cell office:value-type="float" office:value="0.0000823121" calcext:value-type="float">
            <text:p>8.23121E-05</text:p>
          </table:table-cell>
          <table:table-cell office:value-type="float" office:value="17373.1" calcext:value-type="float">
            <text:p>17373.1</text:p>
          </table:table-cell>
          <table:table-cell office:value-type="float" office:value="473.364" calcext:value-type="float">
            <text:p>473.364</text:p>
          </table:table-cell>
          <table:table-cell office:value-type="float" office:value="17369" calcext:value-type="float">
            <text:p>17369</text:p>
          </table:table-cell>
          <table:table-cell office:value-type="float" office:value="0.954801" calcext:value-type="float">
            <text:p>0.954801</text:p>
          </table:table-cell>
          <table:table-cell office:value-type="float" office:value="0.00827991" calcext:value-type="float">
            <text:p>0.00827991</text:p>
          </table:table-cell>
          <table:table-cell office:value-type="float" office:value="0.954801" calcext:value-type="float">
            <text:p>0.954801</text:p>
          </table:table-cell>
          <table:table-cell office:value-type="float" office:value="1477.08" calcext:value-type="float">
            <text:p>1477.08</text:p>
          </table:table-cell>
          <table:table-cell office:value-type="float" office:value="12.809" calcext:value-type="float">
            <text:p>12.809</text:p>
          </table:table-cell>
          <table:table-cell office:value-type="float" office:value="19202" calcext:value-type="float">
            <text:p>19202</text:p>
          </table:table-cell>
          <table:table-cell office:value-type="float" office:value="248.674" calcext:value-type="float">
            <text:p>248.674</text:p>
          </table:table-cell>
          <table:table-cell office:value-type="float" office:value="1.32845" calcext:value-type="float">
            <text:p>1.32845</text:p>
          </table:table-cell>
          <table:table-cell office:value-type="float" office:value="248.675" calcext:value-type="float">
            <text:p>248.675</text:p>
          </table:table-cell>
          <table:table-cell office:value-type="float" office:value="0.0518775" calcext:value-type="float">
            <text:p>0.0518775</text:p>
          </table:table-cell>
          <table:table-cell office:value-type="float" office:value="0.0112483" calcext:value-type="float">
            <text:p>0.0112483</text:p>
          </table:table-cell>
          <table:table-cell office:value-type="float" office:value="0.051868" calcext:value-type="float">
            <text:p>0.051868</text:p>
          </table:table-cell>
          <table:table-cell office:value-type="float" office:value="5.71122" calcext:value-type="float">
            <text:p>5.71122</text:p>
          </table:table-cell>
          <table:table-cell office:value-type="float" office:value="0.0395347" calcext:value-type="float">
            <text:p>0.0395347</text:p>
          </table:table-cell>
          <table:table-cell office:value-type="float" office:value="5.71678" calcext:value-type="float">
            <text:p>5.71678</text:p>
          </table:table-cell>
          <table:table-cell office:value-type="float" office:value="0.805958" calcext:value-type="float">
            <text:p>0.805958</text:p>
          </table:table-cell>
          <table:table-cell office:value-type="float" office:value="17.1975" calcext:value-type="float">
            <text:p>17.1975</text:p>
          </table:table-cell>
          <table:table-cell office:value-type="float" office:value="0.0000793151" calcext:value-type="float">
            <text:p>7.93151E-05</text:p>
          </table:table-cell>
          <table:table-cell office:value-type="float" office:value="14057.9" calcext:value-type="float">
            <text:p>14057.9</text:p>
          </table:table-cell>
          <table:table-cell office:value-type="float" office:value="0.0000662339" calcext:value-type="float">
            <text:p>6.62339E-05</text:p>
          </table:table-cell>
          <table:table-cell office:value-type="float" office:value="11012.1" calcext:value-type="float">
            <text:p>11012.1</text:p>
          </table:table-cell>
          <table:table-cell office:value-type="float" office:value="0.00106795" calcext:value-type="float">
            <text:p>0.00106795</text:p>
          </table:table-cell>
          <table:table-cell office:value-type="float" office:value="280852" calcext:value-type="float">
            <text:p>280852</text:p>
          </table:table-cell>
          <table:table-cell office:value-type="float" office:value="18.1897" calcext:value-type="float">
            <text:p>18.1897</text:p>
          </table:table-cell>
          <table:table-cell office:value-type="float" office:value="0.020301" calcext:value-type="float">
            <text:p>0.020301</text:p>
          </table:table-cell>
          <table:table-cell office:value-type="float" office:value="543.058" calcext:value-type="float">
            <text:p>543.058</text:p>
          </table:table-cell>
          <table:table-cell office:value-type="float" office:value="0.606092" calcext:value-type="float">
            <text:p>0.606092</text:p>
          </table:table-cell>
          <table:table-cell office:value-type="float" office:value="0.579186" calcext:value-type="float">
            <text:p>0.579186</text:p>
          </table:table-cell>
          <table:table-cell office:value-type="float" office:value="117.238" calcext:value-type="float">
            <text:p>117.238</text:p>
          </table:table-cell>
          <table:table-cell office:value-type="float" office:value="313.235" calcext:value-type="float">
            <text:p>313.235</text:p>
          </table:table-cell>
          <table:table-cell office:value-type="float" office:value="1.72656" calcext:value-type="float">
            <text:p>1.72656</text:p>
          </table:table-cell>
          <table:table-cell office:value-type="float" office:value="14.2165" calcext:value-type="float">
            <text:p>14.2165</text:p>
          </table:table-cell>
          <table:table-cell office:value-type="float" office:value="6.83396" calcext:value-type="float">
            <text:p>6.83396</text:p>
          </table:table-cell>
          <table:table-cell office:value-type="float" office:value="0.919705" calcext:value-type="float">
            <text:p>0.919705</text:p>
          </table:table-cell>
          <table:table-cell office:value-type="float" office:value="1.34598" calcext:value-type="float">
            <text:p>1.34598</text:p>
          </table:table-cell>
          <table:table-cell office:value-type="float" office:value="0.0000793151" calcext:value-type="float">
            <text:p>7.93151E-05</text:p>
          </table:table-cell>
          <table:table-cell office:value-type="float" office:value="14057.9" calcext:value-type="float">
            <text:p>14057.9</text:p>
          </table:table-cell>
          <table:table-cell office:value-type="float" office:value="0.0000737233" calcext:value-type="float">
            <text:p>7.37233E-05</text:p>
          </table:table-cell>
          <table:table-cell office:value-type="float" office:value="12828.5" calcext:value-type="float">
            <text:p>12828.5</text:p>
          </table:table-cell>
          <table:table-cell office:value-type="float" office:value="0.00010355" calcext:value-type="float">
            <text:p>0.00010355</text:p>
          </table:table-cell>
          <table:table-cell office:value-type="float" office:value="19335.5" calcext:value-type="float">
            <text:p>19335.5</text:p>
          </table:table-cell>
          <table:table-cell office:value-type="float" office:value="18.1897" calcext:value-type="float">
            <text:p>18.1897</text:p>
          </table:table-cell>
          <table:table-cell office:value-type="float" office:value="0.020301" calcext:value-type="float">
            <text:p>0.020301</text:p>
          </table:table-cell>
          <table:table-cell office:value-type="float" office:value="725.141" calcext:value-type="float">
            <text:p>725.141</text:p>
          </table:table-cell>
          <table:table-cell office:value-type="float" office:value="0.809309" calcext:value-type="float">
            <text:p>0.809309</text:p>
          </table:table-cell>
          <table:table-cell office:value-type="float" office:value="0.579186" calcext:value-type="float">
            <text:p>0.579186</text:p>
          </table:table-cell>
          <table:table-cell office:value-type="float" office:value="117.238" calcext:value-type="float">
            <text:p>117.238</text:p>
          </table:table-cell>
          <table:table-cell office:value-type="float" office:value="313.235" calcext:value-type="float">
            <text:p>313.235</text:p>
          </table:table-cell>
          <table:table-cell office:value-type="float" office:value="1.11161" calcext:value-type="float">
            <text:p>1.11161</text:p>
          </table:table-cell>
          <table:table-cell office:value-type="float" office:value="0.110312" calcext:value-type="float">
            <text:p>0.110312</text:p>
          </table:table-cell>
          <table:table-cell table:number-columns-repeated="2" office:value-type="float" office:value="6.28744" calcext:value-type="float">
            <text:p>6.28744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828125" calcext:value-type="float">
            <text:p>0.828125</text:p>
          </table:table-cell>
          <table:table-cell office:value-type="float" office:value="0.625" calcext:value-type="float">
            <text:p>0.625</text:p>
          </table:table-cell>
          <table:table-cell office:value-type="float" office:value="251.525" calcext:value-type="float">
            <text:p>251.525</text:p>
          </table:table-cell>
          <table:table-cell office:value-type="float" office:value="-1024" calcext:value-type="float">
            <text:p>-1024</text:p>
          </table:table-cell>
          <table:table-cell office:value-type="float" office:value="3152" calcext:value-type="float">
            <text:p>3152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828125" calcext:value-type="float">
            <text:p>0.828125</text:p>
          </table:table-cell>
          <table:table-cell office:value-type="float" office:value="0.625" calcext:value-type="float">
            <text:p>0.625</text:p>
          </table:table-cell>
          <table:table-cell office:value-type="float" office:value="1547" calcext:value-type="float">
            <text:p>1547</text:p>
          </table:table-cell>
          <table:table-cell office:value-type="float" office:value="949.321" calcext:value-type="float">
            <text:p>949.321</text:p>
          </table:table-cell>
          <table:table-cell office:value-type="float" office:value="0" calcext:value-type="float">
            <text:p>0</text:p>
          </table:table-cell>
          <table:table-cell office:value-type="float" office:value="1390" calcext:value-type="float">
            <text:p>1390</text:p>
          </table:table-cell>
          <table:table-cell office:value-type="float" office:value="0.00450467" calcext:value-type="float">
            <text:p>0.00450467</text:p>
          </table:table-cell>
          <table:table-cell office:value-type="float" office:value="0.581928" calcext:value-type="float">
            <text:p>0.581928</text:p>
          </table:table-cell>
          <table:table-cell office:value-type="float" office:value="0.0189774" calcext:value-type="float">
            <text:p>0.0189774</text:p>
          </table:table-cell>
          <table:table-cell office:value-type="float" office:value="18128.8" calcext:value-type="float">
            <text:p>18128.8</text:p>
          </table:table-cell>
          <table:table-cell office:value-type="float" office:value="13.4307" calcext:value-type="float">
            <text:p>13.43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9T16:11:20.570000000</meta:creation-date>
    <dc:date>2020-08-29T18:00:02.026000000</dc:date>
    <meta:editing-duration>PT1H7M49S</meta:editing-duration>
    <meta:editing-cycles>3</meta:editing-cycles>
    <meta:generator>LibreOffice/7.0.0.3$Windows_X86_64 LibreOffice_project/8061b3e9204bef6b321a21033174034a5e2ea88e</meta:generator>
    <meta:document-statistic meta:table-count="1" meta:cell-count="2420" meta:object-count="0"/>
  </office:meta>
</office:document-meta>
</file>